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tru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1" style:family="table-row">
      <style:table-row-properties fo:keep-together="auto"/>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auto" fo:break-after="auto"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51" style:family="table">
      <style:table-properties style:width="16.002cm" fo:break-before="auto" fo:break-after="auto" table:align="margins"/>
    </style:style>
    <style:style style:name="Table51.A" style:family="table-column">
      <style:table-column-properties style:column-width="2.487cm" style:rel-column-width="10185*"/>
    </style:style>
    <style:style style:name="Table51.B" style:family="table-column">
      <style:table-column-properties style:column-width="13.515cm" style:rel-column-width="55350*"/>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6.002cm" fo:break-before="auto" fo:break-after="auto" table:align="margins"/>
    </style:style>
    <style:style style:name="Table52.A" style:family="table-column">
      <style:table-column-properties style:column-width="2.152cm" style:rel-column-width="8813*"/>
    </style:style>
    <style:style style:name="Table52.B" style:family="table-column">
      <style:table-column-properties style:column-width="4.436cm" style:rel-column-width="18168*"/>
    </style:style>
    <style:style style:name="Table52.C" style:family="table-column">
      <style:table-column-properties style:column-width="9.414cm" style:rel-column-width="38554*"/>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text-properties fo:language="en" fo:country="GB"/>
    </style:style>
    <style:style style:name="P4" style:family="paragraph" style:parent-style-name="Text_20_body">
      <style:text-properties style:use-window-font-color="true" style:font-name="Times" fo:font-size="11pt" fo:language="en" fo:country="GB" fo:font-weight="normal" officeooo:rsid="01c7b434" officeooo:paragraph-rsid="01c7b434"/>
    </style:style>
    <style:style style:name="P5" style:family="paragraph" style:parent-style-name="Text_20_body">
      <style:text-properties fo:language="en" fo:country="GB"/>
    </style:style>
    <style:style style:name="P6" style:family="paragraph" style:parent-style-name="Text_20_body">
      <style:text-properties fo:language="en" fo:country="GB" fo:background-color="#ffff00"/>
    </style:style>
    <style:style style:name="P7" style:family="paragraph" style:parent-style-name="Text_20_body">
      <style:text-properties fo:language="en" fo:country="GB" officeooo:rsid="0049fc4d" officeooo:paragraph-rsid="004d6e7c" fo:background-color="#ffff00"/>
    </style:style>
    <style:style style:name="P8" style:family="paragraph" style:parent-style-name="Text_20_body">
      <style:text-properties fo:language="en" fo:country="GB" officeooo:paragraph-rsid="01425eea" fo:background-color="#ffff00"/>
    </style:style>
    <style:style style:name="P9" style:family="paragraph" style:parent-style-name="Text_20_body">
      <style:text-properties fo:language="en" fo:country="GB" officeooo:paragraph-rsid="013f987a" fo:background-color="#ffff00"/>
    </style:style>
    <style:style style:name="P10" style:family="paragraph" style:parent-style-name="Text_20_body">
      <style:text-properties fo:language="en" fo:country="GB" officeooo:paragraph-rsid="01428650"/>
    </style:style>
    <style:style style:name="P11" style:family="paragraph" style:parent-style-name="Text_20_body">
      <style:text-properties fo:language="en" fo:country="GB" officeooo:rsid="004d6e7c" officeooo:paragraph-rsid="004d6e7c"/>
    </style:style>
    <style:style style:name="P12" style:family="paragraph" style:parent-style-name="Text_20_body">
      <style:text-properties fo:language="en" fo:country="GB" officeooo:rsid="01270ac2" officeooo:paragraph-rsid="01270ac2"/>
    </style:style>
    <style:style style:name="P13" style:family="paragraph" style:parent-style-name="Text_20_body">
      <style:text-properties fo:language="en" fo:country="GB" officeooo:paragraph-rsid="01573112"/>
    </style:style>
    <style:style style:name="P14" style:family="paragraph" style:parent-style-name="Text_20_body">
      <style:text-properties fo:language="en" fo:country="GB" officeooo:paragraph-rsid="01b88124"/>
    </style:style>
    <style:style style:name="P15" style:family="paragraph" style:parent-style-name="Text_20_body">
      <style:text-properties fo:language="en" fo:country="GB" officeooo:paragraph-rsid="01c12e68"/>
    </style:style>
    <style:style style:name="P16" style:family="paragraph" style:parent-style-name="Text_20_body">
      <style:text-properties officeooo:paragraph-rsid="00a0bfd6"/>
    </style:style>
    <style:style style:name="P17" style:family="paragraph" style:parent-style-name="Text_20_body">
      <style:text-properties officeooo:paragraph-rsid="00afb31c"/>
    </style:style>
    <style:style style:name="P18" style:family="paragraph" style:parent-style-name="Text_20_body">
      <style:text-properties officeooo:rsid="01573112" officeooo:paragraph-rsid="01573112"/>
    </style:style>
    <style:style style:name="P19" style:family="paragraph" style:parent-style-name="Text_20_body">
      <style:text-properties officeooo:rsid="01573112" officeooo:paragraph-rsid="01b88124"/>
    </style:style>
    <style:style style:name="P20" style:family="paragraph" style:parent-style-name="Text_20_body">
      <style:text-properties officeooo:rsid="01573112" officeooo:paragraph-rsid="01c12e68"/>
    </style:style>
    <style:style style:name="P21" style:family="paragraph" style:parent-style-name="Table_20_Contents">
      <style:text-properties fo:language="en" fo:country="GB"/>
    </style:style>
    <style:style style:name="P22" style:family="paragraph" style:parent-style-name="Table_20_Contents">
      <style:text-properties fo:language="en" fo:country="GB" officeooo:rsid="006d20e0" officeooo:paragraph-rsid="006d20e0"/>
    </style:style>
    <style:style style:name="P23" style:family="paragraph" style:parent-style-name="Table_20_Contents">
      <style:text-properties fo:language="en" fo:country="GB" officeooo:rsid="018067d0" officeooo:paragraph-rsid="018067d0"/>
    </style:style>
    <style:style style:name="P24" style:family="paragraph" style:parent-style-name="Table_20_Contents">
      <style:paragraph-properties fo:text-align="center" style:justify-single-word="false"/>
      <style:text-properties fo:language="en" fo:country="GB" officeooo:rsid="018067d0" officeooo:paragraph-rsid="018067d0"/>
    </style:style>
    <style:style style:name="P25" style:family="paragraph" style:parent-style-name="Table_20_Contents">
      <style:text-properties fo:language="en" fo:country="GB" fo:background-color="transparent"/>
    </style:style>
    <style:style style:name="P26" style:family="paragraph" style:parent-style-name="Table_20_Contents">
      <style:text-properties fo:language="en" fo:country="GB" officeooo:rsid="003aff46" officeooo:paragraph-rsid="003aff46" fo:background-color="transparent"/>
    </style:style>
    <style:style style:name="P27" style:family="paragraph" style:parent-style-name="Table_20_Contents">
      <style:text-properties fo:language="en" fo:country="GB" officeooo:rsid="003aff46" officeooo:paragraph-rsid="0105858e" fo:background-color="transparent"/>
    </style:style>
    <style:style style:name="P28" style:family="paragraph" style:parent-style-name="Table_20_Contents">
      <style:text-properties fo:language="en" fo:country="GB" officeooo:paragraph-rsid="011681e9" fo:background-color="transparent"/>
    </style:style>
    <style:style style:name="P29" style:family="paragraph" style:parent-style-name="Table_20_Contents">
      <style:text-properties fo:language="en" fo:country="GB" fo:background-color="#ffff00"/>
    </style:style>
    <style:style style:name="P30" style:family="paragraph" style:parent-style-name="Table_20_Contents">
      <style:text-properties fo:language="en" fo:country="GB" officeooo:paragraph-rsid="01a4e854"/>
    </style:style>
    <style:style style:name="P31" style:family="paragraph" style:parent-style-name="Table_20_Contents">
      <style:paragraph-properties fo:text-align="start" style:justify-single-word="false"/>
      <style:text-properties fo:language="en" fo:country="GB" officeooo:rsid="004ee8af" officeooo:paragraph-rsid="004ee8af"/>
    </style:style>
    <style:style style:name="P32" style:family="paragraph" style:parent-style-name="Table_20_Contents">
      <style:text-properties fo:language="en" fo:country="GB" fo:font-weight="bold" style:font-weight-asian="bold" style:font-weight-complex="bold"/>
    </style:style>
    <style:style style:name="P33" style:family="paragraph" style:parent-style-name="Table_20_Contents">
      <style:text-properties fo:language="en" fo:country="GB" fo:font-weight="bold" officeooo:paragraph-rsid="003aff46" style:font-weight-asian="bold" style:font-weight-complex="bold"/>
    </style:style>
    <style:style style:name="P34" style:family="paragraph" style:parent-style-name="Table_20_Contents">
      <style:text-properties fo:language="en" fo:country="GB" fo:font-weight="bold" officeooo:paragraph-rsid="0031b447" style:font-weight-asian="bold" style:font-weight-complex="bold"/>
    </style:style>
    <style:style style:name="P35" style:family="paragraph" style:parent-style-name="Table_20_Contents">
      <style:text-properties fo:language="en" fo:country="GB" fo:font-weight="bold" officeooo:paragraph-rsid="00ab520d" style:font-weight-asian="bold" style:font-weight-complex="bold"/>
    </style:style>
    <style:style style:name="P36" style:family="paragraph" style:parent-style-name="Table_20_Contents">
      <style:text-properties fo:language="en" fo:country="GB" fo:font-weight="bold" officeooo:paragraph-rsid="0105858e" style:font-weight-asian="bold" style:font-weight-complex="bold"/>
    </style:style>
    <style:style style:name="P37" style:family="paragraph" style:parent-style-name="Table_20_Contents">
      <style:text-properties fo:language="en" fo:country="GB" fo:font-weight="bold" officeooo:paragraph-rsid="015f9881" style:font-weight-asian="bold" style:font-weight-complex="bold"/>
    </style:style>
    <style:style style:name="P38" style:family="paragraph" style:parent-style-name="Table_20_Contents">
      <style:text-properties fo:language="en" fo:country="GB" fo:font-weight="bold" officeooo:paragraph-rsid="01913705" style:font-weight-asian="bold" style:font-weight-complex="bold"/>
    </style:style>
    <style:style style:name="P39" style:family="paragraph" style:parent-style-name="Table_20_Contents">
      <style:paragraph-properties fo:text-align="justify" style:justify-single-word="false"/>
      <style:text-properties fo:language="en" fo:country="GB"/>
    </style:style>
    <style:style style:name="P40" style:family="paragraph" style:parent-style-name="Table_20_Contents">
      <style:paragraph-properties fo:text-align="justify" style:justify-single-word="false"/>
      <style:text-properties fo:language="en" fo:country="GB" officeooo:paragraph-rsid="0040218b"/>
    </style:style>
    <style:style style:name="P41" style:family="paragraph" style:parent-style-name="Table_20_Contents">
      <style:paragraph-properties fo:text-align="center" style:justify-single-word="false"/>
      <style:text-properties fo:language="en" fo:country="GB"/>
    </style:style>
    <style:style style:name="P42" style:family="paragraph" style:parent-style-name="Table_20_Contents">
      <style:text-properties fo:language="en" fo:country="GB" officeooo:paragraph-rsid="003aff46"/>
    </style:style>
    <style:style style:name="P43" style:family="paragraph" style:parent-style-name="Table_20_Contents">
      <style:text-properties fo:language="en" fo:country="GB" officeooo:rsid="003aff46" officeooo:paragraph-rsid="003aff46"/>
    </style:style>
    <style:style style:name="P44" style:family="paragraph" style:parent-style-name="Table_20_Contents">
      <style:text-properties fo:language="en" fo:country="GB" officeooo:rsid="003aff46" officeooo:paragraph-rsid="0105858e"/>
    </style:style>
    <style:style style:name="P45" style:family="paragraph" style:parent-style-name="Table_20_Contents">
      <style:text-properties fo:language="en" fo:country="GB" officeooo:rsid="003ba914" officeooo:paragraph-rsid="003ba914"/>
    </style:style>
    <style:style style:name="P46" style:family="paragraph" style:parent-style-name="Table_20_Contents">
      <style:text-properties fo:language="en" fo:country="GB" officeooo:paragraph-rsid="0031b447"/>
    </style:style>
    <style:style style:name="P47" style:family="paragraph" style:parent-style-name="Table_20_Contents">
      <style:text-properties fo:language="en" fo:country="GB" officeooo:rsid="0031b447" officeooo:paragraph-rsid="0031b447"/>
    </style:style>
    <style:style style:name="P48" style:family="paragraph" style:parent-style-name="Table_20_Contents">
      <style:paragraph-properties fo:text-align="justify" style:justify-single-word="false"/>
      <style:text-properties fo:language="en" fo:country="GB" officeooo:rsid="0031b447" officeooo:paragraph-rsid="0031b447"/>
    </style:style>
    <style:style style:name="P49" style:family="paragraph" style:parent-style-name="Table_20_Contents">
      <style:paragraph-properties fo:text-align="justify" style:justify-single-word="false"/>
      <style:text-properties fo:language="en" fo:country="GB" officeooo:rsid="00427ccf" officeooo:paragraph-rsid="00427ccf"/>
    </style:style>
    <style:style style:name="P50" style:family="paragraph" style:parent-style-name="Table_20_Contents">
      <style:paragraph-properties fo:text-align="justify" style:justify-single-word="false"/>
      <style:text-properties fo:language="en" fo:country="GB" officeooo:rsid="0041ed58" officeooo:paragraph-rsid="0041ed58"/>
    </style:style>
    <style:style style:name="P51" style:family="paragraph" style:parent-style-name="Table_20_Contents">
      <style:text-properties fo:language="en" fo:country="GB" officeooo:rsid="00345a06" officeooo:paragraph-rsid="00345a06"/>
    </style:style>
    <style:style style:name="P52" style:family="paragraph" style:parent-style-name="Table_20_Contents">
      <style:text-properties fo:language="en" fo:country="GB" officeooo:rsid="00361a86" officeooo:paragraph-rsid="00361a86"/>
    </style:style>
    <style:style style:name="P53" style:family="paragraph" style:parent-style-name="Table_20_Contents">
      <style:text-properties fo:language="en" fo:country="GB" officeooo:rsid="0037796f" officeooo:paragraph-rsid="0037796f"/>
    </style:style>
    <style:style style:name="P54" style:family="paragraph" style:parent-style-name="Table_20_Contents">
      <style:text-properties fo:language="en" fo:country="GB" officeooo:rsid="0038c3b9" officeooo:paragraph-rsid="0038c3b9"/>
    </style:style>
    <style:style style:name="P55" style:family="paragraph" style:parent-style-name="Table_20_Contents">
      <style:paragraph-properties fo:text-align="center" style:justify-single-word="false"/>
      <style:text-properties fo:language="en" fo:country="GB" officeooo:rsid="0078aa09" officeooo:paragraph-rsid="0078aa09"/>
    </style:style>
    <style:style style:name="P56" style:family="paragraph" style:parent-style-name="Table_20_Contents">
      <style:text-properties fo:language="en" fo:country="GB" officeooo:rsid="0078aa09" officeooo:paragraph-rsid="0078aa09"/>
    </style:style>
    <style:style style:name="P57" style:family="paragraph" style:parent-style-name="Table_20_Contents">
      <style:text-properties fo:language="en" fo:country="GB" officeooo:rsid="007a6d7d" officeooo:paragraph-rsid="007a6d7d"/>
    </style:style>
    <style:style style:name="P58" style:family="paragraph" style:parent-style-name="Table_20_Contents">
      <style:text-properties fo:language="en" fo:country="GB" officeooo:rsid="007ab34a" officeooo:paragraph-rsid="007ab34a"/>
    </style:style>
    <style:style style:name="P59" style:family="paragraph" style:parent-style-name="Table_20_Contents">
      <style:text-properties fo:language="en" fo:country="GB" officeooo:rsid="00a700aa" officeooo:paragraph-rsid="00a700aa"/>
    </style:style>
    <style:style style:name="P60" style:family="paragraph" style:parent-style-name="Table_20_Contents">
      <style:text-properties fo:language="en" fo:country="GB" officeooo:paragraph-rsid="00ab520d"/>
    </style:style>
    <style:style style:name="P61" style:family="paragraph" style:parent-style-name="Table_20_Contents">
      <style:text-properties fo:language="en" fo:country="GB" officeooo:rsid="00ab520d" officeooo:paragraph-rsid="00ab520d"/>
    </style:style>
    <style:style style:name="P62" style:family="paragraph" style:parent-style-name="Table_20_Contents">
      <style:text-properties fo:language="en" fo:country="GB" officeooo:rsid="00e7b4ad"/>
    </style:style>
    <style:style style:name="P63" style:family="paragraph" style:parent-style-name="Table_20_Contents">
      <style:paragraph-properties fo:text-align="justify" style:justify-single-word="false"/>
      <style:text-properties fo:language="en" fo:country="GB" officeooo:rsid="003eeac2"/>
    </style:style>
    <style:style style:name="P64" style:family="paragraph" style:parent-style-name="Table_20_Contents">
      <style:text-properties fo:language="en" fo:country="GB" officeooo:rsid="00efa126" officeooo:paragraph-rsid="00efa126"/>
    </style:style>
    <style:style style:name="P65" style:family="paragraph" style:parent-style-name="Table_20_Contents">
      <style:paragraph-properties fo:text-align="start" style:justify-single-word="false"/>
      <style:text-properties fo:language="en" fo:country="GB"/>
    </style:style>
    <style:style style:name="P66" style:family="paragraph" style:parent-style-name="Table_20_Contents">
      <style:text-properties fo:language="en" fo:country="GB" officeooo:rsid="0103c6ed" officeooo:paragraph-rsid="0103c6ed"/>
    </style:style>
    <style:style style:name="P67" style:family="paragraph" style:parent-style-name="Table_20_Contents">
      <style:text-properties fo:language="en" fo:country="GB" officeooo:paragraph-rsid="0105858e"/>
    </style:style>
    <style:style style:name="P68" style:family="paragraph" style:parent-style-name="Table_20_Contents">
      <style:paragraph-properties fo:text-align="center" style:justify-single-word="false"/>
      <style:text-properties fo:language="en" fo:country="GB" officeooo:rsid="010a7823" officeooo:paragraph-rsid="010a7823"/>
    </style:style>
    <style:style style:name="P69" style:family="paragraph" style:parent-style-name="Table_20_Contents">
      <style:text-properties fo:language="en" fo:country="GB" officeooo:rsid="010a7823" officeooo:paragraph-rsid="010a7823"/>
    </style:style>
    <style:style style:name="P70" style:family="paragraph" style:parent-style-name="Table_20_Contents">
      <style:text-properties fo:language="en" fo:country="GB" officeooo:rsid="010c0829" officeooo:paragraph-rsid="010c0829"/>
    </style:style>
    <style:style style:name="P71" style:family="paragraph" style:parent-style-name="Table_20_Contents">
      <style:text-properties fo:language="en" fo:country="GB" officeooo:rsid="0112a695" officeooo:paragraph-rsid="0112a695"/>
    </style:style>
    <style:style style:name="P72" style:family="paragraph" style:parent-style-name="Table_20_Contents">
      <style:text-properties fo:language="en" fo:country="GB" officeooo:rsid="0112a695" officeooo:paragraph-rsid="01064b38"/>
    </style:style>
    <style:style style:name="P73" style:family="paragraph" style:parent-style-name="Table_20_Contents">
      <style:paragraph-properties fo:text-align="start" style:justify-single-word="false"/>
      <style:text-properties fo:language="en" fo:country="GB" officeooo:rsid="00507b91" officeooo:paragraph-rsid="00507b91"/>
    </style:style>
    <style:style style:name="P74" style:family="paragraph" style:parent-style-name="Table_20_Contents">
      <style:text-properties fo:language="en" fo:country="GB" officeooo:rsid="0105858e" officeooo:paragraph-rsid="0105858e"/>
    </style:style>
    <style:style style:name="P75" style:family="paragraph" style:parent-style-name="Table_20_Contents">
      <style:text-properties fo:language="en" fo:country="GB" officeooo:rsid="00850ae8"/>
    </style:style>
    <style:style style:name="P76" style:family="paragraph" style:parent-style-name="Table_20_Contents">
      <style:paragraph-properties fo:text-align="center" style:justify-single-word="false"/>
      <style:text-properties fo:language="en" fo:country="GB" officeooo:rsid="014ac2be" officeooo:paragraph-rsid="014ac2be"/>
    </style:style>
    <style:style style:name="P77" style:family="paragraph" style:parent-style-name="Table_20_Contents">
      <style:text-properties fo:language="en" fo:country="GB" officeooo:rsid="014ac2be" officeooo:paragraph-rsid="014ac2be"/>
    </style:style>
    <style:style style:name="P78" style:family="paragraph" style:parent-style-name="Table_20_Contents">
      <style:text-properties fo:language="en" fo:country="GB" officeooo:paragraph-rsid="015f9881"/>
    </style:style>
    <style:style style:name="P79" style:family="paragraph" style:parent-style-name="Table_20_Contents">
      <style:text-properties fo:language="en" fo:country="GB" officeooo:rsid="0161a412" officeooo:paragraph-rsid="0161a412"/>
    </style:style>
    <style:style style:name="P80" style:family="paragraph" style:parent-style-name="Table_20_Contents">
      <style:text-properties fo:language="en" fo:country="GB" officeooo:rsid="0161a412" officeooo:paragraph-rsid="01913705"/>
    </style:style>
    <style:style style:name="P81" style:family="paragraph" style:parent-style-name="Table_20_Contents">
      <style:text-properties fo:language="en" fo:country="GB" officeooo:rsid="0162f265" officeooo:paragraph-rsid="0162f265"/>
    </style:style>
    <style:style style:name="P82" style:family="paragraph" style:parent-style-name="Table_20_Contents">
      <style:text-properties fo:language="en" fo:country="GB" officeooo:rsid="0162f265" officeooo:paragraph-rsid="01913705"/>
    </style:style>
    <style:style style:name="P83" style:family="paragraph" style:parent-style-name="Table_20_Contents">
      <style:text-properties fo:language="en" fo:country="GB" officeooo:rsid="0162f72d" officeooo:paragraph-rsid="0162f72d"/>
    </style:style>
    <style:style style:name="P84" style:family="paragraph" style:parent-style-name="Table_20_Contents">
      <style:text-properties fo:language="en" fo:country="GB" officeooo:rsid="0162f72d" officeooo:paragraph-rsid="01913705"/>
    </style:style>
    <style:style style:name="P85" style:family="paragraph" style:parent-style-name="Table_20_Contents">
      <style:text-properties fo:language="en" fo:country="GB" officeooo:rsid="0163a2a4" officeooo:paragraph-rsid="0163a2a4"/>
    </style:style>
    <style:style style:name="P86" style:family="paragraph" style:parent-style-name="Table_20_Contents">
      <style:text-properties fo:language="en" fo:country="GB" officeooo:rsid="0163a2a4" officeooo:paragraph-rsid="01913705"/>
    </style:style>
    <style:style style:name="P87" style:family="paragraph" style:parent-style-name="Table_20_Contents">
      <style:text-properties fo:language="en" fo:country="GB" officeooo:rsid="0163fdf3" officeooo:paragraph-rsid="0163fdf3"/>
    </style:style>
    <style:style style:name="P88" style:family="paragraph" style:parent-style-name="Table_20_Contents">
      <style:text-properties fo:language="en" fo:country="GB" officeooo:rsid="0163fdf3" officeooo:paragraph-rsid="01913705"/>
    </style:style>
    <style:style style:name="P89" style:family="paragraph" style:parent-style-name="Table_20_Contents">
      <style:text-properties fo:language="en" fo:country="GB" officeooo:rsid="014c6b79" officeooo:paragraph-rsid="014c6b79"/>
    </style:style>
    <style:style style:name="P90" style:family="paragraph" style:parent-style-name="Table_20_Contents">
      <style:text-properties fo:language="en" fo:country="GB" officeooo:rsid="0179ba1c" officeooo:paragraph-rsid="0179ba1c"/>
    </style:style>
    <style:style style:name="P91" style:family="paragraph" style:parent-style-name="Table_20_Contents">
      <style:text-properties fo:language="en" fo:country="GB" officeooo:paragraph-rsid="013c51a1"/>
    </style:style>
    <style:style style:name="P92" style:family="paragraph" style:parent-style-name="Table_20_Contents">
      <style:text-properties fo:language="en" fo:country="GB" officeooo:paragraph-rsid="0188c1c3"/>
    </style:style>
    <style:style style:name="P93" style:family="paragraph" style:parent-style-name="Table_20_Contents">
      <style:text-properties fo:language="en" fo:country="GB" officeooo:paragraph-rsid="01913705"/>
    </style:style>
    <style:style style:name="P94" style:family="paragraph" style:parent-style-name="Table_20_Contents">
      <style:text-properties fo:language="en" fo:country="GB" officeooo:rsid="01a53be2" officeooo:paragraph-rsid="01a53be2"/>
    </style:style>
    <style:style style:name="P95" style:family="paragraph" style:parent-style-name="Table_20_Contents">
      <style:paragraph-properties fo:text-align="center" style:justify-single-word="false"/>
      <style:text-properties fo:language="en" fo:country="GB" officeooo:rsid="01b171f3" officeooo:paragraph-rsid="01b171f3"/>
    </style:style>
    <style:style style:name="P96" style:family="paragraph" style:parent-style-name="Table_20_Contents">
      <style:text-properties fo:language="en" fo:country="GB" officeooo:rsid="01b171f3" officeooo:paragraph-rsid="01b171f3"/>
    </style:style>
    <style:style style:name="P97" style:family="paragraph" style:parent-style-name="Table_20_Contents">
      <style:text-properties fo:language="en" fo:country="GB" officeooo:rsid="01c79440" officeooo:paragraph-rsid="01c79440"/>
    </style:style>
    <style:style style:name="P98" style:family="paragraph" style:parent-style-name="Table_20_Contents">
      <style:paragraph-properties fo:text-align="center" style:justify-single-word="false"/>
      <style:text-properties fo:language="en" fo:country="GB" officeooo:rsid="01cf6192" officeooo:paragraph-rsid="01cf6192"/>
    </style:style>
    <style:style style:name="P99" style:family="paragraph" style:parent-style-name="Table_20_Contents">
      <style:text-properties fo:language="en" fo:country="GB" officeooo:rsid="01dc2514" officeooo:paragraph-rsid="01dc2514"/>
    </style:style>
    <style:style style:name="P100" style:family="paragraph" style:parent-style-name="Table_20_Contents">
      <style:text-properties fo:language="en" fo:country="GB" officeooo:rsid="01dc58ea" officeooo:paragraph-rsid="01dc58ea"/>
    </style:style>
    <style:style style:name="P101" style:family="paragraph" style:parent-style-name="Table_20_Contents">
      <style:text-properties fo:language="en" fo:country="GB" officeooo:rsid="01de0128" officeooo:paragraph-rsid="01de0128"/>
    </style:style>
    <style:style style:name="P102" style:family="paragraph" style:parent-style-name="Table_20_Contents">
      <style:text-properties fo:language="en" fo:country="GB" officeooo:rsid="01e22844" officeooo:paragraph-rsid="01e22844"/>
    </style:style>
    <style:style style:name="P103" style:family="paragraph" style:parent-style-name="Table_20_Contents">
      <style:text-properties fo:language="en" fo:country="GB" officeooo:rsid="01e80e19" officeooo:paragraph-rsid="01e80e19"/>
    </style:style>
    <style:style style:name="P104" style:family="paragraph" style:parent-style-name="Table_20_Contents">
      <style:text-properties fo:language="en" fo:country="GB" officeooo:rsid="01d9c287"/>
    </style:style>
    <style:style style:name="P105" style:family="paragraph" style:parent-style-name="Table_20_Contents">
      <style:text-properties fo:language="en" fo:country="GB" officeooo:rsid="01f7636a" officeooo:paragraph-rsid="01f7636a"/>
    </style:style>
    <style:style style:name="P106" style:family="paragraph" style:parent-style-name="Table_20_Contents">
      <style:text-properties officeooo:rsid="01b2d61b" officeooo:paragraph-rsid="014887a8"/>
    </style:style>
    <style:style style:name="P107" style:family="paragraph" style:parent-style-name="Table_20_Contents">
      <style:text-properties officeooo:rsid="01b2d61b" officeooo:paragraph-rsid="01b2d61b"/>
    </style:style>
    <style:style style:name="P108"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109" style:family="paragraph" style:parent-style-name="Table_20_Contents">
      <style:paragraph-properties fo:text-align="justify" style:justify-single-word="false"/>
      <style:text-properties officeooo:paragraph-rsid="0040218b"/>
    </style:style>
    <style:style style:name="P110" style:family="paragraph" style:parent-style-name="Table_20_Contents">
      <style:text-properties officeooo:paragraph-rsid="00ab520d"/>
    </style:style>
    <style:style style:name="P111" style:family="paragraph" style:parent-style-name="Table_20_Contents">
      <style:text-properties officeooo:rsid="00a72204" officeooo:paragraph-rsid="00a72204"/>
    </style:style>
    <style:style style:name="P112" style:family="paragraph" style:parent-style-name="Table_20_Contents">
      <style:text-properties officeooo:rsid="00a72204" officeooo:paragraph-rsid="00afb31c"/>
    </style:style>
    <style:style style:name="P113" style:family="paragraph" style:parent-style-name="Table_20_Contents">
      <style:text-properties officeooo:rsid="00a8ad37" officeooo:paragraph-rsid="00a8ad37"/>
    </style:style>
    <style:style style:name="P114" style:family="paragraph" style:parent-style-name="Table_20_Contents">
      <style:text-properties officeooo:rsid="00a8ad37" officeooo:paragraph-rsid="00afb31c"/>
    </style:style>
    <style:style style:name="P115" style:family="paragraph" style:parent-style-name="Table_20_Contents">
      <style:text-properties officeooo:rsid="00afb31c" officeooo:paragraph-rsid="00afb31c"/>
    </style:style>
    <style:style style:name="P116" style:family="paragraph" style:parent-style-name="Table_20_Contents">
      <style:text-properties officeooo:rsid="00b17fb6" officeooo:paragraph-rsid="00b17fb6"/>
    </style:style>
    <style:style style:name="P117" style:family="paragraph" style:parent-style-name="Table_20_Contents">
      <style:text-properties officeooo:rsid="00fb8bc1" officeooo:paragraph-rsid="00fb8bc1"/>
    </style:style>
    <style:style style:name="P118" style:family="paragraph" style:parent-style-name="Table_20_Contents">
      <style:text-properties officeooo:rsid="0107be25" officeooo:paragraph-rsid="0107be25"/>
    </style:style>
    <style:style style:name="P119" style:family="paragraph" style:parent-style-name="Table_20_Contents">
      <style:text-properties officeooo:rsid="012a41fa" officeooo:paragraph-rsid="012a41fa"/>
    </style:style>
    <style:style style:name="P120" style:family="paragraph" style:parent-style-name="Table_20_Contents">
      <style:text-properties officeooo:rsid="012b1566" officeooo:paragraph-rsid="012b1566"/>
    </style:style>
    <style:style style:name="P121" style:family="paragraph" style:parent-style-name="Table_20_Contents">
      <style:text-properties officeooo:paragraph-rsid="012b1566"/>
    </style:style>
    <style:style style:name="P122" style:family="paragraph" style:parent-style-name="Table_20_Contents">
      <style:text-properties officeooo:rsid="012e3259" officeooo:paragraph-rsid="012e3259"/>
    </style:style>
    <style:style style:name="P123" style:family="paragraph" style:parent-style-name="Table_20_Contents">
      <style:text-properties officeooo:rsid="012e5d1e" officeooo:paragraph-rsid="012e5d1e"/>
    </style:style>
    <style:style style:name="P124" style:family="paragraph" style:parent-style-name="Table_20_Contents">
      <style:text-properties officeooo:rsid="012ef459" officeooo:paragraph-rsid="012ef459"/>
    </style:style>
    <style:style style:name="P125" style:family="paragraph" style:parent-style-name="Table_20_Contents">
      <style:text-properties officeooo:rsid="012f1ca0" officeooo:paragraph-rsid="012f1ca0"/>
    </style:style>
    <style:style style:name="P126" style:family="paragraph" style:parent-style-name="Table_20_Contents">
      <style:text-properties officeooo:rsid="012fd978" officeooo:paragraph-rsid="012fd978"/>
    </style:style>
    <style:style style:name="P127" style:family="paragraph" style:parent-style-name="Table_20_Contents">
      <style:text-properties officeooo:rsid="0131f172" officeooo:paragraph-rsid="0131f172"/>
    </style:style>
    <style:style style:name="P128" style:family="paragraph" style:parent-style-name="Table_20_Contents">
      <style:text-properties officeooo:rsid="01416c20" officeooo:paragraph-rsid="01416c20"/>
    </style:style>
    <style:style style:name="P129" style:family="paragraph" style:parent-style-name="Table_20_Contents">
      <style:text-properties officeooo:paragraph-rsid="01425eea"/>
    </style:style>
    <style:style style:name="P130" style:family="paragraph" style:parent-style-name="Table_20_Contents">
      <style:text-properties officeooo:rsid="0143940c" officeooo:paragraph-rsid="0143940c"/>
    </style:style>
    <style:style style:name="P131" style:family="paragraph" style:parent-style-name="Table_20_Contents">
      <style:text-properties officeooo:rsid="014539a0" officeooo:paragraph-rsid="014539a0"/>
    </style:style>
    <style:style style:name="P132" style:family="paragraph" style:parent-style-name="Table_20_Contents">
      <style:text-properties officeooo:rsid="0145508c" officeooo:paragraph-rsid="0145508c"/>
    </style:style>
    <style:style style:name="P133" style:family="paragraph" style:parent-style-name="Table_20_Contents">
      <style:text-properties officeooo:rsid="0146d774" officeooo:paragraph-rsid="0146d774"/>
    </style:style>
    <style:style style:name="P134" style:family="paragraph" style:parent-style-name="Table_20_Contents">
      <style:text-properties officeooo:rsid="0146d774" officeooo:paragraph-rsid="01d0fbff"/>
    </style:style>
    <style:style style:name="P135" style:family="paragraph" style:parent-style-name="Table_20_Contents">
      <style:text-properties officeooo:rsid="01573112" officeooo:paragraph-rsid="01573112"/>
    </style:style>
    <style:style style:name="P136" style:family="paragraph" style:parent-style-name="Table_20_Contents">
      <style:text-properties officeooo:rsid="0158950d" officeooo:paragraph-rsid="0158950d"/>
    </style:style>
    <style:style style:name="P137" style:family="paragraph" style:parent-style-name="Table_20_Contents">
      <style:text-properties officeooo:rsid="015a8e70" officeooo:paragraph-rsid="015a8e70"/>
    </style:style>
    <style:style style:name="P138" style:family="paragraph" style:parent-style-name="Table_20_Contents">
      <style:text-properties officeooo:rsid="015b85ed" officeooo:paragraph-rsid="015b85ed"/>
    </style:style>
    <style:style style:name="P139" style:family="paragraph" style:parent-style-name="Table_20_Contents">
      <style:text-properties officeooo:rsid="015da1b6" officeooo:paragraph-rsid="015da1b6"/>
    </style:style>
    <style:style style:name="P140" style:family="paragraph" style:parent-style-name="Table_20_Contents">
      <style:text-properties officeooo:paragraph-rsid="015da1b6"/>
    </style:style>
    <style:style style:name="P141" style:family="paragraph" style:parent-style-name="Table_20_Contents">
      <style:text-properties officeooo:rsid="017d0957" officeooo:paragraph-rsid="017d0957"/>
    </style:style>
    <style:style style:name="P142" style:family="paragraph" style:parent-style-name="Table_20_Contents">
      <style:text-properties officeooo:rsid="019c02f0" officeooo:paragraph-rsid="019c02f0"/>
    </style:style>
    <style:style style:name="P143" style:family="paragraph" style:parent-style-name="Table_20_Contents">
      <style:text-properties officeooo:rsid="01bc0467" officeooo:paragraph-rsid="01bc0467"/>
    </style:style>
    <style:style style:name="P144" style:family="paragraph" style:parent-style-name="Table_20_Contents">
      <style:text-properties officeooo:rsid="01bc0467" officeooo:paragraph-rsid="01c12e68"/>
    </style:style>
    <style:style style:name="P145" style:family="paragraph" style:parent-style-name="Table_20_Contents">
      <style:text-properties officeooo:rsid="01bc0467" officeooo:paragraph-rsid="01ce9b42"/>
    </style:style>
    <style:style style:name="P146" style:family="paragraph" style:parent-style-name="Table_20_Contents">
      <style:text-properties officeooo:rsid="01c2d83b" officeooo:paragraph-rsid="01c2d83b"/>
    </style:style>
    <style:style style:name="P147" style:family="paragraph" style:parent-style-name="Table_20_Contents">
      <style:text-properties officeooo:rsid="01cc736a" officeooo:paragraph-rsid="01cc736a"/>
    </style:style>
    <style:style style:name="P148" style:family="paragraph" style:parent-style-name="Table_20_Contents">
      <style:text-properties officeooo:paragraph-rsid="01d0fbff"/>
    </style:style>
    <style:style style:name="P149" style:family="paragraph" style:parent-style-name="Table_20_Contents">
      <style:text-properties officeooo:rsid="01d0fbff" officeooo:paragraph-rsid="01d0fbff"/>
    </style:style>
    <style:style style:name="P150" style:family="paragraph" style:parent-style-name="XML_20_code">
      <style:text-properties fo:language="en" fo:country="GB"/>
    </style:style>
    <style:style style:name="P151" style:family="paragraph" style:parent-style-name="XML_20_code">
      <style:text-properties fo:language="en" fo:country="GB" fo:font-style="normal" fo:font-weight="normal"/>
    </style:style>
    <style:style style:name="P152" style:family="paragraph" style:parent-style-name="XML_20_code">
      <style:text-properties fo:language="en" fo:country="GB" fo:font-style="normal" fo:font-weight="normal" officeooo:rsid="00a5c474" officeooo:paragraph-rsid="011e010a"/>
    </style:style>
    <style:style style:name="P153" style:family="paragraph" style:parent-style-name="XML_20_code">
      <style:text-properties fo:language="en" fo:country="GB" officeooo:paragraph-rsid="003aff46"/>
    </style:style>
    <style:style style:name="P154" style:family="paragraph" style:parent-style-name="XML_20_code">
      <style:text-properties fo:language="en" fo:country="GB" officeooo:rsid="003ba914" officeooo:paragraph-rsid="003ba914"/>
    </style:style>
    <style:style style:name="P155" style:family="paragraph" style:parent-style-name="XML_20_code">
      <style:text-properties fo:language="en" fo:country="GB" officeooo:paragraph-rsid="00314562"/>
    </style:style>
    <style:style style:name="P156" style:family="paragraph" style:parent-style-name="XML_20_code">
      <style:text-properties fo:language="en" fo:country="GB" officeooo:paragraph-rsid="0031b447"/>
    </style:style>
    <style:style style:name="P157" style:family="paragraph" style:parent-style-name="XML_20_code">
      <style:text-properties fo:language="en" fo:country="GB" officeooo:rsid="0031b447" officeooo:paragraph-rsid="0031b447"/>
    </style:style>
    <style:style style:name="P158" style:family="paragraph" style:parent-style-name="XML_20_code">
      <style:text-properties fo:language="en" fo:country="GB" officeooo:paragraph-rsid="00ab520d"/>
    </style:style>
    <style:style style:name="P159" style:family="paragraph" style:parent-style-name="XML_20_code">
      <style:text-properties fo:language="en" fo:country="GB" officeooo:paragraph-rsid="00ce2d2e"/>
    </style:style>
    <style:style style:name="P160" style:family="paragraph" style:parent-style-name="XML_20_code">
      <style:text-properties fo:language="en" fo:country="GB" officeooo:paragraph-rsid="0105858e"/>
    </style:style>
    <style:style style:name="P161" style:family="paragraph" style:parent-style-name="XML_20_code">
      <style:text-properties fo:language="en" fo:country="GB" officeooo:rsid="01251280" officeooo:paragraph-rsid="01251280"/>
    </style:style>
    <style:style style:name="P162" style:family="paragraph" style:parent-style-name="XML_20_code">
      <style:text-properties fo:language="en" fo:country="GB" officeooo:rsid="018cbc43" officeooo:paragraph-rsid="018cbc43"/>
    </style:style>
    <style:style style:name="P163" style:family="paragraph" style:parent-style-name="XML_20_code">
      <style:text-properties fo:language="en" fo:country="GB" officeooo:rsid="018cbc43" officeooo:paragraph-rsid="018f91d7"/>
    </style:style>
    <style:style style:name="P164" style:family="paragraph" style:parent-style-name="XML_20_code">
      <style:text-properties fo:language="en" fo:country="GB" officeooo:paragraph-rsid="019c02f0"/>
    </style:style>
    <style:style style:name="P165" style:family="paragraph" style:parent-style-name="XML_20_code">
      <style:text-properties fo:language="en" fo:country="GB" officeooo:paragraph-rsid="009512e6"/>
    </style:style>
    <style:style style:name="P166" style:family="paragraph" style:parent-style-name="XML_20_code">
      <style:text-properties fo:language="en" fo:country="GB" officeooo:rsid="01bb9ceb" officeooo:paragraph-rsid="01bb9ceb"/>
    </style:style>
    <style:style style:name="P167" style:family="paragraph" style:parent-style-name="XML_20_code">
      <style:text-properties officeooo:paragraph-rsid="01913705"/>
    </style:style>
    <style:style style:name="P168" style:family="paragraph" style:parent-style-name="Heading">
      <style:paragraph-properties fo:break-before="page"/>
      <style:text-properties fo:language="en" fo:country="GB"/>
    </style:style>
    <style:style style:name="P169" style:family="paragraph" style:parent-style-name="Standard">
      <style:text-properties fo:language="en" fo:country="GB"/>
    </style:style>
    <style:style style:name="P170" style:family="paragraph" style:parent-style-name="Standard">
      <style:text-properties fo:language="en" fo:country="GB" officeooo:paragraph-rsid="01c12e68"/>
    </style:style>
    <style:style style:name="P171" style:family="paragraph" style:parent-style-name="Table_20_Heading">
      <style:text-properties fo:language="en" fo:country="GB"/>
    </style:style>
    <style:style style:name="P172" style:family="paragraph" style:parent-style-name="Table_20_Heading">
      <style:text-properties fo:language="en" fo:country="GB" officeooo:paragraph-rsid="0032b5e4"/>
    </style:style>
    <style:style style:name="P173" style:family="paragraph" style:parent-style-name="Table_20_Heading">
      <style:text-properties fo:language="en" fo:country="GB" officeooo:paragraph-rsid="004d6e7c"/>
    </style:style>
    <style:style style:name="P174" style:family="paragraph" style:parent-style-name="Table_20_Heading">
      <style:text-properties officeooo:rsid="00a0bfd6" officeooo:paragraph-rsid="00a0bfd6"/>
    </style:style>
    <style:style style:name="P175" style:family="paragraph" style:parent-style-name="Table_20_Heading">
      <style:text-properties officeooo:rsid="00a0bfd6" officeooo:paragraph-rsid="00afb31c"/>
    </style:style>
    <style:style style:name="P176" style:family="paragraph" style:parent-style-name="Table_20_Heading">
      <style:text-properties officeooo:rsid="012a078a" officeooo:paragraph-rsid="012a078a"/>
    </style:style>
    <style:style style:name="P177" style:family="paragraph" style:parent-style-name="Table_20_Heading">
      <style:text-properties officeooo:rsid="013f987a" officeooo:paragraph-rsid="013f987a"/>
    </style:style>
    <style:style style:name="P178" style:family="paragraph" style:parent-style-name="Table_20_Heading">
      <style:text-properties officeooo:rsid="013f987a" officeooo:paragraph-rsid="01425eea"/>
    </style:style>
    <style:style style:name="P179" style:family="paragraph" style:parent-style-name="Table_20_Heading">
      <style:text-properties officeooo:rsid="013f987a" officeooo:paragraph-rsid="01560c9f"/>
    </style:style>
    <style:style style:name="P180" style:family="paragraph" style:parent-style-name="Table_20_Heading">
      <style:text-properties officeooo:rsid="013f987a" officeooo:paragraph-rsid="01b88124"/>
    </style:style>
    <style:style style:name="P181" style:family="paragraph" style:parent-style-name="Table_20_Heading">
      <style:text-properties officeooo:rsid="013f987a" officeooo:paragraph-rsid="01c12e68"/>
    </style:style>
    <style:style style:name="P182" style:family="paragraph" style:parent-style-name="Table_20_Heading">
      <style:text-properties officeooo:rsid="0143940c" officeooo:paragraph-rsid="0143940c"/>
    </style:style>
    <style:style style:name="P183" style:family="paragraph" style:parent-style-name="Table_20_Heading">
      <style:text-properties officeooo:rsid="0146e9b3" officeooo:paragraph-rsid="0146e9b3"/>
    </style:style>
    <style:style style:name="P184" style:family="paragraph" style:parent-style-name="Table_20_Heading">
      <style:text-properties officeooo:rsid="0146e9b3" officeooo:paragraph-rsid="01560c9f"/>
    </style:style>
    <style:style style:name="P185" style:family="paragraph" style:parent-style-name="Table_20_Heading">
      <style:text-properties officeooo:rsid="0146e9b3" officeooo:paragraph-rsid="01b88124"/>
    </style:style>
    <style:style style:name="P186" style:family="paragraph" style:parent-style-name="Table_20_Heading">
      <style:text-properties officeooo:rsid="0146e9b3" officeooo:paragraph-rsid="01c12e68"/>
    </style:style>
    <style:style style:name="P187" style:family="paragraph" style:parent-style-name="Table_20_Heading">
      <style:text-properties officeooo:rsid="01c2d83b" officeooo:paragraph-rsid="01c2d83b"/>
    </style:style>
    <style:style style:name="P188"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89" style:family="paragraph" style:parent-style-name="Footnote">
      <style:text-properties officeooo:rsid="00a56d25" officeooo:paragraph-rsid="00a56d25"/>
    </style:style>
    <style:style style:name="P190" style:family="paragraph" style:parent-style-name="Subtitle">
      <style:text-properties fo:language="en" fo:country="GB"/>
    </style:style>
    <style:style style:name="P191"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92"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93"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94"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95"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96" style:family="paragraph" style:parent-style-name="Text_20_body" style:list-style-name="Reference">
      <style:text-properties officeooo:paragraph-rsid="007f217d"/>
    </style:style>
    <style:style style:name="P197" style:family="paragraph" style:parent-style-name="Text_20_body" style:list-style-name="Reference">
      <style:text-properties officeooo:paragraph-rsid="007e6d62"/>
    </style:style>
    <style:style style:name="P198" style:family="paragraph" style:parent-style-name="Text_20_body" style:list-style-name="Reference">
      <style:text-properties fo:language="en" fo:country="GB"/>
    </style:style>
    <style:style style:name="P199" style:family="paragraph" style:parent-style-name="Text_20_body" style:list-style-name="Reference">
      <style:text-properties fo:language="en" fo:country="GB" officeooo:rsid="007f217d" officeooo:paragraph-rsid="007f217d"/>
    </style:style>
    <style:style style:name="P200" style:family="paragraph" style:parent-style-name="Text_20_body" style:list-style-name="Reference">
      <style:text-properties fo:language="en" fo:country="GB" officeooo:rsid="0086765e" officeooo:paragraph-rsid="0086765e"/>
    </style:style>
    <style:style style:name="P201" style:family="paragraph" style:parent-style-name="Text_20_body" style:list-style-name="L2">
      <style:text-properties fo:language="en" fo:country="GB"/>
    </style:style>
    <style:style style:name="P202" style:family="paragraph" style:parent-style-name="Text_20_body" style:list-style-name="L2">
      <style:text-properties fo:language="en" fo:country="GB" officeooo:rsid="0082f299" officeooo:paragraph-rsid="0082f299"/>
    </style:style>
    <style:style style:name="P203" style:family="paragraph" style:parent-style-name="Text_20_body" style:list-style-name="L3">
      <style:text-properties fo:language="en" fo:country="GB"/>
    </style:style>
    <style:style style:name="P204" style:family="paragraph" style:parent-style-name="Text_20_body" style:list-style-name="Reference">
      <style:text-properties style:use-window-font-color="true" style:font-name="Times" fo:font-size="11pt" fo:language="en" fo:country="GB" fo:font-weight="normal"/>
    </style:style>
    <style:style style:name="P205"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206"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207" style:family="paragraph" style:parent-style-name="Text_20_body" style:list-style-name="L2">
      <style:text-properties style:use-window-font-color="true" style:font-name="Times" fo:font-size="11pt" fo:language="en" fo:country="GB" fo:font-weight="normal" officeooo:rsid="0082f299" officeooo:paragraph-rsid="0082f299"/>
    </style:style>
    <style:style style:name="P208" style:family="paragraph" style:parent-style-name="Heading_20_1">
      <style:text-properties fo:language="en" fo:country="GB"/>
    </style:style>
    <style:style style:name="P209" style:family="paragraph" style:parent-style-name="Heading_20_1">
      <style:text-properties fo:language="en" fo:country="GB" officeooo:paragraph-rsid="015f9881"/>
    </style:style>
    <style:style style:name="P210" style:family="paragraph" style:parent-style-name="Heading_20_1">
      <style:paragraph-properties fo:break-before="page"/>
      <style:text-properties fo:language="en" fo:country="GB"/>
    </style:style>
    <style:style style:name="P211" style:family="paragraph" style:parent-style-name="Heading_20_2">
      <style:text-properties fo:language="en" fo:country="GB"/>
    </style:style>
    <style:style style:name="P212" style:family="paragraph" style:parent-style-name="Heading_20_2">
      <style:text-properties fo:language="en" fo:country="GB" officeooo:rsid="00a88d41" officeooo:paragraph-rsid="00a88d41"/>
    </style:style>
    <style:style style:name="P213" style:family="paragraph" style:parent-style-name="Heading_20_2">
      <style:text-properties fo:language="en" fo:country="GB" officeooo:rsid="01044367" officeooo:paragraph-rsid="01044367"/>
    </style:style>
    <style:style style:name="P214" style:family="paragraph" style:parent-style-name="Heading_20_2">
      <style:text-properties fo:language="en" fo:country="GB" officeooo:paragraph-rsid="0105858e"/>
    </style:style>
    <style:style style:name="P215" style:family="paragraph" style:parent-style-name="Heading_20_2">
      <style:text-properties fo:language="en" fo:country="GB" officeooo:rsid="002719bc" officeooo:paragraph-rsid="002719bc"/>
    </style:style>
    <style:style style:name="P216" style:family="paragraph" style:parent-style-name="Heading_20_2">
      <style:text-properties fo:language="en" fo:country="GB" officeooo:paragraph-rsid="0031b447"/>
    </style:style>
    <style:style style:name="P217" style:family="paragraph" style:parent-style-name="Heading_20_2">
      <style:text-properties fo:language="en" fo:country="GB" officeooo:paragraph-rsid="00ab520d"/>
    </style:style>
    <style:style style:name="P218" style:family="paragraph" style:parent-style-name="Heading_20_2">
      <style:text-properties fo:language="en" fo:country="GB" officeooo:rsid="00f99858"/>
    </style:style>
    <style:style style:name="P219" style:family="paragraph" style:parent-style-name="Heading_20_2">
      <style:text-properties fo:language="en" fo:country="GB" officeooo:rsid="01270ac2" officeooo:paragraph-rsid="01270ac2"/>
    </style:style>
    <style:style style:name="P220" style:family="paragraph" style:parent-style-name="Heading_20_2">
      <style:text-properties fo:language="en" fo:country="GB" officeooo:rsid="0032b5e4" officeooo:paragraph-rsid="0032b5e4"/>
    </style:style>
    <style:style style:name="P221" style:family="paragraph" style:parent-style-name="Heading_20_2">
      <style:text-properties fo:language="en" fo:country="GB" officeooo:paragraph-rsid="0032b5e4"/>
    </style:style>
    <style:style style:name="P222" style:family="paragraph" style:parent-style-name="Heading_20_2">
      <style:text-properties fo:language="en" fo:country="GB" officeooo:rsid="0049fc4d" officeooo:paragraph-rsid="0049fc4d"/>
    </style:style>
    <style:style style:name="P223" style:family="paragraph" style:parent-style-name="Heading_20_2">
      <style:text-properties fo:language="en" fo:country="GB" officeooo:rsid="019de42b" officeooo:paragraph-rsid="019de42b"/>
    </style:style>
    <style:style style:name="P224" style:family="paragraph" style:parent-style-name="Heading_20_2">
      <style:text-properties fo:language="en" fo:country="GB" officeooo:paragraph-rsid="01560c9f"/>
    </style:style>
    <style:style style:name="P225" style:family="paragraph" style:parent-style-name="Heading_20_2">
      <style:text-properties officeooo:rsid="01eee12f" officeooo:paragraph-rsid="01eee12f"/>
    </style:style>
    <style:style style:name="P226" style:family="paragraph" style:parent-style-name="Heading_20_2">
      <style:text-properties officeooo:rsid="01f06283" officeooo:paragraph-rsid="01f06283"/>
    </style:style>
    <style:style style:name="P227" style:family="paragraph" style:parent-style-name="Heading_20_2">
      <style:text-properties officeooo:rsid="01f183f3" officeooo:paragraph-rsid="01f183f3"/>
    </style:style>
    <style:style style:name="P228" style:family="paragraph" style:parent-style-name="Heading_20_2">
      <style:text-properties officeooo:rsid="015f9881" officeooo:paragraph-rsid="01913705"/>
    </style:style>
    <style:style style:name="P229" style:family="paragraph" style:parent-style-name="Heading_20_2">
      <style:text-properties officeooo:rsid="01b6eddb" officeooo:paragraph-rsid="01b6eddb"/>
    </style:style>
    <style:style style:name="P230" style:family="paragraph" style:parent-style-name="Heading_20_2">
      <style:text-properties officeooo:rsid="01c12e68" officeooo:paragraph-rsid="01c12e68"/>
    </style:style>
    <style:style style:name="P231" style:family="paragraph" style:parent-style-name="Heading_20_2">
      <style:text-properties officeooo:rsid="00afb31c" officeooo:paragraph-rsid="00afb31c"/>
    </style:style>
    <style:style style:name="P232" style:family="paragraph" style:parent-style-name="Heading_20_2">
      <style:text-properties officeooo:rsid="00a0bfd6" officeooo:paragraph-rsid="00a0bfd6"/>
    </style:style>
    <style:style style:name="P233" style:family="paragraph" style:parent-style-name="Heading_20_2">
      <style:text-properties officeooo:paragraph-rsid="015f9881"/>
    </style:style>
    <style:style style:name="P234" style:family="paragraph" style:parent-style-name="Heading_20_2" style:master-page-name="">
      <style:paragraph-properties style:page-number="auto"/>
      <style:text-properties fo:language="en" fo:country="GB"/>
    </style:style>
    <style:style style:name="P235" style:family="paragraph" style:parent-style-name="Heading_20_2" style:master-page-name="">
      <style:paragraph-properties style:page-number="auto"/>
      <style:text-properties fo:language="en" fo:country="GB" officeooo:rsid="01560c9f" officeooo:paragraph-rsid="01560c9f"/>
    </style:style>
    <style:style style:name="P236" style:family="paragraph" style:parent-style-name="Heading_20_3">
      <style:text-properties fo:language="en" fo:country="GB"/>
    </style:style>
    <style:style style:name="P237" style:family="paragraph" style:parent-style-name="Table_20_Contents" style:list-style-name="L1">
      <style:text-properties fo:language="en" fo:country="GB"/>
    </style:style>
    <style:style style:name="P238" style:family="paragraph" style:parent-style-name="Table_20_Contents" style:list-style-name="L4">
      <style:text-properties fo:language="en" fo:country="GB"/>
    </style:style>
    <style:style style:name="P239" style:family="paragraph" style:parent-style-name="Table_20_Contents" style:list-style-name="L5">
      <style:text-properties fo:language="en" fo:country="GB"/>
    </style:style>
    <style:style style:name="P240" style:family="paragraph" style:parent-style-name="Table_20_Contents" style:list-style-name="L6">
      <style:text-properties fo:language="en" fo:country="GB"/>
    </style:style>
    <style:style style:name="P241" style:family="paragraph" style:parent-style-name="Table_20_Contents" style:list-style-name="L7">
      <style:text-properties fo:language="en" fo:country="GB"/>
    </style:style>
    <style:style style:name="P242" style:family="paragraph" style:parent-style-name="Table_20_Contents" style:list-style-name="L8">
      <style:text-properties fo:language="en" fo:country="GB"/>
    </style:style>
    <style:style style:name="P243" style:family="paragraph" style:parent-style-name="Table_20_Contents" style:list-style-name="L8">
      <style:text-properties fo:language="en" fo:country="GB" officeooo:rsid="0124b5bc" officeooo:paragraph-rsid="0124b5bc"/>
    </style:style>
    <style:style style:name="P244" style:family="paragraph" style:parent-style-name="Table_20_Contents" style:list-style-name="L9">
      <style:text-properties fo:language="en" fo:country="GB"/>
    </style:style>
    <style:style style:name="P245" style:family="paragraph" style:parent-style-name="Table_20_Contents" style:list-style-name="L10">
      <style:paragraph-properties fo:text-align="justify" style:justify-single-word="false"/>
      <style:text-properties fo:language="en" fo:country="GB" officeooo:paragraph-rsid="0040218b"/>
    </style:style>
    <style:style style:name="P246" style:family="paragraph" style:parent-style-name="Table_20_Contents" style:list-style-name="L11">
      <style:text-properties fo:language="en" fo:country="GB"/>
    </style:style>
    <style:style style:name="P247" style:family="paragraph" style:parent-style-name="Table_20_Contents" style:list-style-name="L12">
      <style:text-properties fo:language="en" fo:country="GB"/>
    </style:style>
    <style:style style:name="P248" style:family="paragraph" style:parent-style-name="Table_20_Contents" style:list-style-name="L13">
      <style:text-properties fo:language="en" fo:country="GB" officeooo:paragraph-rsid="018cbc43" fo:background-color="transparent"/>
    </style:style>
    <style:style style:name="P249" style:family="paragraph" style:parent-style-name="Table_20_Contents" style:list-style-name="L15">
      <style:text-properties fo:language="en" fo:country="GB" fo:background-color="transparent"/>
    </style:style>
    <style:style style:name="P250" style:family="paragraph" style:parent-style-name="Table_20_Contents" style:list-style-name="L13">
      <style:text-properties fo:language="en" fo:country="GB"/>
    </style:style>
    <style:style style:name="P251" style:family="paragraph" style:parent-style-name="Table_20_Contents" style:list-style-name="L13">
      <style:text-properties fo:language="en" fo:country="GB" officeooo:rsid="018b2ac9" officeooo:paragraph-rsid="018b2ac9"/>
    </style:style>
    <style:style style:name="P252" style:family="paragraph" style:parent-style-name="Table_20_Contents" style:list-style-name="L14">
      <style:text-properties fo:language="en" fo:country="GB"/>
    </style:style>
    <style:style style:name="P253" style:family="paragraph" style:parent-style-name="Table_20_Contents" style:list-style-name="L14">
      <style:text-properties fo:language="en" fo:country="GB" officeooo:rsid="01542d73" officeooo:paragraph-rsid="01542d73"/>
    </style:style>
    <style:style style:name="P254" style:family="paragraph" style:parent-style-name="Table_20_Contents" style:list-style-name="L14">
      <style:text-properties fo:language="en" fo:country="GB" officeooo:rsid="01b502aa" officeooo:paragraph-rsid="01b502aa"/>
    </style:style>
    <style:style style:name="P255" style:family="paragraph" style:parent-style-name="Table_20_Contents" style:list-style-name="L14">
      <style:text-properties fo:language="en" fo:country="GB" officeooo:rsid="01c06996" officeooo:paragraph-rsid="01c06996"/>
    </style:style>
    <style:style style:name="P256" style:family="paragraph" style:parent-style-name="Table_20_Contents" style:list-style-name="L14">
      <style:text-properties fo:language="en" fo:country="GB" officeooo:rsid="01251280" officeooo:paragraph-rsid="01251280"/>
    </style:style>
    <style:style style:name="P257" style:family="paragraph" style:parent-style-name="Table_20_Contents" style:list-style-name="L15">
      <style:text-properties fo:language="en" fo:country="GB" officeooo:rsid="0100f476" officeooo:paragraph-rsid="0100f476"/>
    </style:style>
    <style:style style:name="P258" style:family="paragraph" style:parent-style-name="Table_20_Contents" style:list-style-name="L16">
      <style:text-properties fo:language="en" fo:country="GB"/>
    </style:style>
    <style:style style:name="P259" style:family="paragraph" style:parent-style-name="Table_20_Contents" style:list-style-name="L17">
      <style:text-properties fo:language="en" fo:country="GB"/>
    </style:style>
    <style:style style:name="P260" style:family="paragraph" style:parent-style-name="Table_20_Contents" style:list-style-name="L18">
      <style:text-properties fo:language="en" fo:country="GB"/>
    </style:style>
    <style:style style:name="P261" style:family="paragraph" style:parent-style-name="Table_20_Contents" style:list-style-name="L19">
      <style:text-properties fo:language="en" fo:country="GB"/>
    </style:style>
    <style:style style:name="P262" style:family="paragraph" style:parent-style-name="Table_20_Contents" style:list-style-name="L20">
      <style:text-properties fo:language="en" fo:country="GB"/>
    </style:style>
    <style:style style:name="P263" style:family="paragraph" style:parent-style-name="Table_20_Contents" style:list-style-name="L20">
      <style:text-properties fo:language="en" fo:country="GB" officeooo:paragraph-rsid="01a8a2d8"/>
    </style:style>
    <style:style style:name="P264" style:family="paragraph" style:parent-style-name="Table_20_Contents" style:list-style-name="L22">
      <style:text-properties fo:language="en" fo:country="GB" officeooo:rsid="0195cb9d" officeooo:paragraph-rsid="01764555"/>
    </style:style>
    <style:style style:name="P265" style:family="paragraph" style:parent-style-name="Table_20_Contents" style:list-style-name="L23">
      <style:text-properties fo:language="en" fo:country="GB" officeooo:rsid="0167bf40" officeooo:paragraph-rsid="0167bf40"/>
    </style:style>
    <style:style style:name="P266" style:family="paragraph" style:parent-style-name="Table_20_Contents" style:list-style-name="L24">
      <style:text-properties fo:language="en" fo:country="GB" officeooo:rsid="0167bf40" officeooo:paragraph-rsid="01913705"/>
    </style:style>
    <style:style style:name="P267" style:family="paragraph" style:parent-style-name="Table_20_Contents">
      <style:paragraph-properties fo:text-align="center" style:justify-single-word="false"/>
      <style:text-properties fo:language="en" fo:country="GB" officeooo:rsid="01faf4ab" officeooo:paragraph-rsid="01faf4ab"/>
    </style:style>
    <style:style style:name="P268" style:family="paragraph" style:parent-style-name="Table_20_Contents">
      <style:text-properties fo:language="en" fo:country="GB" officeooo:rsid="01faf4ab" officeooo:paragraph-rsid="01faf4ab"/>
    </style:style>
    <style:style style:name="P269" style:family="paragraph" style:parent-style-name="Table_20_Contents" style:list-style-name="L15"/>
    <style:style style:name="P270" style:family="paragraph" style:parent-style-name="Table_20_Contents" style:list-style-name="L15">
      <style:text-properties officeooo:paragraph-rsid="00ab520d"/>
    </style:style>
    <style:style style:name="P271" style:family="paragraph" style:parent-style-name="Table_20_Contents" style:list-style-name="L15">
      <style:text-properties style:text-line-through-style="solid" style:text-line-through-type="single" fo:language="en" fo:country="GB"/>
    </style:style>
    <style:style style:name="P272" style:family="paragraph" style:parent-style-name="Table_20_Contents" style:list-style-name="L22">
      <style:text-properties officeooo:rsid="0193a851" officeooo:paragraph-rsid="0193a851"/>
    </style:style>
    <style:style style:name="P273" style:family="paragraph" style:parent-style-name="Table_20_Contents" style:list-style-name="L7">
      <style:paragraph-properties fo:margin-left="2.501cm" fo:margin-right="0cm" fo:text-indent="-0.635cm" style:auto-text-indent="false"/>
      <style:text-properties fo:language="en" fo:country="GB"/>
    </style:style>
    <style:style style:name="P274" style:family="paragraph" style:parent-style-name="Contents_20_Heading">
      <style:paragraph-properties fo:break-before="page"/>
    </style:style>
    <style:style style:name="P275" style:family="paragraph" style:parent-style-name="Contents_20_1">
      <style:paragraph-properties>
        <style:tab-stops>
          <style:tab-stop style:position="16.002cm" style:type="right" style:leader-style="dotted" style:leader-text="."/>
        </style:tab-stops>
      </style:paragraph-properties>
    </style:style>
    <style:style style:name="P276" style:family="paragraph" style:parent-style-name="Contents_20_2">
      <style:paragraph-properties>
        <style:tab-stops>
          <style:tab-stop style:position="16.002cm" style:type="right" style:leader-style="dotted" style:leader-text="."/>
        </style:tab-stops>
      </style:paragraph-properties>
    </style:style>
    <style:style style:name="P277" style:family="paragraph" style:parent-style-name="Contents_20_3">
      <style:paragraph-properties>
        <style:tab-stops>
          <style:tab-stop style:position="16.002cm" style:type="right" style:leader-style="dotted" style:leader-text="."/>
        </style:tab-stops>
      </style:paragraph-properties>
    </style:style>
    <style:style style:name="P278" style:family="paragraph" style:parent-style-name="Title" style:master-page-name="First_20_Page">
      <style:paragraph-properties style:page-number="auto"/>
      <style:text-properties fo:language="en" fo:country="GB"/>
    </style:style>
    <style:style style:name="P2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f3097e"/>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19fdd0c"/>
    </style:style>
    <style:style style:name="T4" style:family="text">
      <style:text-properties fo:font-variant="normal" fo:text-transform="none" fo:color="#000000" fo:letter-spacing="normal" fo:font-style="normal" fo:font-weight="normal" officeooo:rsid="01ca2453"/>
    </style:style>
    <style:style style:name="T5" style:family="text">
      <style:text-properties officeooo:rsid="00978565"/>
    </style:style>
    <style:style style:name="T6" style:family="text">
      <style:text-properties officeooo:rsid="00998190"/>
    </style:style>
    <style:style style:name="T7" style:family="text">
      <style:text-properties officeooo:rsid="009512e6"/>
    </style:style>
    <style:style style:name="T8" style:family="text">
      <style:text-properties officeooo:rsid="01a3be8d"/>
    </style:style>
    <style:style style:name="T9" style:family="text">
      <style:text-properties officeooo:rsid="01a4e854"/>
    </style:style>
    <style:style style:name="T10" style:family="text">
      <style:text-properties fo:language="en" fo:country="GB"/>
    </style:style>
    <style:style style:name="T11" style:family="text">
      <style:text-properties fo:language="en" fo:country="GB" officeooo:rsid="0163fdf3"/>
    </style:style>
    <style:style style:name="T12" style:family="text">
      <style:text-properties fo:language="en" fo:country="GB" officeooo:rsid="00a27036"/>
    </style:style>
    <style:style style:name="T13" style:family="text">
      <style:text-properties fo:language="en" fo:country="GB" officeooo:rsid="003eeac2"/>
    </style:style>
    <style:style style:name="T14" style:family="text">
      <style:text-properties fo:language="en" fo:country="GB" officeooo:rsid="0047e656"/>
    </style:style>
    <style:style style:name="T15" style:family="text">
      <style:text-properties fo:language="en" fo:country="GB" officeooo:rsid="0020bd0c"/>
    </style:style>
    <style:style style:name="T16" style:family="text">
      <style:text-properties fo:language="en" fo:country="GB" fo:background-color="transparent" loext:char-shading-value="0"/>
    </style:style>
    <style:style style:name="T17" style:family="text">
      <style:text-properties fo:language="en" fo:country="GB" officeooo:rsid="00ac8b63" fo:background-color="transparent" loext:char-shading-value="0"/>
    </style:style>
    <style:style style:name="T18" style:family="text">
      <style:text-properties fo:language="en" fo:country="GB" officeooo:rsid="00ac8b63"/>
    </style:style>
    <style:style style:name="T19" style:family="text">
      <style:text-properties fo:language="en" fo:country="GB" officeooo:rsid="019ee164"/>
    </style:style>
    <style:style style:name="T20" style:family="text">
      <style:text-properties officeooo:rsid="007db3ac"/>
    </style:style>
    <style:style style:name="T21" style:family="text">
      <style:text-properties officeooo:rsid="007e20e1"/>
    </style:style>
    <style:style style:name="T22" style:family="text">
      <style:text-properties officeooo:rsid="003f8ce9"/>
    </style:style>
    <style:style style:name="T23" style:family="text">
      <style:text-properties fo:font-style="normal" fo:font-weight="normal"/>
    </style:style>
    <style:style style:name="T24" style:family="text">
      <style:text-properties fo:font-style="normal" fo:font-weight="normal" officeooo:rsid="00ae1f2e"/>
    </style:style>
    <style:style style:name="T25" style:family="text">
      <style:text-properties fo:font-style="normal" fo:font-weight="normal" officeooo:rsid="019c02f0"/>
    </style:style>
    <style:style style:name="T26" style:family="text">
      <style:text-properties officeooo:rsid="006a0bd2"/>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ize="8pt" fo:font-weight="normal"/>
    </style:style>
    <style:style style:name="T30" style:family="text">
      <style:text-properties style:font-name="Helvetica" fo:font-size="10pt" fo:font-weight="normal"/>
    </style:style>
    <style:style style:name="T31" style:family="text">
      <style:text-properties style:use-window-font-color="true" style:font-name="Times" fo:font-size="11pt" fo:language="en" fo:country="GB" fo:font-weight="normal" officeooo:rsid="007e20e1"/>
    </style:style>
    <style:style style:name="T32" style:family="text">
      <style:text-properties style:use-window-font-color="true" style:font-name="Times" fo:font-size="11pt" fo:language="en" fo:country="GB" fo:font-weight="normal" officeooo:rsid="007f217d"/>
    </style:style>
    <style:style style:name="T33" style:family="text">
      <style:text-properties style:use-window-font-color="true" style:font-name="Times" fo:font-size="11pt" fo:font-weight="normal"/>
    </style:style>
    <style:style style:name="T34" style:family="text">
      <style:text-properties style:use-window-font-color="true" style:font-name="Times" fo:font-size="11pt" fo:font-weight="normal" officeooo:rsid="007e20e1"/>
    </style:style>
    <style:style style:name="T35" style:family="text">
      <style:text-properties style:use-window-font-color="true" style:font-name="Helvetica" fo:font-size="10pt" fo:language="en" fo:country="GB" fo:font-weight="normal" fo:background-color="transparent" loext:char-shading-value="0"/>
    </style:style>
    <style:style style:name="T36" style:family="text">
      <style:text-properties officeooo:rsid="0031b447"/>
    </style:style>
    <style:style style:name="T37" style:family="text">
      <style:text-properties officeooo:rsid="0032b5e4"/>
    </style:style>
    <style:style style:name="T38" style:family="text">
      <style:text-properties officeooo:rsid="003ba914"/>
    </style:style>
    <style:style style:name="T39" style:family="text">
      <style:text-properties officeooo:rsid="004b93f6"/>
    </style:style>
    <style:style style:name="T40" style:family="text">
      <style:text-properties officeooo:rsid="005d391c"/>
    </style:style>
    <style:style style:name="T41" style:family="text">
      <style:text-properties officeooo:rsid="0080a98e"/>
    </style:style>
    <style:style style:name="T42" style:family="text">
      <style:text-properties officeooo:rsid="00a27036"/>
    </style:style>
    <style:style style:name="T43" style:family="text">
      <style:text-properties officeooo:rsid="00ab520d"/>
    </style:style>
    <style:style style:name="T44" style:family="text">
      <style:text-properties officeooo:rsid="00efa126"/>
    </style:style>
    <style:style style:name="T45" style:family="text">
      <style:text-properties officeooo:rsid="00fd0380"/>
    </style:style>
    <style:style style:name="T46" style:family="text">
      <style:text-properties officeooo:rsid="01005eb9"/>
    </style:style>
    <style:style style:name="T47" style:family="text">
      <style:text-properties officeooo:rsid="0105858e"/>
    </style:style>
    <style:style style:name="T48" style:family="text">
      <style:text-properties officeooo:rsid="01064b38"/>
    </style:style>
    <style:style style:name="T49" style:family="text">
      <style:text-properties officeooo:rsid="01101e93"/>
    </style:style>
    <style:style style:name="T50" style:family="text">
      <style:text-properties officeooo:rsid="011792c4"/>
    </style:style>
    <style:style style:name="T51" style:family="text">
      <style:text-properties officeooo:rsid="011a9bdd"/>
    </style:style>
    <style:style style:name="T52" style:family="text">
      <style:text-properties officeooo:rsid="012814c9"/>
    </style:style>
    <style:style style:name="T53" style:family="text">
      <style:text-properties officeooo:rsid="012b1566"/>
    </style:style>
    <style:style style:name="T54" style:family="text">
      <style:text-properties officeooo:rsid="01300b73"/>
    </style:style>
    <style:style style:name="T55" style:family="text">
      <style:text-properties officeooo:rsid="013692f2"/>
    </style:style>
    <style:style style:name="T56" style:family="text">
      <style:text-properties officeooo:rsid="013c51a1"/>
    </style:style>
    <style:style style:name="T57" style:family="text">
      <style:text-properties officeooo:rsid="014539a0"/>
    </style:style>
    <style:style style:name="T58" style:family="text">
      <style:text-properties officeooo:rsid="0145508c"/>
    </style:style>
    <style:style style:name="T59" style:family="text">
      <style:text-properties officeooo:rsid="01516803"/>
    </style:style>
    <style:style style:name="T60" style:family="text">
      <style:text-properties officeooo:rsid="01521217"/>
    </style:style>
    <style:style style:name="T61" style:family="text">
      <style:text-properties officeooo:rsid="0154d1b1"/>
    </style:style>
    <style:style style:name="T62" style:family="text">
      <style:text-properties officeooo:rsid="015a8e70"/>
    </style:style>
    <style:style style:name="T63" style:family="text">
      <style:text-properties officeooo:rsid="015da1b6"/>
    </style:style>
    <style:style style:name="T64" style:family="text">
      <style:text-properties officeooo:rsid="0161a412"/>
    </style:style>
    <style:style style:name="T65" style:family="text">
      <style:text-properties officeooo:rsid="01659059"/>
    </style:style>
    <style:style style:name="T66" style:family="text">
      <style:text-properties officeooo:rsid="01697e1b"/>
    </style:style>
    <style:style style:name="T67" style:family="text">
      <style:text-properties officeooo:rsid="016af8a2"/>
    </style:style>
    <style:style style:name="T68" style:family="text">
      <style:text-properties officeooo:rsid="0179ba1c"/>
    </style:style>
    <style:style style:name="T69" style:family="text">
      <style:text-properties officeooo:rsid="01856ddb"/>
    </style:style>
    <style:style style:name="T70" style:family="text">
      <style:text-properties officeooo:rsid="0189cba0"/>
    </style:style>
    <style:style style:name="T71" style:family="text">
      <style:text-properties officeooo:rsid="018f0323"/>
    </style:style>
    <style:style style:name="T72" style:family="text">
      <style:text-properties officeooo:rsid="018f5c4d"/>
    </style:style>
    <style:style style:name="T73" style:family="text">
      <style:text-properties officeooo:rsid="01913705"/>
    </style:style>
    <style:style style:name="T74" style:family="text">
      <style:text-properties officeooo:rsid="0192161d"/>
    </style:style>
    <style:style style:name="T75" style:family="text">
      <style:text-properties officeooo:rsid="0194dcf2"/>
    </style:style>
    <style:style style:name="T76" style:family="text">
      <style:text-properties officeooo:rsid="01980e41"/>
    </style:style>
    <style:style style:name="T77" style:family="text">
      <style:text-properties officeooo:rsid="019f759a"/>
    </style:style>
    <style:style style:name="T78" style:family="text">
      <style:text-properties officeooo:rsid="01a8a2d8"/>
    </style:style>
    <style:style style:name="T79" style:family="text">
      <style:text-properties officeooo:rsid="01a95035"/>
    </style:style>
    <style:style style:name="T80" style:family="text">
      <style:text-properties officeooo:rsid="01b171f3"/>
    </style:style>
    <style:style style:name="T81" style:family="text">
      <style:text-properties officeooo:rsid="01b502aa"/>
    </style:style>
    <style:style style:name="T82" style:family="text">
      <style:text-properties officeooo:rsid="01d0fbff"/>
    </style:style>
    <style:style style:name="T83" style:family="text">
      <style:text-properties officeooo:rsid="01ce9b42"/>
    </style:style>
    <style:style style:name="T84" style:family="text">
      <style:text-properties officeooo:rsid="01d8196b"/>
    </style:style>
    <style:style style:name="T85" style:family="text">
      <style:text-properties officeooo:rsid="01db1119"/>
    </style:style>
    <style:style style:name="T86" style:family="text">
      <style:text-properties officeooo:rsid="01de3662"/>
    </style:style>
    <style:style style:name="T87" style:family="text">
      <style:text-properties officeooo:rsid="015f9881"/>
    </style:style>
    <style:style style:name="T88"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78">Technical documentation</text:p>
      <text:p text:style-name="P190"><text:reference-mark-start text:name="Prosjektnavn"/><text:s/>METNO Metadata Format Specification<text:reference-mark-end text:name="Prosjektnavn"/></text:p>
      <text:p text:style-name="P188"/>
      <text:p text:style-name="P191"/>
      <text:p text:style-name="P168">Versions<office:annotation><dc:creator>Øystein Godøy</dc:creator><dc:date>2016-11-03T22:57:15</dc:date><loext:sender-initials>ØG</loext:sender-initials><text:p text:style-name="P279"><text:span text:style-name="T88">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79"><text:span text:style-name="T88"/></text:p><text:p text:style-name="P279"><text:span text:style-name="T88">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P171">Version</text:p>
          </table:table-cell>
          <table:table-cell table:style-name="Table7.A1" office:value-type="string" table:protected="true">
            <text:p text:style-name="P171">Date</text:p>
          </table:table-cell>
          <table:table-cell table:style-name="Table7.A1" office:value-type="string" table:protected="true">
            <text:p text:style-name="P171">Comment</text:p>
          </table:table-cell>
          <table:table-cell table:style-name="Table7.D1" office:value-type="string" table:protected="true">
            <text:p text:style-name="P171">Responsible</text:p>
          </table:table-cell>
        </table:table-row>
        <table:table-row>
          <table:table-cell table:style-name="Table7.A2" office:value-type="string">
            <text:p text:style-name="P267">2.2</text:p>
          </table:table-cell>
          <table:table-cell table:style-name="Table7.A2" office:value-type="string">
            <text:p text:style-name="P268">2019-10-??</text:p>
          </table:table-cell>
          <table:table-cell table:style-name="Table7.A2" office:value-type="string">
            <text:p text:style-name="P268">Several minor modifications has not been document. Collecting these and preparing for transition into ASCIDOC like CF-conventions.</text:p>
          </table:table-cell>
          <table:table-cell table:style-name="Table7.D2" office:value-type="string">
            <text:p text:style-name="P268">Øystein Godøy</text:p>
          </table:table-cell>
        </table:table-row>
        <table:table-row>
          <table:table-cell table:style-name="Table7.A2" office:value-type="string">
            <text:p text:style-name="P98">2.1</text:p>
          </table:table-cell>
          <table:table-cell table:style-name="Table7.A2" office:value-type="string">
            <text:p text:style-name="P105">2018-12-13</text:p>
          </table:table-cell>
          <table:table-cell table:style-name="Table7.A2" office:value-type="string">
            <text:p text:style-name="P101"><text:span text:style-name="T86">Modifications of controlled vocabularies related to satellite data and data collections, m</text:span>inor edit on related_dataset, major edit on reference.</text:p>
          </table:table-cell>
          <table:table-cell table:style-name="Table7.D2" office:value-type="string">
            <text:p text:style-name="P100">Øystein Godøy</text:p>
          </table:table-cell>
        </table:table-row>
        <table:table-row>
          <table:table-cell table:style-name="Table7.A2" office:value-type="string">
            <text:p text:style-name="P95">2.0</text:p>
          </table:table-cell>
          <table:table-cell table:style-name="Table7.A2" office:value-type="string">
            <text:p text:style-name="P96">2017-10-17</text:p>
          </table:table-cell>
          <table:table-cell table:style-name="Table7.A2" office:value-type="string">
            <text:p text:style-name="P97">Added controlled vocabularies and elements for instrument children like mode, polarisation and product_type.</text:p>
          </table:table-cell>
          <table:table-cell table:style-name="Table7.D2" office:value-type="string">
            <text:p text:style-name="P96">Trygve Halsne</text:p>
            <text:p text:style-name="P96">Øystein Godøy</text:p>
          </table:table-cell>
        </table:table-row>
        <table:table-row>
          <table:table-cell table:style-name="Table7.A2" office:value-type="string">
            <text:p text:style-name="P24">1.9</text:p>
          </table:table-cell>
          <table:table-cell table:style-name="Table7.A2" office:value-type="string">
            <text:p text:style-name="P23">2017-05-<text:span text:style-name="T80">29</text:span></text:p>
          </table:table-cell>
          <table:table-cell table:style-name="Table7.A2" office:value-type="string">
            <text:p text:style-name="P23">Added ODATA to data_access to support NBS.</text:p>
          </table:table-cell>
          <table:table-cell table:style-name="Table7.D2" office:value-type="string">
            <text:p text:style-name="P23">Øystein Godøy</text:p>
            <text:p text:style-name="P94">Egil Støren</text:p>
            <text:p text:style-name="P94">Bard Saadatnejad</text:p>
            <text:p text:style-name="P94">Trygve Halsne</text:p>
          </table:table-cell>
        </table:table-row>
        <table:table-row>
          <table:table-cell table:style-name="Table7.A2" office:value-type="string">
            <text:p text:style-name="P76">1.8</text:p>
          </table:table-cell>
          <table:table-cell table:style-name="Table7.A2" office:value-type="string">
            <text:p text:style-name="P77">2017-0<text:span text:style-name="T68">3</text:span>-<text:span text:style-name="T68">13</text:span></text:p>
          </table:table-cell>
          <table:table-cell table:style-name="Table7.A2" office:value-type="string">
            <text:p text:style-name="P90">Adaptations to support NBS (in particular Sentinel-2). Depreciation of system_specific elements used for Halo and BarentsWatch (covered by other elements).</text:p>
          </table:table-cell>
          <table:table-cell table:style-name="Table7.D2" office:value-type="string">
            <text:p text:style-name="P89">Øystein Godøy</text:p>
            <text:p text:style-name="P90">Sarfraz Alam</text:p>
            <text:p text:style-name="P90">Trygve Halsne</text:p>
            <text:p text:style-name="P90">Bard Saadatnejad</text:p>
          </table:table-cell>
        </table:table-row>
        <table:table-row>
          <table:table-cell table:style-name="Table7.A2" office:value-type="string">
            <text:p text:style-name="P68">1.7</text:p>
          </table:table-cell>
          <table:table-cell table:style-name="Table7.A2" office:value-type="string">
            <text:p text:style-name="P66">2016-11-<text:span text:style-name="T49">04</text:span></text:p>
          </table:table-cell>
          <table:table-cell table:style-name="Table7.A2" office:value-type="string">
            <text:p text:style-name="P69">Consolidation of document, addition of collection keyword and preparation for NBS usage.</text:p>
          </table:table-cell>
          <table:table-cell table:style-name="Table7.D2" office:value-type="string">
            <text:p text:style-name="P66">Øystein Godøy</text:p>
            <text:p text:style-name="P70">Sarfraz Alam</text:p>
          </table:table-cell>
        </table:table-row>
        <table:table-row>
          <table:table-cell table:style-name="Table7.A2" office:value-type="string">
            <text:p text:style-name="P55">1.6</text:p>
          </table:table-cell>
          <table:table-cell table:style-name="Table7.A2" office:value-type="string">
            <text:p text:style-name="P56">2016-<text:span text:style-name="T44">05</text:span>-<text:span text:style-name="T44">10</text:span></text:p>
          </table:table-cell>
          <table:table-cell table:style-name="Table7.A2" office:value-type="string">
            <text:p text:style-name="P57">Minor formatting changes.</text:p>
            <text:p text:style-name="P58">Addition of configuration metadata elements (from XMD and others).</text:p>
            <text:p text:style-name="P57">Addition of vocabulary suggestions.</text:p>
          </table:table-cell>
          <table:table-cell table:style-name="Table7.D2" office:value-type="string">
            <text:p text:style-name="P56">Øystein Godøy</text:p>
            <text:p text:style-name="P64">Bard Saadatnejad</text:p>
            <text:p text:style-name="P64">Sarfraz Alam</text:p>
          </table:table-cell>
        </table:table-row>
        <table:table-row>
          <table:table-cell table:style-name="Table7.A2" office:value-type="string">
            <text:p text:style-name="P41">1.5</text:p>
          </table:table-cell>
          <table:table-cell table:style-name="Table7.A2" office:value-type="string">
            <text:p text:style-name="P21">2013-07-15</text:p>
          </table:table-cell>
          <table:table-cell table:style-name="Table7.A2" office:value-type="string">
            <text:list xml:id="list3651817439" text:style-name="L1">
              <text:list-item>
                <text:p text:style-name="P237">Added activity_type for better conversion from MMD to MM2 and since the element from MM2 is considered to be useful for our purposes</text:p>
              </text:list-item>
              <text:list-item>
                <text:p text:style-name="P237">Renamed &lt;area&gt; to &lt;location&gt; and added more description about the format and elements of the &lt;location&gt; element.</text:p>
              </text:list-item>
            </text:list>
          </table:table-cell>
          <table:table-cell table:style-name="Table7.D2" office:value-type="string">
            <text:p text:style-name="P21">Øystein Torget</text:p>
          </table:table-cell>
        </table:table-row>
        <table:table-row>
          <table:table-cell table:style-name="Table7.A2" office:value-type="string">
            <text:p text:style-name="P41">1.4</text:p>
          </table:table-cell>
          <table:table-cell table:style-name="Table7.A2" office:value-type="string">
            <text:p text:style-name="P21">2013-06-20</text:p>
          </table:table-cell>
          <table:table-cell table:style-name="Table7.A2" office:value-type="string">
            <text:list xml:id="list2828414797835" text:continue-numbering="true" text:style-name="L1">
              <text:list-item>
                <text:p text:style-name="P237">Minor formatting changes</text:p>
              </text:list-item>
              <text:list-item>
                <text:p text:style-name="P237">Clarified mapping to ISO for last_metadata_update</text:p>
              </text:list-item>
              <text:list-item>
                <text:p text:style-name="P237">Clarified mapping to ISO for personnel</text:p>
              </text:list-item>
              <text:list-item>
                <text:p text:style-name="P237">Added a mapping for MMD personnel roles to ISO point of contact.</text:p>
              </text:list-item>
              <text:list-item>
                <text:p text:style-name="P237">Added partial mapping for dataset_citation</text:p>
              </text:list-item>
              <text:list-item>
                <text:p text:style-name="P237">Fixed typo in personnel</text:p>
              </text:list-item>
              <text:list-item>
                <text:p text:style-name="P237">Added organisation to personnel to avoid loss in conversion between mm2 and mmd.</text:p>
              </text:list-item>
            </text:list>
          </table:table-cell>
          <table:table-cell table:style-name="Table7.D2" office:value-type="string">
            <text:p text:style-name="P21">Øystein Torget</text:p>
          </table:table-cell>
        </table:table-row>
        <text:soft-page-break/>
        <table:table-row>
          <table:table-cell table:style-name="Table7.A2" office:value-type="string">
            <text:p text:style-name="P41">1.3</text:p>
          </table:table-cell>
          <table:table-cell table:style-name="Table7.A2" office:value-type="string">
            <text:p text:style-name="P21">2013-03-13</text:p>
          </table:table-cell>
          <table:table-cell table:style-name="Table7.A2" office:value-type="string">
            <text:list xml:id="list2827683269330" text:continue-numbering="true" text:style-name="L1">
              <text:list-item>
                <text:p text:style-name="P237">Changed metadata_identifier to UUID from more free form Ids</text:p>
              </text:list-item>
              <text:list-item>
                <text:p text:style-name="P237">Started specification of metadata record relationships.</text:p>
              </text:list-item>
              <text:list-item>
                <text:p text:style-name="P237">Added first version of Access constraints and Use constraints.</text:p>
              </text:list-item>
            </text:list>
          </table:table-cell>
          <table:table-cell table:style-name="Table7.D2" office:value-type="string">
            <text:p text:style-name="P21">Øystein Torget</text:p>
          </table:table-cell>
        </table:table-row>
        <table:table-row>
          <table:table-cell table:style-name="Table7.A2" office:value-type="string">
            <text:p text:style-name="P41">1.2</text:p>
          </table:table-cell>
          <table:table-cell table:style-name="Table7.A2" office:value-type="string">
            <text:p text:style-name="P21">2013-03-06</text:p>
          </table:table-cell>
          <table:table-cell table:style-name="Table7.A2" office:value-type="string">
            <text:p text:style-name="P21">Added Obsolete as a dataset status.</text:p>
            <text:p text:style-name="P21">Re-formatted document and added some more formalism to the intro sections.</text:p>
          </table:table-cell>
          <table:table-cell table:style-name="Table7.D2" office:value-type="string">
            <text:p text:style-name="P21">Øystein Godøy,</text:p>
            <text:p text:style-name="P21">Øystein Torget</text:p>
          </table:table-cell>
        </table:table-row>
        <table:table-row>
          <table:table-cell table:style-name="Table7.A2" office:value-type="string">
            <text:p text:style-name="P41">1.1</text:p>
          </table:table-cell>
          <table:table-cell table:style-name="Table7.A2" office:value-type="string">
            <text:p text:style-name="P21">2013-02-12</text:p>
          </table:table-cell>
          <table:table-cell table:style-name="Table7.A2" office:value-type="string">
            <text:p text:style-name="P21">Added mapping between MMD and ISO dataset status codes.</text:p>
            <text:p text:style-name="P21">Move vocabulary from sub element of keywords to attribute.</text:p>
          </table:table-cell>
          <table:table-cell table:style-name="Table7.D2" office:value-type="string">
            <text:p text:style-name="P21">Øystein Torget</text:p>
          </table:table-cell>
        </table:table-row>
        <table:table-row>
          <table:table-cell table:style-name="Table7.A2" office:value-type="string">
            <text:p text:style-name="P41">1.0</text:p>
          </table:table-cell>
          <table:table-cell table:style-name="Table7.A2" office:value-type="string">
            <text:p text:style-name="P21">2013-01-18</text:p>
          </table:table-cell>
          <table:table-cell table:style-name="Table7.A2" office:value-type="string">
            <text:p text:style-name="P21">First<text:span text:style-name="T29"> version.</text:span></text:p>
          </table:table-cell>
          <table:table-cell table:style-name="Table7.D2" office:value-type="string">
            <text:p text:style-name="P21">Øystein Torget</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4">Table of Contents</text:p>
          </text:index-title>
          <text:p text:style-name="P275">1 <text:s/><text:a xlink:type="simple" xlink:href="#__RefHeading__9272_298377631" text:style-name="Internet_20_link" text:visited-style-name="Internet_20_link">Overview</text:a><text:tab/>6</text:p>
          <text:p text:style-name="P276">1.1 <text:s/><text:a xlink:type="simple" xlink:href="#__RefHeading__13122_298377631" text:style-name="Internet_20_link" text:visited-style-name="Internet_20_link">Applicable documents</text:a><text:tab/>6</text:p>
          <text:p text:style-name="P276">1.2 <text:s/><text:a xlink:type="simple" xlink:href="#__RefHeading__13218_298377631" text:style-name="Internet_20_link" text:visited-style-name="Internet_20_link">Scope</text:a><text:tab/>6</text:p>
          <text:p text:style-name="P275">2 <text:s/><text:a xlink:type="simple" xlink:href="#__RefHeading__9274_298377631" text:style-name="Internet_20_link" text:visited-style-name="Internet_20_link">Objectives</text:a><text:tab/>6</text:p>
          <text:p text:style-name="P275">3 <text:s/><text:a xlink:type="simple" xlink:href="#__RefHeading__9278_298377631" text:style-name="Internet_20_link" text:visited-style-name="Internet_20_link">Metadata elements</text:a><text:tab/>7</text:p>
          <text:p text:style-name="P276">3.1 <text:s/><text:a xlink:type="simple" xlink:href="#__RefHeading__9280_298377631" text:style-name="Internet_20_link" text:visited-style-name="Internet_20_link">metadata_identifier</text:a><text:tab/>7</text:p>
          <text:p text:style-name="P276">3.2 <text:s/><text:a xlink:type="simple" xlink:href="#__RefHeading___Toc9351_3947628972" text:style-name="Internet_20_link" text:visited-style-name="Internet_20_link">metadata_status</text:a><text:tab/>7</text:p>
          <text:p text:style-name="P276">3.3 <text:s/><text:a xlink:type="simple" xlink:href="#__RefHeading___Toc4845_557034454" text:style-name="Internet_20_link" text:visited-style-name="Internet_20_link">collection</text:a><text:tab/>8</text:p>
          <text:p text:style-name="P276">3.4 <text:s/><text:a xlink:type="simple" xlink:href="#__RefHeading__9282_298377631" text:style-name="Internet_20_link" text:visited-style-name="Internet_20_link">title</text:a><text:tab/>8</text:p>
          <text:p text:style-name="P276">3.5 <text:s/><text:a xlink:type="simple" xlink:href="#__RefHeading__9284_298377631" text:style-name="Internet_20_link" text:visited-style-name="Internet_20_link">abstract</text:a><text:tab/>8</text:p>
          <text:p text:style-name="P276">3.6 <text:s/><text:a xlink:type="simple" xlink:href="#__RefHeading__2928_249282406" text:style-name="Internet_20_link" text:visited-style-name="Internet_20_link">related_dataset</text:a><text:tab/>10</text:p>
          <text:p text:style-name="P276">3.7 <text:s/><text:a xlink:type="simple" xlink:href="#__RefHeading___Toc9353_3947628972" text:style-name="Internet_20_link" text:visited-style-name="Internet_20_link">last_metadata_update</text:a><text:tab/>10</text:p>
          <text:p text:style-name="P276">3.8 <text:s/><text:a xlink:type="simple" xlink:href="#__RefHeading__9288_298377631" text:style-name="Internet_20_link" text:visited-style-name="Internet_20_link">dataset_language</text:a><text:tab/>10</text:p>
          <text:p text:style-name="P276">3.9 <text:s/><text:a xlink:type="simple" xlink:href="#__RefHeading__9290_298377631" text:style-name="Internet_20_link" text:visited-style-name="Internet_20_link">dataset_production_status</text:a><text:tab/>11</text:p>
          <text:p text:style-name="P276">3.10 <text:s/><text:a xlink:type="simple" xlink:href="#__RefHeading___Toc24757_316962974" text:style-name="Internet_20_link" text:visited-style-name="Internet_20_link">operational_status</text:a><text:tab/>11</text:p>
          <text:p text:style-name="P276">3.11 <text:s/><text:a xlink:type="simple" xlink:href="#__RefHeading__9292_298377631" text:style-name="Internet_20_link" text:visited-style-name="Internet_20_link">iso_topic_category</text:a><text:tab/>11</text:p>
          <text:p text:style-name="P276">3.12 <text:s/><text:a xlink:type="simple" xlink:href="#__RefHeading__9294_298377631" text:style-name="Internet_20_link" text:visited-style-name="Internet_20_link">temporal_extent</text:a><text:tab/>12</text:p>
          <text:p text:style-name="P276">3.13 <text:s/><text:a xlink:type="simple" xlink:href="#__RefHeading__9296_298377631" text:style-name="Internet_20_link" text:visited-style-name="Internet_20_link">geographic_extent/rectangle</text:a><text:tab/>13</text:p>
          <text:p text:style-name="P276">3.14 <text:s/><text:a xlink:type="simple" xlink:href="#__RefHeading__9298_298377631" text:style-name="Internet_20_link" text:visited-style-name="Internet_20_link">geographic_extent/polygon</text:a><text:tab/>14</text:p>
          <text:p text:style-name="P276">3.15 <text:s/><text:a xlink:type="simple" xlink:href="#__RefHeading__9300_298377631" text:style-name="Internet_20_link" text:visited-style-name="Internet_20_link">location</text:a><text:tab/>14</text:p>
          <text:p text:style-name="P276">3.16 <text:s/><text:a xlink:type="simple" xlink:href="#__RefHeading__9302_298377631" text:style-name="Internet_20_link" text:visited-style-name="Internet_20_link">access_constraint</text:a><text:tab/>15</text:p>
          <text:p text:style-name="P276">3.17 <text:s/><text:a xlink:type="simple" xlink:href="#__RefHeading__9304_298377631" text:style-name="Internet_20_link" text:visited-style-name="Internet_20_link">use_constraint</text:a><text:tab/>16</text:p>
          <text:p text:style-name="P276">3.18 <text:s/><text:a xlink:type="simple" xlink:href="#__RefHeading__9306_298377631" text:style-name="Internet_20_link" text:visited-style-name="Internet_20_link">project</text:a><text:tab/>17</text:p>
          <text:p text:style-name="P276">3.19 <text:s/><text:a xlink:type="simple" xlink:href="#__RefHeading__3163_1426739554" text:style-name="Internet_20_link" text:visited-style-name="Internet_20_link">activity_type</text:a><text:tab/>17</text:p>
          <text:p text:style-name="P276">3.20 <text:s/><text:a xlink:type="simple" xlink:href="#__RefHeading__9308_298377631" text:style-name="Internet_20_link" text:visited-style-name="Internet_20_link">keywords</text:a><text:tab/>18</text:p>
          <text:p text:style-name="P276">3.21 <text:s/><text:a xlink:type="simple" xlink:href="#__RefHeading__9310_298377631" text:style-name="Internet_20_link" text:visited-style-name="Internet_20_link">instrument</text:a><text:tab/>19</text:p>
          <text:p text:style-name="P276">3.22 <text:s/><text:a xlink:type="simple" xlink:href="#__RefHeading___Toc9355_3947628972" text:style-name="Internet_20_link" text:visited-style-name="Internet_20_link">platform</text:a><text:tab/>20</text:p>
          <text:p text:style-name="P276">3.23 <text:s/><text:a xlink:type="simple" xlink:href="#__RefHeading___Toc36658_316962974" text:style-name="Internet_20_link" text:visited-style-name="Internet_20_link">related_information</text:a><text:tab/>21</text:p>
          <text:p text:style-name="P276">3.24 <text:s/><text:a xlink:type="simple" xlink:href="#__RefHeading__9314_298377631" text:style-name="Internet_20_link" text:visited-style-name="Internet_20_link">data_access</text:a><text:tab/>22</text:p>
          <text:p text:style-name="P276">3.25 <text:s/><text:a xlink:type="simple" xlink:href="#__RefHeading__9316_298377631" text:style-name="Internet_20_link" text:visited-style-name="Internet_20_link">personnel</text:a><text:tab/>22</text:p>
          <text:p text:style-name="P276">3.26 <text:s/><text:a xlink:type="simple" xlink:href="#__RefHeading__9318_298377631" text:style-name="Internet_20_link" text:visited-style-name="Internet_20_link">data_center</text:a><text:tab/>24</text:p>
          <text:p text:style-name="P276">3.27 <text:s/><text:a xlink:type="simple" xlink:href="#__RefHeading__9320_298377631" text:style-name="Internet_20_link" text:visited-style-name="Internet_20_link">dataset_citation</text:a><text:tab/>25</text:p>
          <text:p text:style-name="P276">3.28 <text:s/><text:a xlink:type="simple" xlink:href="#__RefHeading__9322_298377631" text:style-name="Internet_20_link" text:visited-style-name="Internet_20_link">reference</text:a><text:tab/>26</text:p>
          <text:p text:style-name="P276">3.29 <text:s/><text:a xlink:type="simple" xlink:href="#__RefHeading___Toc15615_871793628" text:style-name="Internet_20_link" text:visited-style-name="Internet_20_link">cloud_cover</text:a><text:tab/>28</text:p>
          <text:p text:style-name="P276">3.30 <text:s/><text:a xlink:type="simple" xlink:href="#__RefHeading___Toc8083_529444564" text:style-name="Internet_20_link" text:visited-style-name="Internet_20_link">scene_cover</text:a><text:tab/>28</text:p>
          <text:p text:style-name="P275">4 <text:s/><text:a xlink:type="simple" xlink:href="#__RefHeading__2930_249282406" text:style-name="Internet_20_link" text:visited-style-name="Internet_20_link">Explanations</text:a><text:tab/>29</text:p>
          <text:p text:style-name="P276">4.1 <text:s/><text:a xlink:type="simple" xlink:href="#__RefHeading__2932_249282406" text:style-name="Internet_20_link" text:visited-style-name="Internet_20_link">Interpretation of child and parent relationship</text:a><text:tab/>29</text:p>
          <text:p text:style-name="P275">5 <text:s/><text:a xlink:type="simple" xlink:href="#__RefHeading__9328_298377631" text:style-name="Internet_20_link" text:visited-style-name="Internet_20_link">Controlled vocabularies</text:a><text:tab/>29</text:p>
          <text:p text:style-name="P276">5.1 <text:s/><text:a xlink:type="simple" xlink:href="#__RefHeading___Toc6710_692083410" text:style-name="Internet_20_link" text:visited-style-name="Internet_20_link">Collection keywords</text:a><text:tab/>29</text:p>
          <text:p text:style-name="P276">5.2 <text:s/><text:a xlink:type="simple" xlink:href="#__RefHeading__1880_33930022" text:style-name="Internet_20_link" text:visited-style-name="Internet_20_link">Dataset production status</text:a><text:tab/>30</text:p>
          <text:p text:style-name="P277">5.2.1 <text:s/><text:a xlink:type="simple" xlink:href="#__RefHeading__9330_298377631" text:style-name="Internet_20_link" text:visited-style-name="Internet_20_link">ISO to MMD mapping</text:a><text:tab/>30</text:p>
          <text:p text:style-name="P277">5.2.2 <text:s/><text:a xlink:type="simple" xlink:href="#__RefHeading__9332_298377631" text:style-name="Internet_20_link" text:visited-style-name="Internet_20_link">MMD to ISO mapping</text:a><text:tab/>31</text:p>
          <text:p text:style-name="P276">5.3 <text:s/><text:a xlink:type="simple" xlink:href="#__RefHeading___Toc25333_316962974" text:style-name="Internet_20_link" text:visited-style-name="Internet_20_link">Operational status</text:a><text:tab/>31</text:p>
          <text:p text:style-name="P276">5.4 <text:s/><text:a xlink:type="simple" xlink:href="#__RefHeading__2876_249282406" text:style-name="Internet_20_link" text:visited-style-name="Internet_20_link">Access constraints</text:a><text:tab/>31</text:p>
          <text:p text:style-name="P276">5.5 <text:s/><text:a xlink:type="simple" xlink:href="#__RefHeading__2878_249282406" text:style-name="Internet_20_link" text:visited-style-name="Internet_20_link">Use constraints</text:a><text:tab/>32</text:p>
          <text:p text:style-name="P276">5.6 <text:s/><text:a xlink:type="simple" xlink:href="#__RefHeading___Toc27423_316962974" text:style-name="Internet_20_link" text:visited-style-name="Internet_20_link">Activity type</text:a><text:tab/>32</text:p>
          <text:p text:style-name="P276">5.7 <text:s/><text:a xlink:type="simple" xlink:href="#__RefHeading__12874_298377631" text:style-name="Internet_20_link" text:visited-style-name="Internet_20_link">Variable/parameter descriptions</text:a><text:tab/>33</text:p>
          <text:p text:style-name="P276"><text:soft-page-break/>5.8 <text:s/><text:a xlink:type="simple" xlink:href="#__RefHeading__12876_298377631" text:style-name="Internet_20_link" text:visited-style-name="Internet_20_link">Platform</text:a><text:tab/>34</text:p>
          <text:p text:style-name="P276">5.9 <text:s/><text:a xlink:type="simple" xlink:href="#__RefHeading__12878_298377631" text:style-name="Internet_20_link" text:visited-style-name="Internet_20_link">Instruments</text:a><text:tab/>34</text:p>
          <text:p text:style-name="P276">5.10 <text:s/><text:a xlink:type="simple" xlink:href="#__RefHeading___Toc15617_871793628" text:style-name="Internet_20_link" text:visited-style-name="Internet_20_link">Instrument modes</text:a><text:tab/>34</text:p>
          <text:p text:style-name="P276">5.11 <text:s/><text:a xlink:type="simple" xlink:href="#__RefHeading___Toc18723_1821090192" text:style-name="Internet_20_link" text:visited-style-name="Internet_20_link">Polarisation modes</text:a><text:tab/>34</text:p>
          <text:p text:style-name="P276">5.12 <text:s/><text:a xlink:type="simple" xlink:href="#__RefHeading___Toc18723_18210901921" text:style-name="Internet_20_link" text:visited-style-name="Internet_20_link">Product type</text:a><text:tab/>35</text:p>
          <text:p text:style-name="P276">5.13 <text:s/><text:a xlink:type="simple" xlink:href="#__RefHeading__1792_33930022" text:style-name="Internet_20_link" text:visited-style-name="Internet_20_link">Contact roles</text:a><text:tab/>35</text:p>
          <text:p text:style-name="P277">5.13.1 <text:s/><text:a xlink:type="simple" xlink:href="#__RefHeading__3165_1426739554" text:style-name="Internet_20_link" text:visited-style-name="Internet_20_link">MMD to ISO mapping</text:a><text:tab/>35</text:p>
          <text:p text:style-name="P276">5.14 <text:s/><text:a xlink:type="simple" xlink:href="#__RefHeading__1484_1714681708" text:style-name="Internet_20_link" text:visited-style-name="Internet_20_link">ISO Topic categories</text:a><text:tab/>36</text:p>
          <text:p text:style-name="P276">5.15 <text:s/><text:a xlink:type="simple" xlink:href="#__RefHeading___Toc37104_316962974" text:style-name="Internet_20_link" text:visited-style-name="Internet_20_link">Related Information types</text:a><text:tab/>37</text:p>
          <text:p text:style-name="P276">5.16 <text:s/><text:a xlink:type="simple" xlink:href="#__RefHeading___Toc35128_316962974" text:style-name="Internet_20_link" text:visited-style-name="Internet_20_link">Data Access Types</text:a><text:tab/>37</text:p>
        </text:index-body>
      </text:table-of-content>
      <text:p text:style-name="P169"/>
      <text:p text:style-name="P5"/>
      <text:h text:style-name="P210" text:outline-level="1"><text:bookmark-start text:name="__RefHeading__9272_298377631"/>Overview<text:bookmark-end text:name="__RefHeading__9272_298377631"/></text:h>
      <text:p text:style-name="P5">Metno Metadata Format (MMD) is an XML metadata format for storing information about scientific datasets. It is meant for consumption by internal systems and to be a corner stone in our data management policy.</text:p>
      <text:h text:style-name="P211" text:outline-level="2"><text:bookmark-start text:name="__RefHeading__13122_298377631"/>Applicable documents<text:bookmark-end text:name="__RefHeading__13122_298377631"/></text:h>
      <text:list xml:id="list2700910896" text:style-name="Reference">
        <text:list-item>
          <text:p text:style-name="P198"><text:a xlink:type="simple" xlink:href="https://geo-ide.noaa.gov/wiki/index.php?title=Category:ISO_19115" text:style-name="Internet_20_link" text:visited-style-name="Visited_20_Internet_20_Link">ISO19115</text:a><text:span text:style-name="T33">…</text:span></text:p>
        </text:list-item>
        <text:list-item>
          <text:p text:style-name="P199"><text:a xlink:type="simple" xlink:href="http://www.fgdc.gov/standards/projects/incits-l1-standards-projects/NAP-Metadata" text:style-name="Internet_20_link" text:visited-style-name="Visited_20_Internet_20_Link"><text:span text:style-name="T33">ISO19115 North American Profile</text:span></text:a></text:p>
        </text:list-item>
        <text:list-item>
          <text:p text:style-name="P196"><text:a xlink:type="simple" xlink:href="https://ecds.se/pages/profile" text:style-name="Internet_20_link" text:visited-style-name="Visited_20_Internet_20_Link"><text:span text:style-name="T32">Environmental Climate Data Sweden ISO19115 Profile</text:span></text:a></text:p>
        </text:list-item>
        <text:list-item>
          <text:p text:style-name="P196"><text:a xlink:type="simple" xlink:href="http://inspire.ec.europa.eu/index.cfm/pageid/101" text:style-name="Internet_20_link" text:visited-style-name="Visited_20_Internet_20_Link"><text:span text:style-name="T41">INSPIRE Metadata </text:span></text:a></text:p>
        </text:list-item>
        <text:list-item>
          <text:p text:style-name="P196"><text:a xlink:type="simple" xlink:href="http://www.wmo.int/pages/prog/www/WIS/metadata_en.html" text:style-name="Internet_20_link" text:visited-style-name="Visited_20_Internet_20_Link"><text:span text:style-name="T41">WMO Core Profile (ISO19115)</text:span></text:a></text:p>
        </text:list-item>
        <text:list-item>
          <text:p text:style-name="P198"><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0">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0">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0">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0">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0">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0">nterchange </text:span></text:a><text:a xlink:type="simple" xlink:href="http://gcmd.gsfc.nasa.gov/add/difguide/index.html" text:style-name="Internet_20_link" text:visited-style-name="Visited_20_Internet_20_Link">F</text:a><text:span text:style-name="T20">ormat</text:span></text:p>
        </text:list-item>
        <text:list-item>
          <text:p text:style-name="P198"><text:a xlink:type="simple" xlink:href="http://cfconventions.org/" text:style-name="Internet_20_link" text:visited-style-name="Visited_20_Internet_20_Link"><text:span text:style-name="T21">Climate and Forecast Convention</text:span></text:a><text:span text:style-name="T34">…</text:span></text:p>
        </text:list-item>
        <text:list-item>
          <text:p text:style-name="P197"><text:a xlink:type="simple" xlink:href="http://wiki.esipfed.org/index.php?title=Category:Attribute_Conventions_Dataset_Discovery" text:style-name="Internet_20_link" text:visited-style-name="Visited_20_Internet_20_Link"><text:span text:style-name="T31">Attribute Convention for Dataset Discovery</text:span></text:a></text:p>
        </text:list-item>
        <text:list-item>
          <text:p text:style-name="P204">ISO8601…</text:p>
        </text:list-item>
        <text:list-item>
          <text:p text:style-name="P200"><text:bookmark-start text:name="__RefNumPara__33394_316962974"/><text:a xlink:type="simple" xlink:href="http://gcmdservices.gsfc.nasa.gov/static/kms/sciencekeywords/sciencekeywords.csv" text:style-name="Internet_20_link" text:visited-style-name="Visited_20_Internet_20_Link"><text:span text:style-name="T33">GCMD Science Keywords</text:span></text:a><text:bookmark-end text:name="__RefNumPara__33394_316962974"/></text:p>
        </text:list-item>
        <text:list-item>
          <text:p text:style-name="P200"><text:bookmark-start text:name="__RefNumPara__33396_316962974"/><text:a xlink:type="simple" xlink:href="http://cfconventions.org/standard-names.html" text:style-name="Internet_20_link" text:visited-style-name="Visited_20_Internet_20_Link"><text:span text:style-name="T33">Climate and Forecast Standard Names</text:span></text:a><text:bookmark-end text:name="__RefNumPara__33396_316962974"/></text:p>
        </text:list-item>
        <text:list-item>
          <text:p text:style-name="P205"><text:bookmark-start text:name="__RefNumPara__33398_316962974"/>SeaDataNet <text:bookmark-end text:name="__RefNumPara__33398_316962974"/></text:p>
        </text:list-item>
        <text:list-item>
          <text:p text:style-name="P206"><text:a xlink:type="simple" xlink:href="http://docs.opendap.org/index.php/Documentation" text:style-name="Internet_20_link" text:visited-style-name="Visited_20_Internet_20_Link">OPeNDAP</text:a></text:p>
        </text:list-item>
      </text:list>
      <text:h text:style-name="P211" text:outline-level="2"><text:bookmark-start text:name="__RefHeading__13218_298377631"/>Scope<text:bookmark-end text:name="__RefHeading__13218_298377631"/></text:h>
      <text:p text:style-name="P5">The intended audience of this document is technical staff at METNO responsible for implementing and maintaining software for metadata management in support of internal and external services including, but not restricted to:</text:p>
      <text:list xml:id="list2751023025" text:style-name="L2">
        <text:list-item>
          <text:p text:style-name="P201">BarentsWatch</text:p>
        </text:list-item>
        <text:list-item>
          <text:p text:style-name="P201">Halo</text:p>
        </text:list-item>
        <text:list-item>
          <text:p text:style-name="P201">METSIS</text:p>
          <text:list>
            <text:list-item>
              <text:p text:style-name="P202">Arctic Data Centre</text:p>
            </text:list-item>
            <text:list-item>
              <text:p text:style-name="P202">WMO Global Cryosphere Watch</text:p>
            </text:list-item>
            <text:list-item>
              <text:p text:style-name="P207">…</text:p>
            </text:list-item>
          </text:list>
        </text:list-item>
      </text:list>
      <text:p text:style-name="P4">The purpose is to document datasets, not web services. Web services are provided through the data_access element. </text:p>
      <text:h text:style-name="P208" text:outline-level="1"><text:bookmark-start text:name="__RefHeading__9274_298377631"/>Objectives<text:bookmark-end text:name="__RefHeading__9274_298377631"/></text:h>
      <text:list xml:id="list3822955392" text:style-name="L3">
        <text:list-item>
          <text:p text:style-name="P203">To facilitate documentation of data and products managed by METNO.</text:p>
        </text:list-item>
        <text:list-item>
          <text:p text:style-name="P203">To facilitate metadata re-use between different projects and services at METNO.</text:p>
        </text:list-item>
        <text:list-item>
          <text:p text:style-name="P203">To be compatible with the GCMD DIF and ISO19115/ISO19139 metadata standards as imposed by WMO and Norge Digitalt/INSPIRE. </text:p>
        </text:list-item>
        <text:list-item>
          <text:p text:style-name="P203">To provide as lossless conversion between the different formats as possible.</text:p>
        </text:list-item>
      </text:list>
      <text:h text:style-name="P208" text:outline-level="1"><text:bookmark-start text:name="__RefHeading__9278_298377631"/><text:soft-page-break/>Metadata elements<text:bookmark-end text:name="__RefHeading__9278_298377631"/></text:h>
      <text:h text:style-name="P234" text:outline-level="2"><text:bookmark-start text:name="__RefHeading__9280_298377631"/>metadata_identifier<office:annotation><dc:creator>Øystein Godøy</dc:creator><dc:date>2016-03-22T22:39:31</dc:date><loext:sender-initials>ØG</loext:sender-initials><text:p text:style-name="P279"><text:span text:style-name="T88">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32">Element</text:p>
          </table:table-cell>
          <table:table-cell table:style-name="Table24.B1" office:value-type="string">
            <text:p text:style-name="P21">/mmd/metadata_identifier<office:annotation><dc:creator>Øystein Godøy</dc:creator><dc:date>2017-05-09T14:42:21</dc:date><loext:sender-initials>ØG</loext:sender-initials><text:p text:style-name="P279"><text:span text:style-name="T88">I have created a Python routine to create PID (internal ones). This follows the approach outlined by Sarfraz below, but is independent of metaedit and relies on Python and not Java…</text:span></text:p><text:p text:style-name="P279"><text:span text:style-name="T88"/></text:p><text:p text:style-name="P279"><text:span text:style-name="T88">Furthermore, should we consider this an internal identifier and add DOI as a separate element or as a nested element within this?</text:span></text:p></office:annotation></text:p>
          </table:table-cell>
        </table:table-row>
        <table:table-row>
          <table:table-cell table:style-name="Table24.A2" office:value-type="string">
            <text:p text:style-name="P32">Required</text:p>
          </table:table-cell>
          <table:table-cell table:style-name="Table24.B2" office:value-type="string">
            <text:p text:style-name="P21">Yes</text:p>
          </table:table-cell>
        </table:table-row>
        <table:table-row>
          <table:table-cell table:style-name="Table24.A2" office:value-type="string">
            <text:p text:style-name="P32">Repetition allowed</text:p>
          </table:table-cell>
          <table:table-cell table:style-name="Table24.B2" office:value-type="string">
            <text:p text:style-name="P21">No</text:p>
          </table:table-cell>
        </table:table-row>
        <table:table-row table:style-name="Table24.4">
          <table:table-cell table:style-name="Table24.A2" office:value-type="string">
            <text:p text:style-name="P32">Description</text:p>
          </table:table-cell>
          <table:table-cell table:style-name="Table24.B2" office:value-type="string">
            <text:p text:style-name="P21">Unique identifier for the dataset described by the metadata document. This identifier is used to identify a dataset across different systems.</text:p>
            <text:p text:style-name="P21">The MMD format does not make hard requirements on the format of the ids, but to be compatible with DIF the following characters are not allowed:<office:annotation><dc:creator>Øystein Godøy</dc:creator><dc:date>2017-01-09T09:17:22</dc:date><loext:sender-initials>ØG</loext:sender-initials><text:p text:style-name="P279"><text:span text:style-name="T89">Reply to nemo <text:s/>(04/20/2016, 10:52): "..."</text:span></text:p><text:p><text:span text:style-name="T90">According to Sarfraz, the current algorithm used within metaedit is: UserProvidedName/randon java uuid + "-" + CONFIGURABLE_SEPERATOR + "-"</text:span></text:p><text:p><text:span text:style-name="T90">+ base36TimeStampString.</text:span></text:p><text:p><text:span text:style-name="T90">Example: ROMS_Arctic20km-a-mmw7yg</text:span></text:p><text:p><text:span text:style-name="T90"/></text:p><text:p><text:span text:style-name="T90">I would like to change this, will get input from the PID WG of RDA. We need this as a service that can be used both by metaedit and other tools as well.</text:span></text:p><text:p><text:span text:style-name="T90"/></text:p></office:annotation></text:p>
            <text:list xml:id="list1526368446" text:style-name="L4">
              <text:list-item>
                <text:p text:style-name="P238">Backward Slash '\' </text:p>
              </text:list-item>
              <text:list-item>
                <text:p text:style-name="P238">Forward Slash '/'</text:p>
              </text:list-item>
              <text:list-item>
                <text:p text:style-name="P238">Colon ':'</text:p>
              </text:list-item>
              <text:list-item>
                <text:p text:style-name="P238">Whitespaces ' '</text:p>
              </text:list-item>
            </text:list>
            <text:p text:style-name="P99">The identifier used currently is UUID.</text:p>
          </table:table-cell>
        </table:table-row>
        <table:table-row>
          <table:table-cell table:style-name="Table24.A2" office:value-type="string">
            <text:p text:style-name="P32">DIF equivalent</text:p>
          </table:table-cell>
          <table:table-cell table:style-name="Table24.B2" office:value-type="string">
            <text:p text:style-name="P21">/DIF/Entry_ID</text:p>
          </table:table-cell>
        </table:table-row>
        <table:table-row>
          <table:table-cell table:style-name="Table24.A2" office:value-type="string">
            <text:p text:style-name="P32">ISO equivalent</text:p>
          </table:table-cell>
          <table:table-cell table:style-name="Table24.B2" office:value-type="string">
            <text:p text:style-name="P21">/gmd:MD_Metadata/gmd:fileIdentifier/gco:CharacterString</text:p>
          </table:table-cell>
        </table:table-row>
        <table:table-row>
          <table:table-cell table:style-name="Table24.A2" office:value-type="string">
            <text:p text:style-name="P32">MM2 equivalent</text:p>
          </table:table-cell>
          <table:table-cell table:style-name="Table24.B2" office:value-type="string">
            <text:p text:style-name="P21">NA</text:p>
          </table:table-cell>
        </table:table-row>
        <table:table-row>
          <table:table-cell table:style-name="Table24.A2" office:value-type="string">
            <text:p text:style-name="P32">Example XML</text:p>
          </table:table-cell>
          <table:table-cell table:style-name="Table24.B2" office:value-type="string">
            <text:p text:style-name="P150">&lt;metadata_identifier&gt;</text:p>
            <text:p text:style-name="P150">9663fc67-5687-4bf2-a274-f3826e41fdc8</text:p>
            <text:p text:style-name="P150">&lt;/metadata_identifier&gt;</text:p>
          </table:table-cell>
        </table:table-row>
      </table:table>
      <text:h text:style-name="P225" text:outline-level="2"><text:bookmark-start text:name="__RefHeading___Toc9351_3947628972"/>metadata_status<text:bookmark-end text:name="__RefHeading___Toc9351_3947628972"/></text:h>
      <table:table table:name="Table39" table:style-name="Table39">
        <table:table-column table:style-name="Table39.A"/>
        <table:table-column table:style-name="Table39.B"/>
        <table:table-row>
          <table:table-cell table:style-name="Table39.A1" office:value-type="string">
            <text:p text:style-name="P33">Element</text:p>
          </table:table-cell>
          <table:table-cell table:style-name="Table39.B1" office:value-type="string">
            <text:p text:style-name="P42">/mmd/<text:span text:style-name="T38">meta</text:span>data_status</text:p>
          </table:table-cell>
        </table:table-row>
        <table:table-row>
          <table:table-cell table:style-name="Table39.A2" office:value-type="string">
            <text:p text:style-name="P33">Attributes</text:p>
          </table:table-cell>
          <table:table-cell table:style-name="Table39.B2" office:value-type="string">
            <text:p text:style-name="P42">None</text:p>
          </table:table-cell>
        </table:table-row>
        <table:table-row>
          <table:table-cell table:style-name="Table39.A2" office:value-type="string">
            <text:p text:style-name="P33">Required</text:p>
          </table:table-cell>
          <table:table-cell table:style-name="Table39.B2" office:value-type="string">
            <text:p text:style-name="P42">Yes</text:p>
          </table:table-cell>
        </table:table-row>
        <table:table-row>
          <table:table-cell table:style-name="Table39.A2" office:value-type="string">
            <text:p text:style-name="P33">Repetition allowed</text:p>
          </table:table-cell>
          <table:table-cell table:style-name="Table39.B2" office:value-type="string">
            <text:p text:style-name="P42">No</text:p>
          </table:table-cell>
        </table:table-row>
        <table:table-row>
          <table:table-cell table:style-name="Table39.A2" office:value-type="string">
            <text:p text:style-name="P33">Description</text:p>
          </table:table-cell>
          <table:table-cell table:style-name="Table39.B2" office:value-type="string">
            <text:p text:style-name="P43">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33">DIF equivalent</text:p>
          </table:table-cell>
          <table:table-cell table:style-name="Table39.B2" office:value-type="string">
            <text:p text:style-name="P26">NA</text:p>
          </table:table-cell>
        </table:table-row>
        <table:table-row>
          <table:table-cell table:style-name="Table39.A2" office:value-type="string">
            <text:p text:style-name="P33">ISO equivalent</text:p>
          </table:table-cell>
          <table:table-cell table:style-name="Table39.B2" office:value-type="string">
            <text:p text:style-name="P43">NA</text:p>
          </table:table-cell>
        </table:table-row>
        <table:table-row>
          <table:table-cell table:style-name="Table39.A2" office:value-type="string">
            <text:p text:style-name="P33">MM2 equivalent</text:p>
          </table:table-cell>
          <table:table-cell table:style-name="Table39.B2" office:value-type="string">
            <text:p text:style-name="P45">This was not in MM2, but in the XMD-files.</text:p>
          </table:table-cell>
        </table:table-row>
        <table:table-row>
          <table:table-cell table:style-name="Table39.A2" office:value-type="string">
            <text:p text:style-name="P33">Example XML</text:p>
          </table:table-cell>
          <table:table-cell table:style-name="Table39.B2" office:value-type="string">
            <text:p text:style-name="P153">&lt;<text:span text:style-name="T38">metadata_status</text:span>&gt;</text:p>
            <text:p text:style-name="P154">Active</text:p>
            <text:p text:style-name="P153">&lt;/<text:span text:style-name="T38">metadata</text:span>_status&gt;</text:p>
          </table:table-cell>
        </table:table-row>
      </table:table>
      <text:h text:style-name="P213"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36">Element</text:p>
          </table:table-cell>
          <table:table-cell table:style-name="Table44.B1" office:value-type="string">
            <text:p text:style-name="P67">/mmd/<text:span text:style-name="T47">collection</text:span></text:p>
          </table:table-cell>
        </table:table-row>
        <table:table-row>
          <table:table-cell table:style-name="Table44.A2" office:value-type="string">
            <text:p text:style-name="P36">Attributes</text:p>
          </table:table-cell>
          <table:table-cell table:style-name="Table44.B2" office:value-type="string">
            <text:p text:style-name="P67">None</text:p>
          </table:table-cell>
        </table:table-row>
        <table:table-row>
          <table:table-cell table:style-name="Table44.A2" office:value-type="string">
            <text:p text:style-name="P36">Required</text:p>
          </table:table-cell>
          <table:table-cell table:style-name="Table44.B2" office:value-type="string">
            <text:p text:style-name="P71">Yes</text:p>
          </table:table-cell>
        </table:table-row>
        <table:table-row>
          <table:table-cell table:style-name="Table44.A2" office:value-type="string">
            <text:p text:style-name="P36">Repetition allowed</text:p>
          </table:table-cell>
          <table:table-cell table:style-name="Table44.B2" office:value-type="string">
            <text:p text:style-name="P72">Yes</text:p>
          </table:table-cell>
        </table:table-row>
        <table:table-row>
          <table:table-cell table:style-name="Table44.A2" office:value-type="string">
            <text:p text:style-name="P36">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47">This is used to identify sets when serving metadata through e.g. OAI-PMH or to identify which data to present in e.g. a project specific portal when all metadata records are in the same repository. </text:span></text:p>
            <text:p text:style-name="P118">The keyword used to identify the collection should be short (e.g. NMDC, NMAP, SIOS, ...). <text:span text:style-name="T52">See </text:span><text:span text:style-name="T52"><text:bookmark-ref text:reference-format="text" text:ref-name="__RefHeading___Toc6710_692083410">Collection keywords</text:bookmark-ref></text:span><text:span text:style-name="T52"><text:s/>for details.</text:span></text:p>
          </table:table-cell>
        </table:table-row>
        <table:table-row>
          <table:table-cell table:style-name="Table44.A2" office:value-type="string">
            <text:p text:style-name="P36">DIF equivalent</text:p>
          </table:table-cell>
          <table:table-cell table:style-name="Table44.B2" office:value-type="string">
            <text:p text:style-name="P27">NA</text:p>
          </table:table-cell>
        </table:table-row>
        <table:table-row>
          <table:table-cell table:style-name="Table44.A2" office:value-type="string">
            <text:p text:style-name="P36">ISO equivalent</text:p>
          </table:table-cell>
          <table:table-cell table:style-name="Table44.B2" office:value-type="string">
            <text:p text:style-name="P44">NA</text:p>
          </table:table-cell>
        </table:table-row>
        <table:table-row>
          <table:table-cell table:style-name="Table44.A2" office:value-type="string">
            <text:p text:style-name="P36">MM2 equivalent</text:p>
          </table:table-cell>
          <table:table-cell table:style-name="Table44.B2" office:value-type="string">
            <text:p text:style-name="P74">ownertag (XMD)</text:p>
          </table:table-cell>
        </table:table-row>
        <table:table-row>
          <table:table-cell table:style-name="Table44.A2" office:value-type="string">
            <text:p text:style-name="P36">Example XML</text:p>
          </table:table-cell>
          <table:table-cell table:style-name="Table44.B2" office:value-type="string">
            <text:p text:style-name="P160">&lt;<text:span text:style-name="T48">collection</text:span>&gt;</text:p>
            <text:p text:style-name="P193">NMDC</text:p>
            <text:p text:style-name="P160">&lt;/<text:span text:style-name="T48">collection</text:span>&gt;</text:p>
          </table:table-cell>
        </table:table-row>
      </table:table>
      <text:h text:style-name="P214"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32">Element</text:p>
          </table:table-cell>
          <table:table-cell table:style-name="Table25.B1" office:value-type="string">
            <text:p text:style-name="P21">/mmd/title</text:p>
          </table:table-cell>
        </table:table-row>
        <table:table-row>
          <table:table-cell table:style-name="Table25.A2" office:value-type="string">
            <text:p text:style-name="P32">Attributes</text:p>
          </table:table-cell>
          <table:table-cell table:style-name="Table25.B2" office:value-type="string">
            <text:list xml:id="list1781400703" text:style-name="L5">
              <text:list-item>
                <text:p text:style-name="P239">xml:lang ISO language code for the language that the title is in</text:p>
              </text:list-item>
            </text:list>
          </table:table-cell>
        </table:table-row>
        <table:table-row>
          <table:table-cell table:style-name="Table25.A2" office:value-type="string">
            <text:p text:style-name="P32">Required</text:p>
          </table:table-cell>
          <table:table-cell table:style-name="Table25.B2" office:value-type="string">
            <text:p text:style-name="P21">Yes</text:p>
          </table:table-cell>
        </table:table-row>
        <table:table-row>
          <table:table-cell table:style-name="Table25.A2" office:value-type="string">
            <text:p text:style-name="P32">Repetition allowed</text:p>
          </table:table-cell>
          <table:table-cell table:style-name="Table25.B2" office:value-type="string">
            <text:p text:style-name="P21">Yes, but each repetition should have a different language.</text:p>
          </table:table-cell>
        </table:table-row>
        <table:table-row>
          <table:table-cell table:style-name="Table25.A2" office:value-type="string">
            <text:p text:style-name="P32">Description</text:p>
          </table:table-cell>
          <table:table-cell table:style-name="Table25.B2" office:value-type="string">
            <text:p text:style-name="P21">The title of the dataset. The language in the title is specificed in the xml:lang attribute.</text:p>
            <text:p text:style-name="P21">To be compatible with DIF the title cannot be longer than 220 characters.</text:p>
          </table:table-cell>
        </table:table-row>
        <table:table-row>
          <table:table-cell table:style-name="Table25.A2" office:value-type="string">
            <text:p text:style-name="P32">DIF equivalent</text:p>
          </table:table-cell>
          <table:table-cell table:style-name="Table25.B2" office:value-type="string">
            <text:p text:style-name="P21">/Entry_Title</text:p>
          </table:table-cell>
        </table:table-row>
        <table:table-row>
          <table:table-cell table:style-name="Table25.A2" office:value-type="string">
            <text:p text:style-name="P32">ISO equivalent</text:p>
          </table:table-cell>
          <table:table-cell table:style-name="Table25.B2" office:value-type="string">
            <text:p text:style-name="P21">/gmd:MD_Metadata/ gmd:identificationInfo/gmd:MD_DataIdentification/gmd:citation/gmd:CI_Citation/gmd:title/gco:CharacterString</text:p>
          </table:table-cell>
        </table:table-row>
        <table:table-row>
          <table:table-cell table:style-name="Table25.A2" office:value-type="string">
            <text:p text:style-name="P32">MM2 equivalent</text:p>
          </table:table-cell>
          <table:table-cell table:style-name="Table25.B2" office:value-type="string">
            <text:p text:style-name="P21">/metadata@name='title'</text:p>
          </table:table-cell>
        </table:table-row>
        <table:table-row>
          <table:table-cell table:style-name="Table25.A2" office:value-type="string">
            <text:p text:style-name="P32">Example XML</text:p>
          </table:table-cell>
          <table:table-cell table:style-name="Table25.B2" office:value-type="string">
            <text:p text:style-name="P150">&lt;title xml:lang=”en”&gt;</text:p>
            <text:p text:style-name="P150">OSISAF Northern Hemisphere Ice edge</text:p>
            <text:p text:style-name="P150">&lt;/title&gt;</text:p>
          </table:table-cell>
        </table:table-row>
      </table:table>
      <text:h text:style-name="P211"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32">Element</text:p>
          </table:table-cell>
          <table:table-cell table:style-name="Table5.B1" office:value-type="string">
            <text:p text:style-name="P21">/mmd/abstract</text:p>
          </table:table-cell>
        </table:table-row>
        <table:table-row>
          <table:table-cell table:style-name="Table5.A2" office:value-type="string">
            <text:p text:style-name="P32">Attributes</text:p>
          </table:table-cell>
          <table:table-cell table:style-name="Table5.B2" office:value-type="string">
            <text:list xml:id="list1091789831" text:style-name="L6">
              <text:list-item>
                <text:p text:style-name="P240">xml:lang ISO language code for the language that the abstract is in</text:p>
              </text:list-item>
            </text:list>
          </table:table-cell>
        </table:table-row>
        <table:table-row>
          <table:table-cell table:style-name="Table5.A2" office:value-type="string">
            <text:p text:style-name="P32">Required</text:p>
          </table:table-cell>
          <table:table-cell table:style-name="Table5.B2" office:value-type="string">
            <text:p text:style-name="P21">Yes</text:p>
          </table:table-cell>
        </table:table-row>
        <table:table-row>
          <table:table-cell table:style-name="Table5.A2" office:value-type="string">
            <text:p text:style-name="P32">Repetition allowed</text:p>
          </table:table-cell>
          <table:table-cell table:style-name="Table5.B2" office:value-type="string">
            <text:p text:style-name="P21">Yes, but each repetition should have a different language.</text:p>
          </table:table-cell>
        </table:table-row>
        <text:soft-page-break/>
        <table:table-row>
          <table:table-cell table:style-name="Table5.A2" office:value-type="string">
            <text:p text:style-name="P32">Description</text:p>
          </table:table-cell>
          <table:table-cell table:style-name="Table5.B2" office:value-type="string">
            <text:p text:style-name="P21">The abstract should summarize and described the dataset.</text:p>
            <text:p text:style-name="P21">The following guidelines for a good abstract follows (from DIF):</text:p>
            <text:list xml:id="list3748587895" text:style-name="L7">
              <text:list-item>
                <text:p text:style-name="P241">Capitalization should follow standard constructs. For readability, all capital letters or all lower case letters should not be used. Use the appropriate case where applicable.</text:p>
              </text:list-item>
              <text:list-item>
                <text:p text:style-name="P241">Acronyms should be expanded to provide understanding.</text:p>
              </text:list-item>
              <text:list-item>
                <text:p text:style-name="P241">Where applicable, the abstract should also include brief statements on the following information:</text:p>
              </text:list-item>
              <text:list-item>
                <text:p text:style-name="P273">Data processing information (gridded, binned, swath, raw, algorithms used, necessary ancillary data sets).</text:p>
              </text:list-item>
              <text:list-item>
                <text:p text:style-name="P273">Date available.</text:p>
              </text:list-item>
              <text:list-item>
                <text:p text:style-name="P273">Data set organization (description of how data are organized within and by file).</text:p>
              </text:list-item>
              <text:list-item>
                <text:p text:style-name="P273">Scientific methodology or analytical tools.</text:p>
              </text:list-item>
              <text:list-item>
                <text:p text:style-name="P273">Time gaps in data set coverage.</text:p>
              </text:list-item>
              <text:list-item>
                <text:p text:style-name="P273">Units and unit resolution.</text:p>
              </text:list-item>
              <text:list-item>
                <text:p text:style-name="P273">Similarities and differences of these data to other closely-related data sets.</text:p>
              </text:list-item>
              <text:list-item>
                <text:p text:style-name="P273">Other pertinent information.</text:p>
              </text:list-item>
            </text:list>
          </table:table-cell>
        </table:table-row>
        <table:table-row>
          <table:table-cell table:style-name="Table5.A2" office:value-type="string">
            <text:p text:style-name="P32">Example XML:</text:p>
          </table:table-cell>
          <table:table-cell table:style-name="Table5.B2" office:value-type="string">
            <text:p text:style-name="P150">&lt;abstract xml:lang=”en”&gt;</text:p>
            <text:p text:style-name="P150">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50">Facility (OSI SAF). </text:p>
            <text:p text:style-name="P150">&lt;/abstract&gt;</text:p>
          </table:table-cell>
        </table:table-row>
        <table:table-row>
          <table:table-cell table:style-name="Table5.A2" office:value-type="string">
            <text:p text:style-name="P32">DIF equivalent</text:p>
          </table:table-cell>
          <table:table-cell table:style-name="Table5.B2" office:value-type="string">
            <text:p text:style-name="P21">/Summary/Abstract</text:p>
          </table:table-cell>
        </table:table-row>
        <table:table-row>
          <table:table-cell table:style-name="Table5.A2" office:value-type="string">
            <text:p text:style-name="P32">ISO equivalent</text:p>
          </table:table-cell>
          <table:table-cell table:style-name="Table5.B2" office:value-type="string">
            <text:p text:style-name="P21">/gmd:MD_Metadata/ gmd:identificationInfo/gmd:MD_DataIdentification/gmd:abstract/gco:CharacterString</text:p>
          </table:table-cell>
        </table:table-row>
        <table:table-row>
          <table:table-cell table:style-name="Table5.A2" office:value-type="string">
            <text:p text:style-name="P32">MM2 equivalent</text:p>
          </table:table-cell>
          <table:table-cell table:style-name="Table5.B2" office:value-type="string">
            <text:p text:style-name="P21">/metadata@name='abstract'</text:p>
          </table:table-cell>
        </table:table-row>
      </table:table>
      <text:h text:style-name="P211"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32">Element</text:p>
          </table:table-cell>
          <table:table-cell table:style-name="Table2.B1" office:value-type="string">
            <text:p text:style-name="P21">/mmd/related_dataset</text:p>
          </table:table-cell>
        </table:table-row>
        <table:table-row>
          <table:table-cell table:style-name="Table2.A2" office:value-type="string">
            <text:p text:style-name="P32">Attributes</text:p>
          </table:table-cell>
          <table:table-cell table:style-name="Table2.B2" office:value-type="string">
            <text:list xml:id="list2828373281244" text:continue-list="list1091789831" text:style-name="L6">
              <text:list-item>
                <text:p text:style-name="P240">relation_type: The type of relation between the datasets. Supported values:</text:p>
                <text:list>
                  <text:list-item>
                    <text:p text:style-name="P240">“parent” - This dataset is a child dataset of the referenced dataset. <text:span text:style-name="T30">i.e.</text:span> the other dataset is its parent.</text:p>
                  </text:list-item>
                  <text:list-item>
                    <text:p text:style-name="P240">“<text:span text:style-name="T60">auxiliary” - This dataset is auxiliary data for the referenced dataset.</text:span></text:p>
                  </text:list-item>
                </text:list>
              </text:list-item>
            </text:list>
          </table:table-cell>
        </table:table-row>
        <table:table-row>
          <table:table-cell table:style-name="Table2.A2" office:value-type="string">
            <text:p text:style-name="P32">Required</text:p>
          </table:table-cell>
          <table:table-cell table:style-name="Table2.B2" office:value-type="string">
            <text:p text:style-name="P21">No</text:p>
          </table:table-cell>
        </table:table-row>
        <table:table-row>
          <table:table-cell table:style-name="Table2.A2" office:value-type="string">
            <text:p text:style-name="P32">Repetition allowed</text:p>
          </table:table-cell>
          <table:table-cell table:style-name="Table2.B2" office:value-type="string">
            <text:p text:style-name="P21">Yes.</text:p>
          </table:table-cell>
        </table:table-row>
        <table:table-row>
          <table:table-cell table:style-name="Table2.A2" office:value-type="string">
            <text:p text:style-name="P32">Description</text:p>
          </table:table-cell>
          <table:table-cell table:style-name="Table2.B2" office:value-type="string">
            <text:p text:style-name="P21">Specifies the relation between this dataset and another dataset. The type of relationship is determined by the relation_type attribute. <text:span text:style-name="T85">The content of the element is a valid identifier as identified in the </text:span><text:span text:style-name="T85"><text:bookmark-ref text:reference-format="text" text:ref-name="__RefHeading__9280_298377631">metadata_identifier</text:bookmark-ref></text:span><text:span text:style-name="T85"><text:s/>element.</text:span></text:p>
          </table:table-cell>
        </table:table-row>
        <table:table-row>
          <table:table-cell table:style-name="Table2.A2" office:value-type="string">
            <text:p text:style-name="P32">DIF equivalent</text:p>
          </table:table-cell>
          <table:table-cell table:style-name="Table2.B2" office:value-type="string">
            <text:p text:style-name="P21">NA</text:p>
          </table:table-cell>
        </table:table-row>
        <table:table-row>
          <table:table-cell table:style-name="Table2.A2" office:value-type="string">
            <text:p text:style-name="P32">ISO equivalent</text:p>
          </table:table-cell>
          <table:table-cell table:style-name="Table2.B2" office:value-type="string">
            <text:p text:style-name="P21">If the relation_type = “parent”. In other cases there are is no mapping.</text:p>
            <text:p text:style-name="P21">/gmd:MD_Metadata/gmd:parentIdentifier</text:p>
          </table:table-cell>
        </table:table-row>
        <table:table-row>
          <table:table-cell table:style-name="Table2.A2" office:value-type="string">
            <text:p text:style-name="P32">MM2 equivalent</text:p>
          </table:table-cell>
          <table:table-cell table:style-name="Table2.B2" office:value-type="string">
            <text:p text:style-name="P104">Within MM2 this was determined by a directory structure and not the content of the metadata files.NA</text:p>
          </table:table-cell>
        </table:table-row>
        <table:table-row>
          <table:table-cell table:style-name="Table2.A2" office:value-type="string">
            <text:p text:style-name="P32">Example XML</text:p>
          </table:table-cell>
          <table:table-cell table:style-name="Table2.B2" office:value-type="string">
            <text:p text:style-name="P150">&lt;related_dataset relation_type=”parent”&gt;</text:p>
            <text:p text:style-name="P150">9663fc67-5687-4bf2-a274-f3826e41fdc8</text:p>
            <text:p text:style-name="P150">&lt;/related_dataset&gt;</text:p>
          </table:table-cell>
        </table:table-row>
      </table:table>
      <text:h text:style-name="P226" text:outline-level="2"><text:bookmark-start text:name="__RefHeading___Toc9353_3947628972"/>last_metadata_update<text:bookmark-end text:name="__RefHeading___Toc9353_3947628972"/></text:h>
      <table:table table:name="Table6" table:style-name="Table6">
        <table:table-column table:style-name="Table6.A"/>
        <table:table-column table:style-name="Table6.B"/>
        <table:table-row>
          <table:table-cell table:style-name="Table6.A1" office:value-type="string">
            <text:p text:style-name="P32">Element</text:p>
          </table:table-cell>
          <table:table-cell table:style-name="Table6.B1" office:value-type="string">
            <text:p text:style-name="P21">/mmd/last_metadata_update</text:p>
          </table:table-cell>
        </table:table-row>
        <table:table-row>
          <table:table-cell table:style-name="Table6.A2" office:value-type="string">
            <text:p text:style-name="P32">Attributes</text:p>
          </table:table-cell>
          <table:table-cell table:style-name="Table6.B2" office:value-type="string">
            <text:p text:style-name="P21">None</text:p>
          </table:table-cell>
        </table:table-row>
        <table:table-row>
          <table:table-cell table:style-name="Table6.A2" office:value-type="string">
            <text:p text:style-name="P32">Required</text:p>
          </table:table-cell>
          <table:table-cell table:style-name="Table6.B2" office:value-type="string">
            <text:p text:style-name="P21">Yes</text:p>
          </table:table-cell>
        </table:table-row>
        <table:table-row>
          <table:table-cell table:style-name="Table6.A2" office:value-type="string">
            <text:p text:style-name="P32">Repetition Allowed</text:p>
          </table:table-cell>
          <table:table-cell table:style-name="Table6.B2" office:value-type="string">
            <text:p text:style-name="P21">No</text:p>
          </table:table-cell>
        </table:table-row>
        <table:table-row>
          <table:table-cell table:style-name="Table6.A2" office:value-type="string">
            <text:p text:style-name="P32">Description</text:p>
          </table:table-cell>
          <table:table-cell table:style-name="Table6.B2" office:value-type="string">
            <text:p text:style-name="P21">The last update of the metadata record.</text:p>
          </table:table-cell>
        </table:table-row>
        <table:table-row>
          <table:table-cell table:style-name="Table6.A2" office:value-type="string">
            <text:p text:style-name="P32">DIF equivalent</text:p>
          </table:table-cell>
          <table:table-cell table:style-name="Table6.B2" office:value-type="string">
            <text:p text:style-name="P21">/DIF/Last_DIF_Revision_Date</text:p>
          </table:table-cell>
        </table:table-row>
        <table:table-row>
          <table:table-cell table:style-name="Table6.A2" office:value-type="string">
            <text:p text:style-name="P32">ISO equivalent</text:p>
          </table:table-cell>
          <table:table-cell table:style-name="Table6.B2" office:value-type="string">
            <text:p text:style-name="P21">/gmd:MD_Metadata/gmd:dateStamp </text:p>
            <text:p text:style-name="P21">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32">MM2 equivalent</text:p>
          </table:table-cell>
          <table:table-cell table:style-name="Table6.B2" office:value-type="string">
            <text:p text:style-name="P21">Fetched from the associated .xmd file: /dataset@datestamp</text:p>
          </table:table-cell>
        </table:table-row>
        <table:table-row>
          <table:table-cell table:style-name="Table6.A2" office:value-type="string">
            <text:p text:style-name="P32">Example XML:</text:p>
          </table:table-cell>
          <table:table-cell table:style-name="Table6.B2" office:value-type="string">
            <text:p text:style-name="P150">&lt;last_<text:span text:style-name="T76">metadata_</text:span>update&gt;</text:p>
            <text:p text:style-name="P150">2012-10-31</text:p>
            <text:p text:style-name="P150">&lt;/last_<text:span text:style-name="T76">meatdata_</text:span>update&gt;</text:p>
          </table:table-cell>
        </table:table-row>
      </table:table>
      <text:h text:style-name="P211"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32">Element</text:p>
          </table:table-cell>
          <table:table-cell table:style-name="Table23.B1" office:value-type="string">
            <text:p text:style-name="P21">/mmd/dataset_language</text:p>
          </table:table-cell>
        </table:table-row>
        <table:table-row>
          <table:table-cell table:style-name="Table23.A2" office:value-type="string">
            <text:p text:style-name="P32">Attributes</text:p>
          </table:table-cell>
          <table:table-cell table:style-name="Table23.B2" office:value-type="string">
            <text:p text:style-name="P21">None</text:p>
          </table:table-cell>
        </table:table-row>
        <table:table-row>
          <table:table-cell table:style-name="Table23.A2" office:value-type="string">
            <text:p text:style-name="P32">Required</text:p>
          </table:table-cell>
          <table:table-cell table:style-name="Table23.B2" office:value-type="string">
            <text:p text:style-name="P21">No</text:p>
          </table:table-cell>
        </table:table-row>
        <table:table-row>
          <table:table-cell table:style-name="Table23.A2" office:value-type="string">
            <text:p text:style-name="P32">Repetition allowed</text:p>
          </table:table-cell>
          <table:table-cell table:style-name="Table23.B2" office:value-type="string">
            <text:p text:style-name="P21">No</text:p>
          </table:table-cell>
        </table:table-row>
        <text:soft-page-break/>
        <table:table-row>
          <table:table-cell table:style-name="Table23.A2" office:value-type="string">
            <text:p text:style-name="P32">Description</text:p>
          </table:table-cell>
          <table:table-cell table:style-name="Table23.B2" office:value-type="string">
            <text:p text:style-name="P21">The language used in production, storage etc. of the dataset. <text:span text:style-name="T59">The default for all datasets is English.</text:span></text:p>
          </table:table-cell>
        </table:table-row>
        <table:table-row>
          <table:table-cell table:style-name="Table23.A2" office:value-type="string">
            <text:p text:style-name="P32">DIF equivalent</text:p>
          </table:table-cell>
          <table:table-cell table:style-name="Table23.B2" office:value-type="string">
            <text:p text:style-name="P21">/DIF/Data_Set_Language</text:p>
          </table:table-cell>
        </table:table-row>
        <table:table-row>
          <table:table-cell table:style-name="Table23.A2" office:value-type="string">
            <text:p text:style-name="P32">ISO equivalent</text:p>
          </table:table-cell>
          <table:table-cell table:style-name="Table23.B2" office:value-type="string">
            <text:p text:style-name="P39">/gmd:MD_Metadata /gmd:identificationInfo/gmd:MD_DataIdentification/gmd:language/gmd:LanguageCode</text:p>
          </table:table-cell>
        </table:table-row>
        <table:table-row>
          <table:table-cell table:style-name="Table23.A2" office:value-type="string">
            <text:p text:style-name="P32">MM2 equivalent</text:p>
          </table:table-cell>
          <table:table-cell table:style-name="Table23.B2" office:value-type="string">
            <text:p text:style-name="P21">NA</text:p>
          </table:table-cell>
        </table:table-row>
        <table:table-row>
          <table:table-cell table:style-name="Table23.A2" office:value-type="string">
            <text:p text:style-name="P32">Example XML:</text:p>
          </table:table-cell>
          <table:table-cell table:style-name="Table23.B2" office:value-type="string">
            <text:p text:style-name="P150">&lt;dataset_language&gt;en&lt;/dataset_language&gt;</text:p>
          </table:table-cell>
        </table:table-row>
      </table:table>
      <text:h text:style-name="P211"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32">Element</text:p>
          </table:table-cell>
          <table:table-cell table:style-name="Table21.B1" office:value-type="string">
            <text:p text:style-name="P21">/mmd/dataset_production_status</text:p>
          </table:table-cell>
        </table:table-row>
        <table:table-row>
          <table:table-cell table:style-name="Table21.A2" office:value-type="string">
            <text:p text:style-name="P32">Attributes</text:p>
          </table:table-cell>
          <table:table-cell table:style-name="Table21.B2" office:value-type="string">
            <text:p text:style-name="P21">None</text:p>
          </table:table-cell>
        </table:table-row>
        <table:table-row>
          <table:table-cell table:style-name="Table21.A2" office:value-type="string">
            <text:p text:style-name="P32">Required</text:p>
          </table:table-cell>
          <table:table-cell table:style-name="Table21.B2" office:value-type="string">
            <text:p text:style-name="P21">Yes</text:p>
          </table:table-cell>
        </table:table-row>
        <table:table-row>
          <table:table-cell table:style-name="Table21.A2" office:value-type="string">
            <text:p text:style-name="P32">Repetition allowed</text:p>
          </table:table-cell>
          <table:table-cell table:style-name="Table21.B2" office:value-type="string">
            <text:p text:style-name="P21">No</text:p>
          </table:table-cell>
        </table:table-row>
        <table:table-row>
          <table:table-cell table:style-name="Table21.A2" office:value-type="string">
            <text:p text:style-name="P32">Description</text:p>
          </table:table-cell>
          <table:table-cell table:style-name="Table21.B2" office:value-type="string">
            <text:p text:style-name="P21">Production status for the dataset using a controlled vocabulary. The valid keywords are listed in <text:bookmark-ref text:reference-format="text" text:ref-name="__RefHeading__1880_33930022">Dataset production status</text:bookmark-ref>. <text:span text:style-name="T55">If set as “In Work”, remember that end_date in </text:span><text:span text:style-name="T55"><text:bookmark-ref text:reference-format="text" text:ref-name="__RefHeading__9294_298377631">temporal_extent</text:bookmark-ref></text:span><text:span text:style-name="T55"><text:s/>can (should) be empty.</text:span></text:p>
          </table:table-cell>
        </table:table-row>
        <table:table-row>
          <table:table-cell table:style-name="Table21.A2" office:value-type="string">
            <text:p text:style-name="P32">DIF equivalent</text:p>
          </table:table-cell>
          <table:table-cell table:style-name="Table21.B2" office:value-type="string">
            <text:p text:style-name="P21">/DIF/Data_Set_Progress</text:p>
            <text:p text:style-name="P25">The defined statuses are the same as in DIF so no mapping is required.</text:p>
          </table:table-cell>
        </table:table-row>
        <table:table-row>
          <table:table-cell table:style-name="Table21.A2" office:value-type="string">
            <text:p text:style-name="P32">ISO equivalent</text:p>
          </table:table-cell>
          <table:table-cell table:style-name="Table21.B2" office:value-type="string">
            <text:p text:style-name="P21">/gmd:MD_Metadata/gmd:status</text:p>
          </table:table-cell>
        </table:table-row>
        <table:table-row>
          <table:table-cell table:style-name="Table21.A2" office:value-type="string">
            <text:p text:style-name="P32">MM2 equivalent</text:p>
          </table:table-cell>
          <table:table-cell table:style-name="Table21.B2" office:value-type="string">
            <text:p text:style-name="P21">NA</text:p>
          </table:table-cell>
        </table:table-row>
        <table:table-row>
          <table:table-cell table:style-name="Table21.A2" office:value-type="string">
            <text:p text:style-name="P32">Example XML</text:p>
          </table:table-cell>
          <table:table-cell table:style-name="Table21.B2" office:value-type="string">
            <text:p text:style-name="P155">&lt;dataset_production_status&gt;</text:p>
            <text:p text:style-name="P155">In Work</text:p>
            <text:p text:style-name="P155">&lt;/dataset_production_status&gt;</text:p>
          </table:table-cell>
        </table:table-row>
      </table:table>
      <text:h text:style-name="P215"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34">Element</text:p>
          </table:table-cell>
          <table:table-cell table:style-name="Table37.B1" office:value-type="string">
            <text:p text:style-name="P46">/mmd/<text:span text:style-name="T36">operational_status</text:span></text:p>
          </table:table-cell>
        </table:table-row>
        <table:table-row>
          <table:table-cell table:style-name="Table37.A2" office:value-type="string">
            <text:p text:style-name="P34">Attributes</text:p>
          </table:table-cell>
          <table:table-cell table:style-name="Table37.B2" office:value-type="string">
            <text:p text:style-name="P46">None</text:p>
          </table:table-cell>
        </table:table-row>
        <table:table-row>
          <table:table-cell table:style-name="Table37.A2" office:value-type="string">
            <text:p text:style-name="P34">Required</text:p>
          </table:table-cell>
          <table:table-cell table:style-name="Table37.B2" office:value-type="string">
            <text:p text:style-name="P46">No</text:p>
          </table:table-cell>
        </table:table-row>
        <table:table-row>
          <table:table-cell table:style-name="Table37.A2" office:value-type="string">
            <text:p text:style-name="P34">Repetition allowed</text:p>
          </table:table-cell>
          <table:table-cell table:style-name="Table37.B2" office:value-type="string">
            <text:p text:style-name="P46">No</text:p>
          </table:table-cell>
        </table:table-row>
        <table:table-row>
          <table:table-cell table:style-name="Table37.A2" office:value-type="string">
            <text:p text:style-name="P34">Description</text:p>
          </table:table-cell>
          <table:table-cell table:style-name="Table37.B2" office:value-type="string">
            <text:p text:style-name="P47">The current operational status of the product. <text:span text:style-name="T37">Valid keywords are listed in </text:span><text:span text:style-name="T37"><text:bookmark-ref text:reference-format="text" text:ref-name="__RefHeading___Toc25333_316962974">Operational status</text:bookmark-ref></text:span><text:span text:style-name="T37">.</text:span></text:p>
          </table:table-cell>
        </table:table-row>
        <table:table-row>
          <table:table-cell table:style-name="Table37.A2" office:value-type="string">
            <text:p text:style-name="P34">DIF equivalent</text:p>
          </table:table-cell>
          <table:table-cell table:style-name="Table37.B2" office:value-type="string">
            <text:p text:style-name="P47">NA</text:p>
          </table:table-cell>
        </table:table-row>
        <table:table-row>
          <table:table-cell table:style-name="Table37.A2" office:value-type="string">
            <text:p text:style-name="P34">ISO equivalent</text:p>
          </table:table-cell>
          <table:table-cell table:style-name="Table37.B2" office:value-type="string">
            <text:p text:style-name="P48">NA</text:p>
          </table:table-cell>
        </table:table-row>
        <table:table-row>
          <table:table-cell table:style-name="Table37.A2" office:value-type="string">
            <text:p text:style-name="P34">MM2 equivalent</text:p>
          </table:table-cell>
          <table:table-cell table:style-name="Table37.B2" office:value-type="string">
            <text:p text:style-name="P47">operational_status</text:p>
          </table:table-cell>
        </table:table-row>
        <table:table-row>
          <table:table-cell table:style-name="Table37.A2" office:value-type="string">
            <text:p text:style-name="P34">Example XML:</text:p>
          </table:table-cell>
          <table:table-cell table:style-name="Table37.B2" office:value-type="string">
            <text:p text:style-name="P156">&lt;<text:span text:style-name="T36">operational_status</text:span>&gt;</text:p>
            <text:p text:style-name="P157">pre-operational</text:p>
            <text:p text:style-name="P156">&lt;/<text:span text:style-name="T36">operational_status</text:span>&gt;</text:p>
          </table:table-cell>
        </table:table-row>
      </table:table>
      <text:h text:style-name="P216"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32">Element</text:p>
          </table:table-cell>
          <table:table-cell table:style-name="Table8.B1" office:value-type="string">
            <text:p text:style-name="P21">/mmd/iso_topic_category</text:p>
          </table:table-cell>
        </table:table-row>
        <table:table-row>
          <table:table-cell table:style-name="Table8.A2" office:value-type="string">
            <text:p text:style-name="P32">Attributes</text:p>
          </table:table-cell>
          <table:table-cell table:style-name="Table8.B2" office:value-type="string">
            <text:p text:style-name="P21">none</text:p>
          </table:table-cell>
        </table:table-row>
        <text:soft-page-break/>
        <table:table-row>
          <table:table-cell table:style-name="Table8.A2" office:value-type="string">
            <text:p text:style-name="P32">Required</text:p>
          </table:table-cell>
          <table:table-cell table:style-name="Table8.B2" office:value-type="string">
            <text:p text:style-name="P21">Yes</text:p>
          </table:table-cell>
        </table:table-row>
        <table:table-row>
          <table:table-cell table:style-name="Table8.A2" office:value-type="string">
            <text:p text:style-name="P32">Repetition allowed</text:p>
          </table:table-cell>
          <table:table-cell table:style-name="Table8.B2" office:value-type="string">
            <text:p text:style-name="P21">Yes</text:p>
          </table:table-cell>
        </table:table-row>
        <table:table-row>
          <table:table-cell table:style-name="Table8.A2" office:value-type="string">
            <text:p text:style-name="P32">Description</text:p>
          </table:table-cell>
          <table:table-cell table:style-name="Table8.B2" office:value-type="string">
            <text:p text:style-name="P21">ISO topic category fetched from a controlled vocabulary. Valid keywords are listed in <text:bookmark-ref text:reference-format="text" text:ref-name="__RefHeading__1484_1714681708">ISO Topic categories</text:bookmark-ref>.</text:p>
            <text:p text:style-name="P21">This field is required for compatibility with DIF and ISO</text:p>
          </table:table-cell>
        </table:table-row>
        <table:table-row>
          <table:table-cell table:style-name="Table8.A2" office:value-type="string">
            <text:p text:style-name="P32">DIF equivalent</text:p>
          </table:table-cell>
          <table:table-cell table:style-name="Table8.B2" office:value-type="string">
            <text:p text:style-name="P21">/DIF/ISO_TOPIC_Category</text:p>
          </table:table-cell>
        </table:table-row>
        <table:table-row>
          <table:table-cell table:style-name="Table8.A2" office:value-type="string">
            <text:p text:style-name="P32">ISO equivalent</text:p>
          </table:table-cell>
          <table:table-cell table:style-name="Table8.B2" office:value-type="string">
            <text:p text:style-name="P21">/gmd:MD_Metadata/gmd:identificationInfo/ gmd:MD_DataIdentification/gmd:topicCategory/gmd:MD_TopicCategoryCode</text:p>
          </table:table-cell>
        </table:table-row>
        <table:table-row>
          <table:table-cell table:style-name="Table8.A2" office:value-type="string">
            <text:p text:style-name="P32">MM2 equivalent</text:p>
          </table:table-cell>
          <table:table-cell table:style-name="Table8.B2" office:value-type="string">
            <text:p text:style-name="P21">/MM2/metadata[@name='topiccategory']</text:p>
          </table:table-cell>
        </table:table-row>
        <table:table-row>
          <table:table-cell table:style-name="Table8.A2" office:value-type="string">
            <text:p text:style-name="P32">Example XML</text:p>
          </table:table-cell>
          <table:table-cell table:style-name="Table8.B2" office:value-type="string">
            <text:p text:style-name="P21">&lt;iso_topic_category&gt;ocean&lt;/iso_topic_category&gt;</text:p>
          </table:table-cell>
        </table:table-row>
      </table:table>
      <text:h text:style-name="P211"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32">Element</text:p>
          </table:table-cell>
          <table:table-cell table:style-name="Table9.B1" office:value-type="string">
            <text:p text:style-name="P21">/mmd/temporal_extent</text:p>
          </table:table-cell>
        </table:table-row>
        <table:table-row>
          <table:table-cell table:style-name="Table9.A2" office:value-type="string">
            <text:p text:style-name="P32">Attributes</text:p>
          </table:table-cell>
          <table:table-cell table:style-name="Table9.B2" office:value-type="string">
            <text:p text:style-name="P21">None</text:p>
          </table:table-cell>
        </table:table-row>
        <table:table-row>
          <table:table-cell table:style-name="Table9.A2" office:value-type="string">
            <text:p text:style-name="P32">Required</text:p>
          </table:table-cell>
          <table:table-cell table:style-name="Table9.B2" office:value-type="string">
            <text:p text:style-name="P21">Yes</text:p>
          </table:table-cell>
        </table:table-row>
        <table:table-row>
          <table:table-cell table:style-name="Table9.A2" office:value-type="string">
            <text:p text:style-name="P32">Repetition allowed</text:p>
          </table:table-cell>
          <table:table-cell table:style-name="Table9.B2" office:value-type="string">
            <text:p text:style-name="P21">Yes. Repetition is used when there are gaps in the dataset.</text:p>
          </table:table-cell>
        </table:table-row>
        <table:table-row>
          <table:table-cell table:style-name="Table9.A2" office:value-type="string">
            <text:p text:style-name="P32">Description</text:p>
          </table:table-cell>
          <table:table-cell table:style-name="Table9.B2" office:value-type="string">
            <text:p text:style-name="P21">Defines the temporal extent or coverage of the dataset. The extent is defined used two sub elements:</text:p>
            <text:list xml:id="list1440301885" text:style-name="L8">
              <text:list-item>
                <text:p text:style-name="P242">start_date: The start date for data collection or model coverage.</text:p>
              </text:list-item>
              <text:list-item>
                <text:p text:style-name="P242">end_date: The end date for data collection or model coverage.</text:p>
              </text:list-item>
              <text:list-item>
                <text:p text:style-name="P243">If the dataset is not complete, the end_date element <text:span text:style-name="T69">can be</text:span> left empty.</text:p>
              </text:list-item>
            </text:list>
          </table:table-cell>
        </table:table-row>
        <table:table-row>
          <table:table-cell table:style-name="Table9.A2" office:value-type="string">
            <text:p text:style-name="P32">DIF equivalent</text:p>
          </table:table-cell>
          <table:table-cell table:style-name="Table9.B2" office:value-type="string">
            <text:p text:style-name="P21">/DIF/Temporal_Coverage</text:p>
          </table:table-cell>
        </table:table-row>
        <table:table-row>
          <table:table-cell table:style-name="Table9.A2" office:value-type="string">
            <text:p text:style-name="P32">ISO equivalent</text:p>
          </table:table-cell>
          <table:table-cell table:style-name="Table9.B2" office:value-type="string">
            <text:p text:style-name="P21">/gmd:MD_Metadata/ gmd:identificationInfo/gmd:MD_DataIdentification/gmd:extent/gmd:EX_Extent/gmd:temporalElement/gmd:EX_TemporalExtent/gmd:extent</text:p>
          </table:table-cell>
        </table:table-row>
        <table:table-row>
          <table:table-cell table:style-name="Table9.A2" office:value-type="string">
            <text:p text:style-name="P32">MM2 equivalent</text:p>
          </table:table-cell>
          <table:table-cell table:style-name="Table9.B2" office:value-type="string">
            <text:p text:style-name="P21">/metadata@name='datacollection_period_from' </text:p>
            <text:p text:style-name="P21">and </text:p>
            <text:p text:style-name="P21">/metadata@name='datacollection_period_to </text:p>
          </table:table-cell>
        </table:table-row>
        <table:table-row>
          <table:table-cell table:style-name="Table9.A2" office:value-type="string">
            <text:p text:style-name="P32">Example XML:</text:p>
          </table:table-cell>
          <table:table-cell table:style-name="Table9.B2" office:value-type="string">
            <text:p text:style-name="P150">&lt;temporal_extent&gt;</text:p>
            <text:p text:style-name="P150"><text:s text:c="2"/>&lt;start_date&gt;2012-01-01&lt;start_date&gt;</text:p>
            <text:p text:style-name="P150"><text:s text:c="2"/>&lt;end_date&gt;2012-02-01&lt;/end_date&gt;</text:p>
            <text:p text:style-name="P150">&lt;/temporal_extent&gt;</text:p>
          </table:table-cell>
        </table:table-row>
      </table:table>
      <text:h text:style-name="P211"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32">Element</text:p>
          </table:table-cell>
          <table:table-cell table:style-name="Table10.B1" office:value-type="string">
            <text:p text:style-name="P21">/mmd/geographic_extent/rectangle</text:p>
          </table:table-cell>
        </table:table-row>
        <table:table-row>
          <table:table-cell table:style-name="Table10.A2" office:value-type="string">
            <text:p text:style-name="P32">Attributes</text:p>
          </table:table-cell>
          <table:table-cell table:style-name="Table10.B2" office:value-type="string">
            <text:p text:style-name="P62">srsName</text:p>
          </table:table-cell>
        </table:table-row>
        <table:table-row>
          <table:table-cell table:style-name="Table10.A2" office:value-type="string">
            <text:p text:style-name="P32">Required</text:p>
          </table:table-cell>
          <table:table-cell table:style-name="Table10.B2" office:value-type="string">
            <text:p text:style-name="P21">Yes</text:p>
          </table:table-cell>
        </table:table-row>
        <table:table-row>
          <table:table-cell table:style-name="Table10.A2" office:value-type="string">
            <text:p text:style-name="P32">Repetition allowed </text:p>
          </table:table-cell>
          <table:table-cell table:style-name="Table10.B2" office:value-type="string">
            <text:p text:style-name="P21">No</text:p>
          </table:table-cell>
        </table:table-row>
        <table:table-row>
          <table:table-cell table:style-name="Table10.A2" office:value-type="string">
            <text:p text:style-name="P32">Description</text:p>
          </table:table-cell>
          <table:table-cell table:style-name="Table10.B2" office:value-type="string">
            <text:p text:style-name="P21">The geographic extend of the datasets defined a rectangle in lat/lon projection. The extent is defined using the following child elements:</text:p>
            <text:list xml:id="list1628245927" text:style-name="L9">
              <text:list-item>
                <text:p text:style-name="P244">north: The northernmost point covered by the dataset.</text:p>
              </text:list-item>
              <text:list-item>
                <text:p text:style-name="P244">south: The southernmost point covered by the dataset.</text:p>
              </text:list-item>
              <text:list-item>
                <text:p text:style-name="P244">west: The westernmost point covered by the dataset.</text:p>
              </text:list-item>
              <text:list-item>
                <text:p text:style-name="P244">east: The easternmost point covered by the dataset.</text:p>
              </text:list-item>
            </text:list>
          </table:table-cell>
        </table:table-row>
        <table:table-row>
          <table:table-cell table:style-name="Table10.A2" office:value-type="string">
            <text:p text:style-name="P32">DIF equivalent</text:p>
          </table:table-cell>
          <table:table-cell table:style-name="Table10.B2" office:value-type="string">
            <text:p text:style-name="P21">/DIF/Spatial_Coverage</text:p>
          </table:table-cell>
        </table:table-row>
        <table:table-row>
          <table:table-cell table:style-name="Table10.A2" office:value-type="string">
            <text:p text:style-name="P32">ISO equivalent</text:p>
          </table:table-cell>
          <table:table-cell table:style-name="Table10.B2" office:value-type="string">
            <text:p text:style-name="P21">/gmd:MD_Metadata/gmd:identificationInfo/gmd:MD_DataIdentification/gmd:extent/gmd:EX_Extent/gmd:geographicElement/gmd:EX_GeographicBoundingBox</text:p>
          </table:table-cell>
        </table:table-row>
        <table:table-row>
          <table:table-cell table:style-name="Table10.A2" office:value-type="string">
            <text:p text:style-name="P32">MM2 equivalent</text:p>
          </table:table-cell>
          <table:table-cell table:style-name="Table10.B2" office:value-type="string">
            <text:p text:style-name="P21">/metadata@name='bounding_box' </text:p>
            <text:p text:style-name="P21">For MM2 this is comma separated list so it needs to be split during conversion.</text:p>
          </table:table-cell>
        </table:table-row>
        <table:table-row>
          <table:table-cell table:style-name="Table10.A2" office:value-type="string">
            <text:p text:style-name="P32">Example XML:</text:p>
          </table:table-cell>
          <table:table-cell table:style-name="Table10.B2" office:value-type="string">
            <text:p text:style-name="P159">&lt;rectangle <text:span text:style-name="T23">srsName="EPSG:4326"</text:span>&gt;</text:p>
            <text:p text:style-name="P150"><text:s text:c="4"/><text:span text:style-name="T23">&lt;north&gt;90&lt;/north&gt;</text:span></text:p>
            <text:p text:style-name="P150"><text:s text:c="4"/><text:span text:style-name="T23">&lt;south&gt;-90&lt;/south&gt;</text:span></text:p>
            <text:p text:style-name="P150"><text:s text:c="4"/><text:span text:style-name="T23">&lt;east&gt;180&lt;/east&gt;</text:span></text:p>
            <text:p text:style-name="P150"><text:s text:c="4"/><text:span text:style-name="T23">&lt;west&gt;-180&lt;/west&gt;</text:span></text:p>
            <text:p text:style-name="P151">&lt;/rectangle&gt;</text:p>
          </table:table-cell>
        </table:table-row>
      </table:table>
      <text:h text:style-name="P211"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32">Element</text:p>
          </table:table-cell>
          <table:table-cell table:style-name="Table11.B1" office:value-type="string">
            <text:p text:style-name="P21">/mmd/geographic_extent/polygon</text:p>
          </table:table-cell>
        </table:table-row>
        <table:table-row>
          <table:table-cell table:style-name="Table11.A2" office:value-type="string">
            <text:p text:style-name="P32">Attributes</text:p>
          </table:table-cell>
          <table:table-cell table:style-name="Table11.B2" office:value-type="string">
            <text:p text:style-name="P21">None</text:p>
          </table:table-cell>
        </table:table-row>
        <table:table-row>
          <table:table-cell table:style-name="Table11.A2" office:value-type="string">
            <text:p text:style-name="P32">Required</text:p>
          </table:table-cell>
          <table:table-cell table:style-name="Table11.B2" office:value-type="string">
            <text:p text:style-name="P21">No</text:p>
          </table:table-cell>
        </table:table-row>
        <table:table-row>
          <table:table-cell table:style-name="Table11.A2" office:value-type="string">
            <text:p text:style-name="P32">Repetition allowed</text:p>
          </table:table-cell>
          <table:table-cell table:style-name="Table11.B2" office:value-type="string">
            <text:p text:style-name="P21">No</text:p>
          </table:table-cell>
        </table:table-row>
        <table:table-row>
          <table:table-cell table:style-name="Table11.A2" office:value-type="string">
            <text:p text:style-name="P32">Description</text:p>
          </table:table-cell>
          <table:table-cell table:style-name="Table11.B2" office:value-type="string">
            <text:p text:style-name="P21">Geographic extent of the dataset described as a GML polygon.</text:p>
            <text:p text:style-name="P21">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32">DIF equivalent</text:p>
          </table:table-cell>
          <table:table-cell table:style-name="Table11.B2" office:value-type="string">
            <text:p text:style-name="P21">NA</text:p>
          </table:table-cell>
        </table:table-row>
        <table:table-row>
          <table:table-cell table:style-name="Table11.A2" office:value-type="string">
            <text:p text:style-name="P32">ISO equivalent</text:p>
          </table:table-cell>
          <table:table-cell table:style-name="Table11.B2" office:value-type="string">
            <text:p text:style-name="P21">/gmd:MD_Metadata/ gmd:identificationInfo/gmd:MD_DataIdentification/gmd:extent/gmd:EX_Extent/gmd:geographicElement/gmd:EX_BoundingPolygon/gmd:polygon/</text:p>
          </table:table-cell>
        </table:table-row>
        <table:table-row>
          <table:table-cell table:style-name="Table11.A2" office:value-type="string">
            <text:p text:style-name="P32">MM2 equivalent</text:p>
          </table:table-cell>
          <table:table-cell table:style-name="Table11.B2" office:value-type="string">
            <text:p text:style-name="P21">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32">Example XML:</text:p>
          </table:table-cell>
          <table:table-cell table:style-name="Table11.B2" office:value-type="string">
            <text:p text:style-name="P150">&lt;polygon&gt;</text:p>
            <text:p text:style-name="P150"><text:s text:c="4"/><text:span text:style-name="T23">&lt;gml:Polygon id="polygon" srsName="EPSG:4326"&gt;</text:span></text:p>
            <text:p text:style-name="P150"><text:s text:c="6"/><text:span text:style-name="T23">&lt;gml:exterior&gt;</text:span></text:p>
            <text:p text:style-name="P150"><text:s text:c="8"/><text:span text:style-name="T23">&lt;gml:LinearRing&gt;</text:span></text:p>
            <text:p text:style-name="P150"><text:s text:c="10"/><text:span text:style-name="T23">&lt;gml:pos&gt;</text:span></text:p>
            <text:p text:style-name="P150"><text:s text:c="12"/><text:span text:style-name="T23">-180 -90</text:span></text:p>
            <text:p text:style-name="P150"><text:s text:c="10"/><text:span text:style-name="T23">&lt;/gml:pos&gt;</text:span></text:p>
            <text:p text:style-name="P150"><text:s text:c="10"/><text:span text:style-name="T23">&lt;gml:pos&gt;</text:span></text:p>
            <text:p text:style-name="P150"><text:s text:c="12"/><text:span text:style-name="T23">180 -90</text:span></text:p>
            <text:p text:style-name="P150"><text:s text:c="10"/><text:span text:style-name="T23">&lt;/gml:pos&gt;</text:span></text:p>
            <text:p text:style-name="P150"><text:s text:c="10"/><text:span text:style-name="T23">&lt;gml:pos&gt;</text:span></text:p>
            <text:p text:style-name="P150"><text:s text:c="12"/><text:span text:style-name="T23">180 90</text:span></text:p>
            <text:p text:style-name="P150"><text:s text:c="10"/><text:span text:style-name="T23">&lt;/gml:pos&gt;</text:span></text:p>
            <text:p text:style-name="P150"><text:s text:c="10"/><text:span text:style-name="T23">&lt;gml:pos&gt;</text:span></text:p>
            <text:p text:style-name="P150"><text:s text:c="12"/><text:span text:style-name="T23">-180 90</text:span></text:p>
            <text:p text:style-name="P150"><text:s text:c="10"/><text:span text:style-name="T23">&lt;/gml:pos&gt;</text:span></text:p>
            <text:p text:style-name="P150"><text:s text:c="10"/><text:span text:style-name="T23">&lt;gml:pos&gt;</text:span></text:p>
            <text:p text:style-name="P150"><text:s text:c="12"/><text:span text:style-name="T23">-180 -90</text:span></text:p>
            <text:p text:style-name="P150"><text:s text:c="10"/><text:span text:style-name="T23">&lt;/gml:pos&gt;</text:span></text:p>
            <text:p text:style-name="P150"><text:s text:c="8"/><text:span text:style-name="T23">&lt;/gml:LinearRing&gt;</text:span></text:p>
            <text:p text:style-name="P150"><text:s text:c="6"/><text:span text:style-name="T23">&lt;/gml:exterior&gt;</text:span></text:p>
            <text:p text:style-name="P150"><text:s text:c="4"/><text:span text:style-name="T23">&lt;/gml:Polygon&gt;</text:span></text:p>
            <text:p text:style-name="P151"><text:s text:c="2"/>&lt;/polygon&gt;</text:p>
          </table:table-cell>
        </table:table-row>
      </table:table>
      <text:h text:style-name="P234"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32">Element</text:p>
          </table:table-cell>
          <table:table-cell table:style-name="Table18.B1" office:value-type="string">
            <text:p text:style-name="P21">/mmd/location</text:p>
          </table:table-cell>
        </table:table-row>
        <table:table-row>
          <table:table-cell table:style-name="Table18.A2" office:value-type="string">
            <text:p text:style-name="P32">Attributes</text:p>
          </table:table-cell>
          <table:table-cell table:style-name="Table18.B2" office:value-type="string">
            <text:p text:style-name="P21">None</text:p>
          </table:table-cell>
        </table:table-row>
        <table:table-row>
          <table:table-cell table:style-name="Table18.A2" office:value-type="string">
            <text:p text:style-name="P32">Required</text:p>
          </table:table-cell>
          <table:table-cell table:style-name="Table18.B2" office:value-type="string">
            <text:p text:style-name="P21">No</text:p>
          </table:table-cell>
        </table:table-row>
        <table:table-row>
          <table:table-cell table:style-name="Table18.A2" office:value-type="string">
            <text:p text:style-name="P32">Repetition allowed</text:p>
          </table:table-cell>
          <table:table-cell table:style-name="Table18.B2" office:value-type="string">
            <text:p text:style-name="P21">No</text:p>
          </table:table-cell>
        </table:table-row>
        <text:soft-page-break/>
        <table:table-row>
          <table:table-cell table:style-name="Table18.A2" office:value-type="string">
            <text:p text:style-name="P32">Description</text:p>
          </table:table-cell>
          <table:table-cell table:style-name="Table18.B2" office:value-type="string">
            <text:p text:style-name="P21"><text:span text:style-name="T22">A textual identification of the</text:span> area covered by the dataset.</text:p>
            <text:p text:style-name="P109"><text:span text:style-name="T10">Describes the name of a place on Earth, a location within the Earth, a vertical location, or a location outside of Earth. The &lt;location&gt;</text:span><text:span text:style-name="Strong_20_Emphasis"><text:span text:style-name="T10"> </text:span></text:span><text:span text:style-name="T10">keywords are a 5-level hierarchy of controlled keywords. This element follows the same </text:span><text:span text:style-name="T13">format</text:span><text:span text:style-name="T10"> as DIF, but also allows other vocabularies as long as they have the same format the DIF vocabulary.</text:span></text:p>
            <text:p text:style-name="P40">location_vocabulary: The name of the vocabulary that is used for locations. This element exists to allow different vocabularies to be used if the vocabulary provided by GCMD is not sufficient</text:p>
            <text:p text:style-name="P49">location_reference: URL to the authoritative source, preferably in SKOS/RDF.<office:annotation><dc:creator>Øystein Godøy</dc:creator><dc:date>2016-03-22T23:14:18</dc:date><loext:sender-initials>ØG</loext:sender-initials><text:p text:style-name="P279"><text:span text:style-name="T88">Need a more stringent description here.</text:span></text:p></office:annotation></text:p>
            <text:list xml:id="list117527871" text:style-name="L10">
              <text:list-item>
                <text:p text:style-name="P245">location_category: The main category of the location name.</text:p>
              </text:list-item>
              <text:list-item>
                <text:p text:style-name="P245">location_type: The main type within a specific location category</text:p>
              </text:list-item>
              <text:list-item>
                <text:p text:style-name="P245">location_subregion1: Subregion1 keyword</text:p>
              </text:list-item>
              <text:list-item>
                <text:p text:style-name="P245">location_subregion2: Subregion2 keyword</text:p>
              </text:list-item>
              <text:list-item>
                <text:p text:style-name="P245">location_subregion3: Subregion3 keyword</text:p>
              </text:list-item>
              <text:list-item>
                <text:p text:style-name="P245">detailed_location: Free text describing the location further</text:p>
              </text:list-item>
            </text:list>
            <text:p text:style-name="P50">Vocabularies used should have a well defined description of the area names, including geographical boundaries (e.g. like SeaDataNet and ICES have).</text:p>
          </table:table-cell>
        </table:table-row>
        <table:table-row>
          <table:table-cell table:style-name="Table18.A2" office:value-type="string">
            <text:p text:style-name="P32"/>
          </table:table-cell>
          <table:table-cell table:style-name="Table18.B2" office:value-type="string">
            <text:p text:style-name="P63"/>
          </table:table-cell>
        </table:table-row>
        <table:table-row>
          <table:table-cell table:style-name="Table18.A2" office:value-type="string">
            <text:p text:style-name="P32">DIF equivalent</text:p>
          </table:table-cell>
          <table:table-cell table:style-name="Table18.B2" office:value-type="string">
            <text:p text:style-name="P21">/Location</text:p>
          </table:table-cell>
        </table:table-row>
        <table:table-row>
          <table:table-cell table:style-name="Table18.A2" office:value-type="string">
            <text:p text:style-name="P32">ISO equivalent</text:p>
          </table:table-cell>
          <table:table-cell table:style-name="Table18.B2" office:value-type="string">
            <text:p text:style-name="P108">NA</text:p>
          </table:table-cell>
        </table:table-row>
        <table:table-row>
          <table:table-cell table:style-name="Table18.A2" office:value-type="string">
            <text:p text:style-name="P32">MM2 equivalent</text:p>
          </table:table-cell>
          <table:table-cell table:style-name="Table18.B2" office:value-type="string">
            <text:p text:style-name="P21">There is no good mapping to MM2 even though the element /metadata@name='area' is somewhat similar.</text:p>
          </table:table-cell>
        </table:table-row>
        <table:table-row>
          <table:table-cell table:style-name="Table18.A2" office:value-type="string">
            <text:p text:style-name="P32">Example XML:</text:p>
          </table:table-cell>
          <table:table-cell table:style-name="Table18.B2" office:value-type="string">
            <text:p text:style-name="P25">&lt;location&gt;</text:p>
            <text:p text:style-name="P25"><text:s text:c="4"/>&lt;location_vocabulary&gt;gcmd&lt;/location_vocabulary&gt;</text:p>
            <text:p text:style-name="P25"><text:s text:c="4"/>&lt;location_category&gt;CONTINENT&lt;/location_category&gt;</text:p>
            <text:p text:style-name="P28"><text:s text:c="4"/>&lt;location_type&gt;NORTH AMERICA&lt;/location_type&gt;</text:p>
            <text:p text:style-name="P192">&lt;location_subregion1&gt;UNITED STATES OF AMERICA&lt;/location_subregion1&gt;</text:p>
            <text:p text:style-name="P25"><text:s text:c="4"/>&lt;location_subregion2&gt;MARYLAND&lt;/location_subregion2&gt;</text:p>
            <text:p text:style-name="P25"><text:s text:c="4"/>&lt;location_subregion3&gt;BALTIMORE&lt;/location_subregion3&gt;</text:p>
            <text:p text:style-name="P25"><text:s text:c="4"/>&lt;detailed_location&gt;Middle River&lt;/detailed_location&gt;</text:p>
            <text:p text:style-name="P25">&lt;/location&gt;</text:p>
          </table:table-cell>
        </table:table-row>
      </table:table>
      <text:h text:style-name="P211"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32">Element</text:p>
          </table:table-cell>
          <table:table-cell table:style-name="Table12.B1" office:value-type="string">
            <text:p text:style-name="P21">/mmd/access_constraint</text:p>
          </table:table-cell>
        </table:table-row>
        <table:table-row>
          <table:table-cell table:style-name="Table12.A2" office:value-type="string">
            <text:p text:style-name="P32">Attributes</text:p>
          </table:table-cell>
          <table:table-cell table:style-name="Table12.B2" office:value-type="string">
            <text:p text:style-name="P21">None</text:p>
          </table:table-cell>
        </table:table-row>
        <table:table-row>
          <table:table-cell table:style-name="Table12.A2" office:value-type="string">
            <text:p text:style-name="P32">Required</text:p>
          </table:table-cell>
          <table:table-cell table:style-name="Table12.B2" office:value-type="string">
            <text:p text:style-name="P21">No</text:p>
          </table:table-cell>
        </table:table-row>
        <table:table-row>
          <table:table-cell table:style-name="Table12.A2" office:value-type="string">
            <text:p text:style-name="P32">Repetition allowed</text:p>
          </table:table-cell>
          <table:table-cell table:style-name="Table12.B2" office:value-type="string">
            <text:p text:style-name="P21">No</text:p>
          </table:table-cell>
        </table:table-row>
        <table:table-row>
          <table:table-cell table:style-name="Table12.A2" office:value-type="string">
            <text:p text:style-name="P32">Description</text:p>
          </table:table-cell>
          <table:table-cell table:style-name="Table12.B2" office:value-type="string">
            <text:p text:style-name="P21">Limitations on the access to the dataset.</text:p>
            <text:p text:style-name="P21">See <text:bookmark-ref text:reference-format="chapter" text:ref-name="__RefHeading__2876_249282406">5.4</text:bookmark-ref><text:s/>for a list of valid values.</text:p>
          </table:table-cell>
        </table:table-row>
        <text:soft-page-break/>
        <table:table-row>
          <table:table-cell table:style-name="Table12.A2" office:value-type="string">
            <text:p text:style-name="P32">DIF equivalent</text:p>
          </table:table-cell>
          <table:table-cell table:style-name="Table12.B2" office:value-type="string">
            <text:p text:style-name="P21">/DIF/Access_Constraints</text:p>
          </table:table-cell>
        </table:table-row>
        <table:table-row>
          <table:table-cell table:style-name="Table12.A2" office:value-type="string">
            <text:p text:style-name="P32">ISO equivalent</text:p>
          </table:table-cell>
          <table:table-cell table:style-name="Table12.B2" office:value-type="string">
            <text:p text:style-name="P21">/gmd:MD_Metadata /gmd:identificationInfo/gmd:MD_DataIdentification/gmd:resourceConstraints/gmd:MD_LegalConstraints/gmd:accessConstraints/gmd:MD_RestrictionCode = 'otherConstraints'</text:p>
            <text:p text:style-name="P21">and</text:p>
            <text:p text:style-name="P21">/gmd:MD_Metadata /gmd:identificationInfo/gmd:MD_DataIdentification/gmd:resourceConstraints/gmd:MD_LegalConstraints/gmd:otherConstraints/gco:CharacterString</text:p>
          </table:table-cell>
        </table:table-row>
        <table:table-row>
          <table:table-cell table:style-name="Table12.A2" office:value-type="string">
            <text:p text:style-name="P32">MM2 equivalent</text:p>
          </table:table-cell>
          <table:table-cell table:style-name="Table12.B2" office:value-type="string">
            <text:p text:style-name="P21">/metadata@name='distribution_statement'</text:p>
          </table:table-cell>
        </table:table-row>
        <table:table-row>
          <table:table-cell table:style-name="Table12.A2" office:value-type="string">
            <text:p text:style-name="P32">Example XML:</text:p>
          </table:table-cell>
          <table:table-cell table:style-name="Table12.B2" office:value-type="string">
            <text:p text:style-name="P150">&lt;access_constraint&gt;Open for all&lt;/access_constraint&gt;</text:p>
          </table:table-cell>
        </table:table-row>
      </table:table>
      <text:h text:style-name="P211"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32">Element</text:p>
          </table:table-cell>
          <table:table-cell table:style-name="Table26.B1" office:value-type="string">
            <text:p text:style-name="P21">/mmd/use_constraint</text:p>
          </table:table-cell>
        </table:table-row>
        <table:table-row>
          <table:table-cell table:style-name="Table26.A2" office:value-type="string">
            <text:p text:style-name="P32">Attributes</text:p>
          </table:table-cell>
          <table:table-cell table:style-name="Table26.B2" office:value-type="string">
            <text:p text:style-name="P21">None</text:p>
          </table:table-cell>
        </table:table-row>
        <table:table-row>
          <table:table-cell table:style-name="Table26.A2" office:value-type="string">
            <text:p text:style-name="P32">Required</text:p>
          </table:table-cell>
          <table:table-cell table:style-name="Table26.B2" office:value-type="string">
            <text:p text:style-name="P21">No</text:p>
          </table:table-cell>
        </table:table-row>
        <table:table-row>
          <table:table-cell table:style-name="Table26.A2" office:value-type="string">
            <text:p text:style-name="P32">Repetition allowed</text:p>
          </table:table-cell>
          <table:table-cell table:style-name="Table26.B2" office:value-type="string">
            <text:p text:style-name="P21">No</text:p>
          </table:table-cell>
        </table:table-row>
        <table:table-row>
          <table:table-cell table:style-name="Table26.A2" office:value-type="string">
            <text:p text:style-name="P32">Description</text:p>
          </table:table-cell>
          <table:table-cell table:style-name="Table26.B2" office:value-type="string">
            <text:p text:style-name="P21">Restrictions on the use of the dataset.</text:p>
            <text:p text:style-name="P21">See <text:s/><text:bookmark-ref text:reference-format="text" text:ref-name="__RefHeading__2878_249282406">Use constraints</text:bookmark-ref>for a list of valid values.</text:p>
          </table:table-cell>
        </table:table-row>
        <table:table-row>
          <table:table-cell table:style-name="Table26.A2" office:value-type="string">
            <text:p text:style-name="P32">DIF equivalent</text:p>
          </table:table-cell>
          <table:table-cell table:style-name="Table26.B2" office:value-type="string">
            <text:p text:style-name="P21">/DIF/Use_Constraint</text:p>
          </table:table-cell>
        </table:table-row>
        <table:table-row>
          <table:table-cell table:style-name="Table26.A2" office:value-type="string">
            <text:p text:style-name="P32">ISO equivalent</text:p>
          </table:table-cell>
          <table:table-cell table:style-name="Table26.B2" office:value-type="string">
            <text:p text:style-name="P21">/gmd:MD_Metadata /gmd:identificationInfo/gmd:MD_DataIdentification/gmd:resourceConstraints/gmd:MD_LegalConstraints/gmd:useLimitation/gco:CharacterString</text:p>
          </table:table-cell>
        </table:table-row>
        <table:table-row>
          <table:table-cell table:style-name="Table26.A2" office:value-type="string">
            <text:p text:style-name="P32">MM2 equivalent</text:p>
          </table:table-cell>
          <table:table-cell table:style-name="Table26.B2" office:value-type="string">
            <text:p text:style-name="P21">NA</text:p>
          </table:table-cell>
        </table:table-row>
        <table:table-row>
          <table:table-cell table:style-name="Table26.A2" office:value-type="string">
            <text:p text:style-name="P32">Example XML:</text:p>
          </table:table-cell>
          <table:table-cell table:style-name="Table26.B2" office:value-type="string">
            <text:p text:style-name="P21">&lt;use_constraint&gt;CC-BY&lt;/use_constraint&gt;</text:p>
          </table:table-cell>
        </table:table-row>
      </table:table>
      <text:h text:style-name="P211"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32">Element</text:p>
          </table:table-cell>
          <table:table-cell table:style-name="Table15.B1" office:value-type="string">
            <text:p text:style-name="P21">/mmd/project</text:p>
          </table:table-cell>
        </table:table-row>
        <table:table-row>
          <table:table-cell table:style-name="Table15.A2" office:value-type="string">
            <text:p text:style-name="P32">Attributes</text:p>
          </table:table-cell>
          <table:table-cell table:style-name="Table15.B2" office:value-type="string">
            <text:p text:style-name="P21">None</text:p>
          </table:table-cell>
        </table:table-row>
        <table:table-row>
          <table:table-cell table:style-name="Table15.A2" office:value-type="string">
            <text:p text:style-name="P32">Required</text:p>
          </table:table-cell>
          <table:table-cell table:style-name="Table15.B2" office:value-type="string">
            <text:p text:style-name="P21">No</text:p>
          </table:table-cell>
        </table:table-row>
        <table:table-row>
          <table:table-cell table:style-name="Table15.A2" office:value-type="string">
            <text:p text:style-name="P32">Repetition allowed</text:p>
          </table:table-cell>
          <table:table-cell table:style-name="Table15.B2" office:value-type="string">
            <text:p text:style-name="P103">Yes</text:p>
          </table:table-cell>
        </table:table-row>
        <table:table-row>
          <table:table-cell table:style-name="Table15.A2" office:value-type="string">
            <text:p text:style-name="P32">Description</text:p>
          </table:table-cell>
          <table:table-cell table:style-name="Table15.B2" office:value-type="string">
            <text:p text:style-name="P21">Project where the dataset was generated or collected. The element is described using two child element:</text:p>
            <text:list xml:id="list2860015786" text:style-name="L11">
              <text:list-item>
                <text:p text:style-name="P246">short_name: is the abbreviated name of the project from which the data were collected. </text:p>
              </text:list-item>
              <text:list-item>
                <text:p text:style-name="P246">long_name: is the full name of the project from which the data were collected.</text:p>
              </text:list-item>
            </text:list>
            <text:p text:style-name="P21">These names must be maintained in a controlled vocabulary.</text:p>
          </table:table-cell>
        </table:table-row>
        <table:table-row>
          <table:table-cell table:style-name="Table15.A2" office:value-type="string">
            <text:p text:style-name="P32">DIF equivalent</text:p>
          </table:table-cell>
          <table:table-cell table:style-name="Table15.B2" office:value-type="string">
            <text:p text:style-name="P21">/DIF/Project</text:p>
          </table:table-cell>
        </table:table-row>
        <table:table-row>
          <table:table-cell table:style-name="Table15.A2" office:value-type="string">
            <text:p text:style-name="P32">ISO equivalent</text:p>
          </table:table-cell>
          <table:table-cell table:style-name="Table15.B2" office:value-type="string">
            <text:p text:style-name="P21">NA</text:p>
          </table:table-cell>
        </table:table-row>
        <table:table-row>
          <table:table-cell table:style-name="Table15.A2" office:value-type="string">
            <text:p text:style-name="P32">MM2 equivalent</text:p>
          </table:table-cell>
          <table:table-cell table:style-name="Table15.B2" office:value-type="string">
            <text:p text:style-name="Table_20_Contents"><text:a xlink:type="simple" xlink:href="../../../../metadata@name" text:style-name="Internet_20_link" text:visited-style-name="Visited_20_Internet_20_Link"><text:span text:style-name="T10">/metadata@name</text:span></text:a><text:span text:style-name="T10">='project_name' </text:span><text:span text:style-name="T14">(usually mapped to </text:span><text:span text:style-name="T10"><text:s/>/project/long_name</text:span><text:span text:style-name="T14">)</text:span></text:p>
          </table:table-cell>
        </table:table-row>
        <table:table-row>
          <table:table-cell table:style-name="Table15.A2" office:value-type="string">
            <text:p text:style-name="P32">Example XML:</text:p>
          </table:table-cell>
          <table:table-cell table:style-name="Table15.B2" office:value-type="string">
            <text:p text:style-name="P150">&lt;project&gt;</text:p>
            <text:p text:style-name="P150">&lt;short_name&gt;ICE&lt;/short_name&gt;</text:p>
            <text:p text:style-name="P150">&lt;long_name&gt;Ice Coverage Everywhere&lt;/long_name&gt;</text:p>
            <text:p text:style-name="P150">&lt;/project&gt;</text:p>
          </table:table-cell>
        </table:table-row>
      </table:table>
      <text:h text:style-name="P211"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32">Element</text:p>
          </table:table-cell>
          <table:table-cell table:style-name="Table36.B1" office:value-type="string">
            <text:p text:style-name="P21">/mmd/activity_type</text:p>
          </table:table-cell>
        </table:table-row>
        <table:table-row>
          <table:table-cell table:style-name="Table36.A2" office:value-type="string">
            <text:p text:style-name="P32">Attributes</text:p>
          </table:table-cell>
          <table:table-cell table:style-name="Table36.B2" office:value-type="string">
            <text:p text:style-name="P21">None</text:p>
          </table:table-cell>
        </table:table-row>
        <table:table-row>
          <table:table-cell table:style-name="Table36.A2" office:value-type="string">
            <text:p text:style-name="P32">Required</text:p>
          </table:table-cell>
          <table:table-cell table:style-name="Table36.B2" office:value-type="string">
            <text:p text:style-name="P21">No</text:p>
          </table:table-cell>
        </table:table-row>
        <table:table-row>
          <table:table-cell table:style-name="Table36.A2" office:value-type="string">
            <text:p text:style-name="P32">Repetition allowed</text:p>
          </table:table-cell>
          <table:table-cell table:style-name="Table36.B2" office:value-type="string">
            <text:p text:style-name="P21">Yes.</text:p>
          </table:table-cell>
        </table:table-row>
        <table:table-row>
          <table:table-cell table:style-name="Table36.A2" office:value-type="string">
            <text:p text:style-name="P32">Description</text:p>
          </table:table-cell>
          <table:table-cell table:style-name="Table36.B2" office:value-type="string">
            <text:p text:style-name="P21">The activity used to collect the data.</text:p>
            <text:p text:style-name="P21"><text:span text:style-name="T39">Valid keywords are listed in </text:span><text:span text:style-name="T39"><text:bookmark-ref text:reference-format="text" text:ref-name="__RefHeading___Toc27423_316962974">Activity type</text:bookmark-ref></text:span><text:span text:style-name="T39">. </text:span></text:p>
          </table:table-cell>
        </table:table-row>
        <table:table-row>
          <table:table-cell table:style-name="Table36.A2" office:value-type="string">
            <text:p text:style-name="P32">DIF equivalent</text:p>
          </table:table-cell>
          <table:table-cell table:style-name="Table36.B2" office:value-type="string">
            <text:p text:style-name="P25">NA</text:p>
          </table:table-cell>
        </table:table-row>
        <table:table-row>
          <table:table-cell table:style-name="Table36.A2" office:value-type="string">
            <text:p text:style-name="P32">ISO equivalent</text:p>
          </table:table-cell>
          <table:table-cell table:style-name="Table36.B2" office:value-type="string">
            <text:p text:style-name="P21">NA</text:p>
          </table:table-cell>
        </table:table-row>
        <table:table-row>
          <table:table-cell table:style-name="Table36.A2" office:value-type="string">
            <text:p text:style-name="P32">MM2 equivalent</text:p>
          </table:table-cell>
          <table:table-cell table:style-name="Table36.B2" office:value-type="string">
            <text:p text:style-name="P21">/metadata@name='activity_type' </text:p>
          </table:table-cell>
        </table:table-row>
        <table:table-row>
          <table:table-cell table:style-name="Table36.A2" office:value-type="string">
            <text:p text:style-name="P32">Example XML:</text:p>
          </table:table-cell>
          <table:table-cell table:style-name="Table36.B2" office:value-type="string">
            <text:p text:style-name="P150">&lt;activity_type&gt;Space Borne Instrument&lt;/activity_type&gt;</text:p>
          </table:table-cell>
        </table:table-row>
      </table:table>
      <text:h text:style-name="P234" text:outline-level="2"><text:bookmark-start text:name="__RefHeading__9308_298377631"/><text:soft-page-break/>keywords<office:annotation><dc:creator>Øystein Godøy</dc:creator><dc:date>2017-05-09T14:49:38</dc:date><loext:sender-initials>ØG</loext:sender-initials><text:p text:style-name="P279"><text:span text:style-name="T88">This is inconsistentlty handled in the current version of SolR etc. The changes below are reflecting the current status which should be changed if necessary...</text:span></text:p></office:annotation><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32">Element</text:p>
          </table:table-cell>
          <table:table-cell table:style-name="Table13.B1" office:value-type="string">
            <text:p text:style-name="P21">/mmd/keywords</text:p>
          </table:table-cell>
        </table:table-row>
        <table:table-row>
          <table:table-cell table:style-name="Table13.A2" office:value-type="string">
            <text:p text:style-name="P32">Attributes</text:p>
          </table:table-cell>
          <table:table-cell table:style-name="Table13.B2" office:value-type="string">
            <text:list xml:id="list1689372145" text:style-name="L12">
              <text:list-item>
                <text:p text:style-name="P247">vocabulary: The vocabulary where the keyword is fetched from. The vocabulary “none” is used if the keyword is not from a vocabulary.</text:p>
              </text:list-item>
            </text:list>
          </table:table-cell>
        </table:table-row>
        <table:table-row>
          <table:table-cell table:style-name="Table13.A2" office:value-type="string">
            <text:p text:style-name="P32">Required</text:p>
          </table:table-cell>
          <table:table-cell table:style-name="Table13.B2" office:value-type="string">
            <text:p text:style-name="P75">Yes</text:p>
          </table:table-cell>
        </table:table-row>
        <table:table-row>
          <table:table-cell table:style-name="Table13.A2" office:value-type="string">
            <text:p text:style-name="P32">Repetition allowed</text:p>
          </table:table-cell>
          <table:table-cell table:style-name="Table13.B2" office:value-type="string">
            <text:p text:style-name="P92">Yes. </text:p>
            <text:p text:style-name="P92">It is expected that different keyword elements have different vocabulary child elements.</text:p>
          </table:table-cell>
        </table:table-row>
        <table:table-row>
          <table:table-cell table:style-name="Table13.A2" office:value-type="string">
            <text:p text:style-name="P32">Description</text:p>
          </table:table-cell>
          <table:table-cell table:style-name="Table13.B2" office:value-type="string">
            <text:p text:style-name="P21">A set of keywords describing the dataset. The keywords can be fetched from a per-defined vocabulary, but this is not a requirement. This element has two child elements:</text:p>
            <text:list xml:id="list3985232806" text:style-name="L13">
              <text:list-item>
                <text:p text:style-name="P248"><text:span text:style-name="T7">reference: URI to machine readable form of the vocabulary used.</text:span><office:annotation><dc:creator>Øystein Godøy</dc:creator><dc:date>2016-03-23T00:18:16</dc:date><loext:sender-initials>ØG</loext:sender-initials><text:p text:style-name="P279"><text:span text:style-name="T88">Should also include a reference (URI) to machine readable form of the vocabulary.</text:span></text:p></office:annotation></text:p>
              </text:list-item>
              <text:list-item>
                <text:p text:style-name="P250">keyword: A single keyword describing the dataset. <text:span text:style-name="T5">This can be hierarchically like GCMD using a separator.</text:span></text:p>
              </text:list-item>
              <text:list-item>
                <text:p text:style-name="P251">separator: the character used as separator. This could be e.g. the GCMD ‘&gt;’, but in XML this is encoded as ‘&amp;gt;’. <text:span text:style-name="T79">Other v</text:span>alid separators are: | / -. </text:p>
              </text:list-item>
            </text:list>
            <text:p text:style-name="P21">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text:s/>etc. <text:span text:style-name="T70">The primary usage for this element is to describe variables in the dataset, but it could also be used to describe other features.</text:span></text:p>
          </table:table-cell>
        </table:table-row>
        <table:table-row>
          <table:table-cell table:style-name="Table13.A2" office:value-type="string">
            <text:p text:style-name="P32">DIF equivalent</text:p>
          </table:table-cell>
          <table:table-cell table:style-name="Table13.B2" office:value-type="string">
            <text:p text:style-name="P21">/DIF/<text:span text:style-name="T50">Parameters</text:span></text:p>
          </table:table-cell>
        </table:table-row>
        <table:table-row>
          <table:table-cell table:style-name="Table13.A2" office:value-type="string">
            <text:p text:style-name="P32">ISO equivalent</text:p>
          </table:table-cell>
          <table:table-cell table:style-name="Table13.B2" office:value-type="string">
            <text:p text:style-name="P21">/gmd:MD_Metadata /gmd:identificationInfo/gmd:MD_DataIdentification/gmd:descriptiveKeywords/gmd:MD_Keywords/gmd:keyword/gco:CharacterString</text:p>
          </table:table-cell>
        </table:table-row>
        <table:table-row>
          <table:table-cell table:style-name="Table13.A2" office:value-type="string">
            <text:p text:style-name="P32">MM2 equivalent</text:p>
          </table:table-cell>
          <table:table-cell table:style-name="Table13.B2" office:value-type="string">
            <text:p text:style-name="P21">/metadata@name='<text:span text:style-name="T40">variable</text:span>' </text:p>
          </table:table-cell>
        </table:table-row>
        <table:table-row>
          <table:table-cell table:style-name="Table13.A2" office:value-type="string">
            <text:p text:style-name="P32">Example XML:</text:p>
          </table:table-cell>
          <table:table-cell table:style-name="Table13.B2" office:value-type="string">
            <text:p text:style-name="P150">&lt;keywords vocabulary=”<text:span text:style-name="T6">MyOwnVocab</text:span>”&gt;</text:p>
            <text:p text:style-name="P150"><text:s text:c="2"/>&lt;keyword&gt;ice_edge&lt;/keyword&gt;</text:p>
            <text:p text:style-name="P150"><text:s text:c="2"/>&lt;keyword&gt;Manual Generated Ice Edge&lt;/keyword&gt;</text:p>
            <text:p text:style-name="P150">&lt;/keywords&gt;</text:p>
            <text:p text:style-name="P150"/>
            <text:p text:style-name="P162">&lt;keywords vocabulary=”GCMD”&gt;</text:p>
            <text:p text:style-name="P162"><text:s text:c="2"/>&lt;<text:span text:style-name="T71">separator&gt;-&lt;/separator&gt;</text:span></text:p>
            <text:p text:style-name="P163"><text:s text:c="2"/><text:span text:style-name="T72">&lt;reference&gt;https://wiki.earthdata.nasa.gov/display/CMR/GCMD+Keyword+Access&lt;/reference&gt;</text:span><text:span text:style-name="T72"><office:annotation><dc:creator>Øystein Godøy</dc:creator><dc:date>2017-05-09T15:02:33</dc:date><loext:sender-initials>ØG</loext:sender-initials><text:p text:style-name="P279"><text:span text:style-name="T88">Need to change this to the web service...</text:span></text:p></office:annotation></text:span></text:p>
            <text:p text:style-name="P162"><text:s text:c="2"/><text:span text:style-name="T71">&lt;keyword&gt;Earth Science - Climate Indicators - Teleconnections - North Atlantic Oscillation&lt;/keyword&gt;</text:span></text:p>
            <text:p text:style-name="P162">&lt;/keywords&gt;</text:p>
            <text:p text:style-name="P150"/>
            <text:p text:style-name="P165"/>
          </table:table-cell>
        </table:table-row>
      </table:table>
      <text:h text:style-name="P211" text:outline-level="2"><text:bookmark-start text:name="__RefHeading__9310_298377631"/><text:soft-page-break/>instrument<office:annotation><dc:creator>Øystein Godøy</dc:creator><dc:date>2016-03-22T23:35:59</dc:date><loext:sender-initials>ØG</loext:sender-initials><text:p text:style-name="P279"><text:span text:style-name="T88">This actually part of the WIGOS standard and we need to determine which type information to provide where. I would suggest to rather link dataset metadata with WIGOS metadata. </text:span></text:p><text:p text:style-name="P279"><text:span text:style-name="T88"/></text:p><text:p text:style-name="P279"><text:span text:style-name="T88">Of course we need persistent URIs.</text:span></text:p><text:p text:style-name="P279"><text:span text:style-name="T88"/></text:p><text:p text:style-name="P279"><text:span text:style-name="T88">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32">Element</text:p>
          </table:table-cell>
          <table:table-cell table:style-name="Table16.B1" office:value-type="string">
            <text:p text:style-name="P21">/mmd/instrument</text:p>
          </table:table-cell>
        </table:table-row>
        <table:table-row>
          <table:table-cell table:style-name="Table16.A2" office:value-type="string">
            <text:p text:style-name="P32">Attributes</text:p>
          </table:table-cell>
          <table:table-cell table:style-name="Table16.B2" office:value-type="string">
            <text:p text:style-name="P21">None</text:p>
          </table:table-cell>
        </table:table-row>
        <table:table-row>
          <table:table-cell table:style-name="Table16.A2" office:value-type="string">
            <text:p text:style-name="P32">Required</text:p>
          </table:table-cell>
          <table:table-cell table:style-name="Table16.B2" office:value-type="string">
            <text:p text:style-name="P21">No</text:p>
          </table:table-cell>
        </table:table-row>
        <table:table-row>
          <table:table-cell table:style-name="Table16.A2" office:value-type="string">
            <text:p text:style-name="P32">Repetition allowed</text:p>
          </table:table-cell>
          <table:table-cell table:style-name="Table16.B2" office:value-type="string">
            <text:p text:style-name="P21">Yes</text:p>
          </table:table-cell>
        </table:table-row>
        <table:table-row>
          <table:table-cell table:style-name="Table16.A2" office:value-type="string">
            <text:p text:style-name="P32">Description</text:p>
          </table:table-cell>
          <table:table-cell table:style-name="Table16.B2" office:value-type="string">
            <text:p text:style-name="P21">Instrument used to collect the data. The element is described using two child elements:</text:p>
            <text:list xml:id="list1992813497" text:style-name="L14">
              <text:list-item>
                <text:p text:style-name="P252">short_name: is the abbreviated name of the instrument used to acquire the data. </text:p>
              </text:list-item>
              <text:list-item>
                <text:p text:style-name="P252">long_name: is the full name of the instrument used to acquire the data.</text:p>
              </text:list-item>
              <text:list-item>
                <text:p text:style-name="P253"><text:span text:style-name="T81">m</text:span>ode: is the operating mode of the instrument (if applicable).</text:p>
                <text:list>
                  <text:list-item>
                    <text:p text:style-name="P254">polarisation: polarisation mode when applicable.</text:p>
                  </text:list-item>
                </text:list>
              </text:list-item>
              <text:list-item>
                <text:p text:style-name="P255">product_type: is the type of product generated (if applicable)</text:p>
              </text:list-item>
            </text:list>
            <text:p text:style-name="P21">See <text:bookmark-ref text:reference-format="text" text:ref-name="__RefHeading__12878_298377631">Instruments</text:bookmark-ref>,<text:span text:style-name="T61"> </text:span><text:span text:style-name="T61"><text:bookmark-ref text:reference-format="text" text:ref-name="__RefHeading___Toc15617_871793628">Instrument modes</text:bookmark-ref></text:span><text:span text:style-name="T61"><text:s/>and </text:span><text:span text:style-name="T61"><text:bookmark-ref text:reference-format="text" text:ref-name="__RefHeading___Toc18723_1821090192">Polarisation modes</text:bookmark-ref></text:span><text:span text:style-name="T61">for list.</text:span></text:p>
          </table:table-cell>
        </table:table-row>
        <table:table-row>
          <table:table-cell table:style-name="Table16.A2" office:value-type="string">
            <text:p text:style-name="P32">DIF equivalent</text:p>
          </table:table-cell>
          <table:table-cell table:style-name="Table16.B2" office:value-type="string">
            <text:p text:style-name="P21">/DIF/Instrument</text:p>
          </table:table-cell>
        </table:table-row>
        <table:table-row>
          <table:table-cell table:style-name="Table16.A2" office:value-type="string">
            <text:p text:style-name="P32">ISO equivalent</text:p>
          </table:table-cell>
          <table:table-cell table:style-name="Table16.B2" office:value-type="string">
            <text:p text:style-name="P21">For ISO we just translate instruments to keywords belonging to a specific vocabulary. </text:p>
            <text:p text:style-name="P21">/gmd:MD_Metadata /gmd:identificationInfo/gmd:MD_DataIdentification/gmd:descriptiveKeywords/gmd:MD_Keywords/gmd:keyword/gco:CharacterString</text:p>
          </table:table-cell>
        </table:table-row>
        <table:table-row>
          <table:table-cell table:style-name="Table16.A2" office:value-type="string">
            <text:p text:style-name="P32">MM2 equivalent</text:p>
          </table:table-cell>
          <table:table-cell table:style-name="Table16.B2" office:value-type="string">
            <text:p text:style-name="P21">?</text:p>
          </table:table-cell>
        </table:table-row>
        <table:table-row>
          <table:table-cell table:style-name="Table16.A2" office:value-type="string">
            <text:p text:style-name="P32">Example XML:</text:p>
          </table:table-cell>
          <table:table-cell table:style-name="Table16.B2" office:value-type="string">
            <text:p text:style-name="P150">&lt;instrument&gt;</text:p>
            <text:p text:style-name="P150">&lt;short_name&gt;MODIS&lt;/short_name&gt;</text:p>
            <text:p text:style-name="P150">&lt;long_name&gt;Moderate Resolution Imaging Spectroradiometer&lt;/long_name&gt;</text:p>
            <text:p text:style-name="P150">&lt;instrument&gt;</text:p>
            <text:p text:style-name="P150"/>
            <text:p text:style-name="P166">or</text:p>
            <text:p text:style-name="P166"/>
            <text:p text:style-name="P166">mmd:instrument&gt;</text:p>
            <text:p text:style-name="P166"><text:s text:c="2"/>&lt;mmd:short_name&gt;SAR-C SAR&lt;/mmd:short_name&gt;</text:p>
            <text:p text:style-name="P166"><text:s text:c="2"/>&lt;mmd:long_name&gt;Synthetic Aperture Radar (C-band)&lt;/mmd:long_name&gt;</text:p>
            <text:p text:style-name="P166"><text:s text:c="2"/>&lt;mmd:mode&gt;IW</text:p>
            <text:p text:style-name="P166"><text:s text:c="5"/>&lt;mmd:polarisation&gt;VV VH&lt;/mmd:polarisation&gt;</text:p>
            <text:p text:style-name="P166"><text:s text:c="2"/>&lt;/mmd:mode&gt;</text:p>
            <text:p text:style-name="P166">&lt;/mmd:instrument&gt;</text:p>
          </table:table-cell>
        </table:table-row>
      </table:table>
      <text:h text:style-name="P227" text:outline-level="2"><text:bookmark-start text:name="__RefHeading___Toc9355_3947628972"/><text:soft-page-break/>platform<text:bookmark-end text:name="__RefHeading___Toc9355_3947628972"/></text:h>
      <table:table table:name="Table22" table:style-name="Table22">
        <table:table-column table:style-name="Table22.A"/>
        <table:table-column table:style-name="Table22.B"/>
        <table:table-row>
          <table:table-cell table:style-name="Table22.A1" office:value-type="string">
            <text:p text:style-name="P32">Element</text:p>
          </table:table-cell>
          <table:table-cell table:style-name="Table22.B1" office:value-type="string">
            <text:p text:style-name="P21">/mmd/platform</text:p>
          </table:table-cell>
        </table:table-row>
        <table:table-row>
          <table:table-cell table:style-name="Table22.A2" office:value-type="string">
            <text:p text:style-name="P32">Attributes</text:p>
          </table:table-cell>
          <table:table-cell table:style-name="Table22.B2" office:value-type="string">
            <text:p text:style-name="P21">None</text:p>
          </table:table-cell>
        </table:table-row>
        <table:table-row>
          <table:table-cell table:style-name="Table22.A2" office:value-type="string">
            <text:p text:style-name="P32">Required</text:p>
          </table:table-cell>
          <table:table-cell table:style-name="Table22.B2" office:value-type="string">
            <text:p text:style-name="P21">No</text:p>
          </table:table-cell>
        </table:table-row>
        <table:table-row>
          <table:table-cell table:style-name="Table22.A2" office:value-type="string">
            <text:p text:style-name="P32">Repetition allowed</text:p>
          </table:table-cell>
          <table:table-cell table:style-name="Table22.B2" office:value-type="string">
            <text:p text:style-name="P21">Yes</text:p>
          </table:table-cell>
        </table:table-row>
        <table:table-row>
          <table:table-cell table:style-name="Table22.A2" office:value-type="string">
            <text:p text:style-name="P32">Description</text:p>
          </table:table-cell>
          <table:table-cell table:style-name="Table22.B2" office:value-type="string">
            <text:p text:style-name="P21">The platform used to collect the data. The element is described using two child elements:</text:p>
            <text:list xml:id="list2828875838037" text:continue-numbering="true" text:style-name="L14">
              <text:list-item>
                <text:p text:style-name="P252">short_name is the abbreviated name of the platform used to acquire the data. </text:p>
              </text:list-item>
              <text:list-item>
                <text:p text:style-name="P252">long_name is the full name of the platform used to acquire the data.</text:p>
              </text:list-item>
              <text:list-item>
                <text:p text:style-name="P256">This element is used to store information for NBS products (Sentinel platforms). </text:p>
              </text:list-item>
            </text:list>
            <text:p text:style-name="P91"><text:span text:style-name="T56">See </text:span><text:span text:style-name="T56"><text:bookmark-ref text:reference-format="text" text:ref-name="__RefHeading__12876_298377631">Platform</text:bookmark-ref></text:span><text:span text:style-name="T56"><text:s/>for list.</text:span></text:p>
          </table:table-cell>
        </table:table-row>
        <table:table-row>
          <table:table-cell table:style-name="Table22.A2" office:value-type="string">
            <text:p text:style-name="P32">DIF equivalent</text:p>
          </table:table-cell>
          <table:table-cell table:style-name="Table22.B2" office:value-type="string">
            <text:p text:style-name="P21">/DIF/Platform</text:p>
          </table:table-cell>
        </table:table-row>
        <table:table-row>
          <table:table-cell table:style-name="Table22.A2" office:value-type="string">
            <text:p text:style-name="P32">ISO equivalent</text:p>
          </table:table-cell>
          <table:table-cell table:style-name="Table22.B2" office:value-type="string">
            <text:p text:style-name="P21">For ISO we translate platforms to keywords from a specific vocabulary.</text:p>
            <text:p text:style-name="P21">/gmd:MD_Metadata /gmd:identificationInfo/gmd:MD_DataIdentification/gmd:descriptiveKeywords/gmd:MD_Keywords/gmd:keyword/gco:CharacterString</text:p>
          </table:table-cell>
        </table:table-row>
        <table:table-row>
          <table:table-cell table:style-name="Table22.A2" office:value-type="string">
            <text:p text:style-name="P32">MM2 equivalent</text:p>
          </table:table-cell>
          <table:table-cell table:style-name="Table22.B2" office:value-type="string">
            <text:p text:style-name="P21"/>
          </table:table-cell>
        </table:table-row>
        <table:table-row>
          <table:table-cell table:style-name="Table22.A2" office:value-type="string">
            <text:p text:style-name="P150">Example XML:</text:p>
          </table:table-cell>
          <table:table-cell table:style-name="Table22.B2" office:value-type="string">
            <text:p text:style-name="P150">&lt;platform&gt;</text:p>
            <text:p text:style-name="P150"><text:s text:c="2"/>&lt;short_name&gt;AQUA&lt;/short_name&gt;</text:p>
            <text:p text:style-name="P150"><text:s text:c="2"/>&lt;long_name&gt;Earth Observing System, AQUA&lt;long_name&gt;</text:p>
            <text:p text:style-name="P150">&lt;/platform&gt;</text:p>
            <text:p text:style-name="P150"/>
            <text:p text:style-name="P161">&lt;platform&gt;</text:p>
            <text:p text:style-name="P195"><text:s text:c="2"/>&lt;short_name&gt;S1A&lt;/short_name&gt;</text:p>
            <text:p text:style-name="P195"><text:s text:c="2"/>&lt;long_name&gt;Sentinel-1A&lt;/long_name&gt;</text:p>
            <text:p text:style-name="P161">&lt;/platform&gt;</text:p>
          </table:table-cell>
        </table:table-row>
      </table:table>
      <text:h text:style-name="P212" text:outline-level="2"><text:bookmark-start text:name="__RefHeading___Toc36658_316962974"/><text:soft-page-break/>related_inform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35">Element</text:p>
          </table:table-cell>
          <table:table-cell table:style-name="Table42.B1" office:value-type="string">
            <text:p text:style-name="P60">/mmd/<text:span text:style-name="T43">related_information</text:span></text:p>
          </table:table-cell>
        </table:table-row>
        <table:table-row>
          <table:table-cell table:style-name="Table42.A2" office:value-type="string">
            <text:p text:style-name="P35">Attributes</text:p>
          </table:table-cell>
          <table:table-cell table:style-name="Table42.B2" office:value-type="string">
            <text:p text:style-name="P60">None</text:p>
          </table:table-cell>
        </table:table-row>
        <table:table-row>
          <table:table-cell table:style-name="Table42.A2" office:value-type="string">
            <text:p text:style-name="P35">Required</text:p>
          </table:table-cell>
          <table:table-cell table:style-name="Table42.B2" office:value-type="string">
            <text:p text:style-name="P60">No</text:p>
          </table:table-cell>
        </table:table-row>
        <table:table-row>
          <table:table-cell table:style-name="Table42.A2" office:value-type="string">
            <text:p text:style-name="P35">Repetition allowed</text:p>
          </table:table-cell>
          <table:table-cell table:style-name="Table42.B2" office:value-type="string">
            <text:p text:style-name="P60">Yes</text:p>
          </table:table-cell>
        </table:table-row>
        <table:table-row>
          <table:table-cell table:style-name="Table42.A2" office:value-type="string">
            <text:p text:style-name="P35">Description</text:p>
          </table:table-cell>
          <table:table-cell table:style-name="Table42.B2" office:value-type="string">
            <text:p text:style-name="P60">Description of how to access the data in the dataset. This element has the following child elements:</text:p>
            <text:list xml:id="list1350746529" text:style-name="L15">
              <text:list-item>
                <text:p text:style-name="P270"><text:span text:style-name="T10">type: Description of the type of </text:span><text:span text:style-name="T18">information</text:span><text:span text:style-name="T10">. </text:span><text:span text:style-name="T19">A controlled vocabulary is required. See </text:span><text:span text:style-name="T19"><text:bookmark-ref text:reference-format="text" text:ref-name="__RefNumPara__7810_1856645763">Related Information types</text:bookmark-ref></text:span><text:span text:style-name="T19">.</text:span></text:p>
              </text:list-item>
              <text:list-item>
                <text:p text:style-name="P270"><text:span text:style-name="T10">resource: The URL used.</text:span><text:span text:style-name="T42"> </text:span></text:p>
              </text:list-item>
              <text:list-item>
                <text:p text:style-name="P270"><text:span text:style-name="T16">description: Textual description </text:span><text:span text:style-name="T17">on the resource</text:span><text:span text:style-name="T16">.</text:span></text:p>
              </text:list-item>
            </text:list>
            <text:p text:style-name="P142"><text:span text:style-name="T16">This element should be used for THREDDS landing pages. </text:span><text:span text:style-name="T35">i.e.</text:span><text:span text:style-name="T16"> that is the pages providing the overview of services (HTTP, OPeNDAP, WMS, ...) for a dataset. The specific services is to be added using </text:span><text:span text:style-name="T16"><text:bookmark-ref text:reference-format="text" text:ref-name="__RefNumPara__7548_1856645763">data_access</text:bookmark-ref></text:span><text:span text:style-name="T16">.</text:span></text:p>
          </table:table-cell>
        </table:table-row>
        <table:table-row>
          <table:table-cell table:style-name="Table42.A2" office:value-type="string">
            <text:p text:style-name="P35">DIF equivalent</text:p>
          </table:table-cell>
          <table:table-cell table:style-name="Table42.B2" office:value-type="string">
            <text:p text:style-name="P60">/Related_Url</text:p>
            <text:p text:style-name="P61">View Related Information</text:p>
          </table:table-cell>
        </table:table-row>
        <table:table-row>
          <table:table-cell table:style-name="Table42.A2" office:value-type="string">
            <text:p text:style-name="P35">ISO equivalent</text:p>
          </table:table-cell>
          <table:table-cell table:style-name="Table42.B2" office:value-type="string">
            <text:p text:style-name="P60">/gmd:MD_Metadata/ gmd:distributionInfo/gmd:MD_Distribution/gmd:transferOptions/gmd:MD_DigitalTransferOptions/gmd:onLine/gmd:CI_OnlineResource</text:p>
          </table:table-cell>
        </table:table-row>
        <table:table-row>
          <table:table-cell table:style-name="Table42.A2" office:value-type="string">
            <text:p text:style-name="P35">MM2 equivalent</text:p>
          </table:table-cell>
          <table:table-cell table:style-name="Table42.B2" office:value-type="string">
            <text:p text:style-name="P110"><text:a xlink:type="simple" xlink:href="../../../../metadata@name" text:style-name="Internet_20_link" text:visited-style-name="Visited_20_Internet_20_Link"><text:span text:style-name="T10">/metadata@name</text:span></text:a><text:span text:style-name="T10">='dataref'</text:span></text:p>
          </table:table-cell>
        </table:table-row>
        <table:table-row>
          <table:table-cell table:style-name="Table42.A2" office:value-type="string">
            <text:p text:style-name="P35">Example XML:</text:p>
          </table:table-cell>
          <table:table-cell table:style-name="Table42.B2" office:value-type="string">
            <text:p text:style-name="P158">&lt;<text:span text:style-name="T43">related_information</text:span>&gt;</text:p>
            <text:p text:style-name="P158"><text:span text:style-name="T23">  &lt;type&gt;</text:span><text:span text:style-name="T24">Project home page</text:span><text:span text:style-name="T23">&lt;/type&gt;</text:span><text:span text:style-name="T23"><office:annotation><dc:creator>Øystein Godøy</dc:creator><dc:date>2017-05-14T14:39:12</dc:date><loext:sender-initials>ØG</loext:sender-initials><text:p text:style-name="P279"><text:span text:style-name="T88">Må være kontrolelrt vokabular...</text:span></text:p></office:annotation></text:span></text:p>
            <text:p text:style-name="P158"><text:span text:style-name="T23">  </text:span><text:span text:style-name="T24">&lt;resource&gt;URI&lt;/resource&gt;</text:span></text:p>
            <text:p text:style-name="P158">&lt;/<text:span text:style-name="T43">related_information</text:span>&gt;</text:p>
            <text:p text:style-name="P158"/>
            <text:p text:style-name="P164">&lt;<text:span text:style-name="T43">related_information</text:span>&gt;</text:p>
            <text:p text:style-name="P164"><text:span text:style-name="T23">  &lt;type&gt;</text:span><text:span text:style-name="T25">Dataset landing page</text:span><text:span text:style-name="T23">&lt;/type&gt;</text:span><text:span text:style-name="T23"><office:annotation><dc:creator>Øystein Godøy</dc:creator><dc:date>2017-05-14T14:39:12</dc:date><loext:sender-initials>ØG</loext:sender-initials><text:p text:style-name="P279"><text:span text:style-name="T88">Må være kontrolelrt vokabular...</text:span></text:p></office:annotation></text:span></text:p>
            <text:p text:style-name="P164"><text:span text:style-name="T23">  </text:span><text:span text:style-name="T24">&lt;resource&gt;URI&lt;/resource&gt;</text:span></text:p>
            <text:p text:style-name="P164">&lt;/<text:span text:style-name="T43">related_information</text:span>&gt;</text:p>
          </table:table-cell>
        </table:table-row>
      </table:table>
      <text:h text:style-name="P217" text:outline-level="2"><text:bookmark-start text:name="__RefHeading__9314_298377631"/><text:bookmark-start text:name="__RefNumPara__7548_1856645763"/><text:soft-page-break/>data_access<text:bookmark-end text:name="__RefHeading__9314_298377631"/><text:bookmark-end text:name="__RefNumPara__7548_1856645763"/></text:h>
      <table:table table:name="Table14" table:style-name="Table14">
        <table:table-column table:style-name="Table14.A"/>
        <table:table-column table:style-name="Table14.B"/>
        <table:table-row>
          <table:table-cell table:style-name="Table14.A1" office:value-type="string">
            <text:p text:style-name="P32">Element</text:p>
          </table:table-cell>
          <table:table-cell table:style-name="Table14.B1" office:value-type="string">
            <text:p text:style-name="P21">/mmd/data_access</text:p>
          </table:table-cell>
        </table:table-row>
        <table:table-row>
          <table:table-cell table:style-name="Table14.A2" office:value-type="string">
            <text:p text:style-name="P32">Attributes</text:p>
          </table:table-cell>
          <table:table-cell table:style-name="Table14.B2" office:value-type="string">
            <text:p text:style-name="P21">None</text:p>
          </table:table-cell>
        </table:table-row>
        <table:table-row>
          <table:table-cell table:style-name="Table14.A2" office:value-type="string">
            <text:p text:style-name="P32">Required</text:p>
          </table:table-cell>
          <table:table-cell table:style-name="Table14.B2" office:value-type="string">
            <text:p text:style-name="P21">No</text:p>
          </table:table-cell>
        </table:table-row>
        <table:table-row>
          <table:table-cell table:style-name="Table14.A2" office:value-type="string">
            <text:p text:style-name="P32">Repetition allowed</text:p>
          </table:table-cell>
          <table:table-cell table:style-name="Table14.B2" office:value-type="string">
            <text:p text:style-name="P21">Yes</text:p>
          </table:table-cell>
        </table:table-row>
        <table:table-row>
          <table:table-cell table:style-name="Table14.A2" office:value-type="string">
            <text:p text:style-name="P32">Description</text:p>
          </table:table-cell>
          <table:table-cell table:style-name="Table14.B2" office:value-type="string">
            <text:p text:style-name="P21">Description of how to access the data in the dataset. This element has the following child elements:</text:p>
            <text:list xml:id="list2828196817359" text:continue-numbering="true" text:style-name="L15">
              <text:list-item>
                <text:p text:style-name="P269"><text:span text:style-name="T10">type: Description of the type of data access. </text:span><text:span text:style-name="T12"><text:bookmark-ref text:reference-format="text" text:ref-name="__RefHeading___Toc35128_316962974">Data Access Types</text:bookmark-ref></text:span></text:p>
              </text:list-item>
              <text:list-item>
                <text:p text:style-name="P271">name: The name of the data access mechanism.</text:p>
              </text:list-item>
              <text:list-item>
                <text:p text:style-name="P257">description: <text:span text:style-name="T51">A short description of the data access type and purpose (if necessary).</text:span></text:p>
              </text:list-item>
              <text:list-item>
                <text:p text:style-name="P269"><text:span text:style-name="T10">resource: The URL used to access the data. </text:span><text:span text:style-name="T42">E.g. for WMS this should point at the GetCapabilities document. </text:span></text:p>
              </text:list-item>
              <text:list-item>
                <text:p text:style-name="P249"/>
              </text:list-item>
              <text:list-item>
                <text:p text:style-name="P269">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89">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79"><text:span text:style-name="T88">Need to specify best possible map projection as well...</text:span></text:p></office:annotation></text:p>
              </text:list-item>
            </text:list>
          </table:table-cell>
        </table:table-row>
        <table:table-row>
          <table:table-cell table:style-name="Table14.A2" office:value-type="string">
            <text:p text:style-name="P32">DIF equivalent</text:p>
          </table:table-cell>
          <table:table-cell table:style-name="Table14.B2" office:value-type="string">
            <text:p text:style-name="P21">/Related_Url<text:span text:style-name="T84">RL</text:span></text:p>
          </table:table-cell>
        </table:table-row>
        <table:table-row>
          <table:table-cell table:style-name="Table14.A2" office:value-type="string">
            <text:p text:style-name="P32">ISO equivalent</text:p>
          </table:table-cell>
          <table:table-cell table:style-name="Table14.B2" office:value-type="string">
            <text:p text:style-name="P21">/gmd:MD_Metadata/ gmd:distributionInfo/gmd:MD_Distribution/gmd:transferOptions/gmd:MD_DigitalTransferOptions/gmd:onLine/gmd:CI_OnlineResource</text:p>
          </table:table-cell>
        </table:table-row>
        <table:table-row>
          <table:table-cell table:style-name="Table14.A2" office:value-type="string">
            <text:p text:style-name="P32">MM2 equivalent</text:p>
          </table:table-cell>
          <table:table-cell table:style-name="Table14.B2" office:value-type="string">
            <text:p text:style-name="Table_20_Contents"><text:a xlink:type="simple" xlink:href="../../../../metadata@name" text:style-name="Internet_20_link" text:visited-style-name="Visited_20_Internet_20_Link"><text:span text:style-name="T10">/metadata@name</text:span></text:a><text:span text:style-name="T10">='dataref'</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5">metadata@name</text:span></text:a><text:span text:style-name="T15">='dataref_OPENDAP'</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5">metadata@name</text:span></text:a><text:span text:style-name="T15">='dataref_WMS'</text:span></text:p>
            <text:p text:style-name="P59">WMS layer information is currently available only through XMD documents. </text:p>
          </table:table-cell>
        </table:table-row>
        <table:table-row>
          <table:table-cell table:style-name="Table14.A2" office:value-type="string">
            <text:p text:style-name="P32">Example XML:</text:p>
          </table:table-cell>
          <table:table-cell table:style-name="Table14.B2" office:value-type="string">
            <text:p text:style-name="P150">&lt;data_access&gt;</text:p>
            <text:p text:style-name="P150"><text:s text:c="2"/><text:span text:style-name="T23">&lt;type&gt;WMS&lt;/type&gt;</text:span></text:p>
            <text:p text:style-name="P150"><text:s text:c="2"/><text:span text:style-name="T23">&lt;resource&gt;http://...&lt;/resource&gt;</text:span></text:p>
            <text:p text:style-name="P150"><text:s text:c="2"/><text:span text:style-name="T23">&lt;description&gt;...&lt;/description&gt;</text:span></text:p>
            <text:p text:style-name="P194"><text:s text:c="2"/>&lt;wms_layers&gt;</text:p>
            <text:p text:style-name="P152"><text:s text:c="4"/>&lt;<text:span text:style-name="T46">wms_</text:span>layer&gt;sea_ice_concentration&lt;/layer&gt;</text:p>
            <text:p text:style-name="P152"><text:s text:c="2"/>&lt;/wms_layers&gt;</text:p>
            <text:p text:style-name="P150">&lt;/data_access&gt;</text:p>
          </table:table-cell>
        </table:table-row>
      </table:table>
      <text:p text:style-name="Text_20_body"/>
      <text:p text:style-name="Text_20_body"/>
      <text:h text:style-name="P218"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32">Element</text:p>
          </table:table-cell>
          <table:table-cell table:style-name="Table17.B1" office:value-type="string">
            <text:p text:style-name="P21">/mmd/personnel</text:p>
          </table:table-cell>
        </table:table-row>
        <table:table-row>
          <table:table-cell table:style-name="Table17.A2" office:value-type="string">
            <text:p text:style-name="P32">Attributes</text:p>
          </table:table-cell>
          <table:table-cell table:style-name="Table17.B2" office:value-type="string">
            <text:p text:style-name="P21">None</text:p>
          </table:table-cell>
        </table:table-row>
        <table:table-row>
          <table:table-cell table:style-name="Table17.A2" office:value-type="string">
            <text:p text:style-name="P32">Required</text:p>
          </table:table-cell>
          <table:table-cell table:style-name="Table17.B2" office:value-type="string">
            <text:p text:style-name="P21">No</text:p>
          </table:table-cell>
        </table:table-row>
        <text:soft-page-break/>
        <table:table-row>
          <table:table-cell table:style-name="Table17.A2" office:value-type="string">
            <text:p text:style-name="P32">Repetition allowed</text:p>
          </table:table-cell>
          <table:table-cell table:style-name="Table17.B2" office:value-type="string">
            <text:p text:style-name="P21">Yes, but we only recommend having a single contact per role.</text:p>
          </table:table-cell>
        </table:table-row>
        <table:table-row>
          <table:table-cell table:style-name="Table17.A2" office:value-type="string">
            <text:p text:style-name="P32">Description</text:p>
          </table:table-cell>
          <table:table-cell table:style-name="Table17.B2" office:value-type="string">
            <text:p text:style-name="P21">Relevant contact person for the dataset. The contact has the following sub elements</text:p>
            <text:list xml:id="list1441652743" text:style-name="L16">
              <text:list-item>
                <text:p text:style-name="P258">role: The role the person has related to this dataset. The value should come from <text:bookmark-ref text:reference-format="text" text:ref-name="__RefHeading__1792_33930022">Contact roles</text:bookmark-ref>.</text:p>
              </text:list-item>
              <text:list-item>
                <text:p text:style-name="P258">name: The full name of the contact.</text:p>
              </text:list-item>
              <text:list-item>
                <text:p text:style-name="P258">email: The email address to the contact.</text:p>
              </text:list-item>
              <text:list-item>
                <text:p text:style-name="P258">phone: The phone number to the contact. The number should include land codes.</text:p>
              </text:list-item>
              <text:list-item>
                <text:p text:style-name="P258">fax: The fax number where the contact can receive faxes.</text:p>
              </text:list-item>
              <text:list-item>
                <text:p text:style-name="P258">organisation: The name of the organisation where the person is employed.</text:p>
              </text:list-item>
              <text:list-item>
                <text:p text:style-name="P258">contact_address contain the address information of the person. It consists of: </text:p>
                <text:list>
                  <text:list-item>
                    <text:p text:style-name="P258">address is the organization name, department, mail stop, street address, etc. of the person.</text:p>
                  </text:list-item>
                  <text:list-item>
                    <text:p text:style-name="P258">city: is the city or town of the person.</text:p>
                  </text:list-item>
                  <text:list-item>
                    <text:p text:style-name="P258">province_or_state: is the province, region or state.</text:p>
                  </text:list-item>
                  <text:list-item>
                    <text:p text:style-name="P258">postal_code: is the postal code of the person.</text:p>
                  </text:list-item>
                  <text:list-item>
                    <text:p text:style-name="P258">country: is the country of the person.</text:p>
                  </text:list-item>
                </text:list>
              </text:list-item>
            </text:list>
            <text:p text:style-name="P21">Only role, name and email are mandatory.</text:p>
          </table:table-cell>
        </table:table-row>
        <table:table-row>
          <table:table-cell table:style-name="Table17.A2" office:value-type="string">
            <text:p text:style-name="P32">DIF equivalent</text:p>
          </table:table-cell>
          <table:table-cell table:style-name="Table17.B2" office:value-type="string">
            <text:p text:style-name="P21">/Personnel</text:p>
            <text:p text:style-name="P21">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32">ISO equivalent</text:p>
          </table:table-cell>
          <table:table-cell table:style-name="Table17.B2" office:value-type="string">
            <text:p text:style-name="P21">For the personell with the role “Metadata author” we place it in</text:p>
            <text:p text:style-name="P21">/gmd:MD_Metadata/gmd:contact/gmd:CI_ResponsibleParty</text:p>
            <text:p text:style-name="P21">since the ISO standard states that the this element should be “party responsible for the metadata information”</text:p>
            <text:p text:style-name="P21">For the other contacts we place them in</text:p>
            <text:p text:style-name="P21">/gmd:MD_Metadata /gmd:identificationInfo/gmd:MD_DataIdentification/gmd:pointOfContact</text:p>
          </table:table-cell>
        </table:table-row>
        <table:table-row>
          <table:table-cell table:style-name="Table17.A2" office:value-type="string">
            <text:p text:style-name="P32">MM2 equivalent</text:p>
          </table:table-cell>
          <table:table-cell table:style-name="Table17.B2" office:value-type="string">
            <text:p text:style-name="P21"><text:a xlink:type="simple" xlink:href="../../../../metadata@name" text:style-name="Internet_20_link" text:visited-style-name="Visited_20_Internet_20_Link">/</text:a><text:a xlink:type="simple" xlink:href="../../../../metadata@name" text:style-name="Internet_20_link" text:visited-style-name="Visited_20_Internet_20_Link"><text:span text:style-name="T26">metadata@name</text:span></text:a><text:span text:style-name="T26">='PI_name', only partly mapped.</text:span></text:p>
          </table:table-cell>
        </table:table-row>
        <text:soft-page-break/>
        <table:table-row>
          <table:table-cell table:style-name="Table17.A2" office:value-type="string">
            <text:p text:style-name="P32">Example XML:</text:p>
          </table:table-cell>
          <table:table-cell table:style-name="Table17.B2" office:value-type="string">
            <text:p text:style-name="P150">&lt;personnel&gt;</text:p>
            <text:p text:style-name="P150"><text:s text:c="2"/><text:span text:style-name="T23">&lt;role&gt;Technical contact&lt;/role&gt;</text:span></text:p>
            <text:p text:style-name="P150"><text:s text:c="2"/><text:span text:style-name="T23">&lt;name&gt;Ole Dole&lt;/name&gt;</text:span></text:p>
            <text:p text:style-name="P150"><text:s text:c="2"/><text:span text:style-name="T23">&lt;email&gt;ole.dole@example.com&lt;/email&gt;</text:span></text:p>
            <text:p text:style-name="P150"><text:s text:c="2"/><text:span text:style-name="T23">&lt;phone&gt;004711111111&lt;/phone&gt;</text:span></text:p>
            <text:p text:style-name="P151"><text:s text:c="2"/>&lt;fax/&gt;</text:p>
            <text:p text:style-name="P151"><text:s text:c="2"/>&lt;contact_address&gt;</text:p>
            <text:p text:style-name="P151"><text:s text:c="3"/>&lt;address&gt;Meteorologisk institutt, Henrik Mohnsplass 1&lt;/address&gt;</text:p>
            <text:p text:style-name="P151"><text:s text:c="3"/>&lt;city&gt;Oslo&lt;/city&gt;</text:p>
            <text:p text:style-name="P151"><text:s text:c="3"/>&lt;province_or_state&gt;Oslo&lt;/province_or_state&gt;</text:p>
            <text:p text:style-name="P151"><text:s text:c="3"/>&lt;postal_code&gt;0000&lt;/postal_code&gt;</text:p>
            <text:p text:style-name="P151"><text:s text:c="3"/>&lt;country&gt;Norway&lt;/country&gt;</text:p>
            <text:p text:style-name="P151"><text:s text:c="2"/>&lt;/contact_address&gt;</text:p>
            <text:p text:style-name="P150">&lt;personnel&gt;</text:p>
          </table:table-cell>
        </table:table-row>
      </table:table>
      <text:h text:style-name="P211"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32">Element</text:p>
          </table:table-cell>
          <table:table-cell table:style-name="Table19.B1" office:value-type="string">
            <text:p text:style-name="P21">/mmd/data_center</text:p>
          </table:table-cell>
        </table:table-row>
        <table:table-row>
          <table:table-cell table:style-name="Table19.A2" office:value-type="string">
            <text:p text:style-name="P32">Attributes</text:p>
          </table:table-cell>
          <table:table-cell table:style-name="Table19.B2" office:value-type="string">
            <text:p text:style-name="P21">None</text:p>
          </table:table-cell>
        </table:table-row>
        <table:table-row>
          <table:table-cell table:style-name="Table19.A2" office:value-type="string">
            <text:p text:style-name="P32">Required</text:p>
          </table:table-cell>
          <table:table-cell table:style-name="Table19.B2" office:value-type="string">
            <text:p text:style-name="P21">No</text:p>
          </table:table-cell>
        </table:table-row>
        <table:table-row>
          <table:table-cell table:style-name="Table19.A2" office:value-type="string">
            <text:p text:style-name="P32">Repetition allowed</text:p>
          </table:table-cell>
          <table:table-cell table:style-name="Table19.B2" office:value-type="string">
            <text:p text:style-name="P21">Yes</text:p>
          </table:table-cell>
        </table:table-row>
        <table:table-row>
          <table:table-cell table:style-name="Table19.A2" office:value-type="string">
            <text:p text:style-name="P32">Description</text:p>
          </table:table-cell>
          <table:table-cell table:style-name="Table19.B2" office:value-type="string">
            <text:p text:style-name="P21">Description about the datacenter responsible for the distribution of the <text:span text:style-name="T8">dataset.</text:span> The element has the following child elements:</text:p>
            <text:list xml:id="list90049107" text:style-name="L17">
              <text:list-item>
                <text:p text:style-name="P259">data_center_name: The name of the data center split into two child elements; short_name and long_name.</text:p>
              </text:list-item>
              <text:list-item>
                <text:p text:style-name="P259">data_center_url: URL to the data center's main website.</text:p>
              </text:list-item>
              <text:list-item>
                <text:p text:style-name="P259">dataset_id: The id assigned to the dataset by the data center. This may be different from metadata_identifier.</text:p>
              </text:list-item>
            </text:list>
            <text:p text:style-name="P30"><text:span text:style-name="T9">Information on the data centre contact person for a data centre is conveyed through the element </text:span><text:span text:style-name="T9"><text:bookmark-ref text:reference-format="text" text:ref-name="__RefHeading__9316_298377631">personnel</text:bookmark-ref></text:span><text:span text:style-name="T9">.</text:span> See <text:bookmark-ref text:reference-format="text" text:ref-name="__RefHeading__9316_298377631">personnel</text:bookmark-ref><text:s/>for more information. The role of a data center contact must be “Data center contact”.</text:p>
          </table:table-cell>
        </table:table-row>
        <table:table-row>
          <table:table-cell table:style-name="Table19.A2" office:value-type="string">
            <text:p text:style-name="P32">DIF equivalent</text:p>
          </table:table-cell>
          <table:table-cell table:style-name="Table19.B2" office:value-type="string">
            <text:p text:style-name="P21">/DIF/Data_Center</text:p>
          </table:table-cell>
        </table:table-row>
        <table:table-row>
          <table:table-cell table:style-name="Table19.A2" office:value-type="string">
            <text:p text:style-name="P32">ISO equivalent</text:p>
          </table:table-cell>
          <table:table-cell table:style-name="Table19.B2" office:value-type="string">
            <text:p text:style-name="P21">/gmd:MD_Metadata /gmd:distributionInfo/gmd:MD_Distribution/gmd:distributor/gmd:MD_Distributor/gmd:distributorContact/gmd:CI_ResponsibleParty</text:p>
          </table:table-cell>
        </table:table-row>
        <table:table-row>
          <table:table-cell table:style-name="Table19.A2" office:value-type="string">
            <text:p text:style-name="P32">MM2 equivalent</text:p>
          </table:table-cell>
          <table:table-cell table:style-name="Table19.B2" office:value-type="string">
            <text:p text:style-name="P21">NA</text:p>
          </table:table-cell>
        </table:table-row>
        <text:soft-page-break/>
        <table:table-row>
          <table:table-cell table:style-name="Table19.A2" office:value-type="string">
            <text:p text:style-name="P32">Example XML</text:p>
          </table:table-cell>
          <table:table-cell table:style-name="Table19.B2" office:value-type="string">
            <text:p text:style-name="P150">&lt;data_center&gt;</text:p>
            <text:p text:style-name="P150"><text:s text:c="2"/>&lt;data_center_name&gt;</text:p>
            <text:p text:style-name="P150"><text:s text:c="4"/>&lt;short_name&gt;METNO&lt;/short_name&gt;</text:p>
            <text:p text:style-name="P150"><text:s text:c="4"/>&lt;long_name&gt;</text:p>
            <text:p text:style-name="P150"><text:s text:c="6"/>Norwegian Meteorological Institute</text:p>
            <text:p text:style-name="P150"><text:s text:c="4"/>&lt;/long_name&gt;</text:p>
            <text:p text:style-name="P150"><text:s text:c="2"/>&lt;/data_center_name&gt;</text:p>
            <text:p text:style-name="P150"><text:s text:c="2"/>&lt;data_center_url&gt;http://met.no&lt;/data_center_url&gt;</text:p>
            <text:p text:style-name="P150"><text:s text:c="2"/>&lt;dataset_id&gt;45dlkf-234-df&lt;/dataset_id&gt;</text:p>
            <text:p text:style-name="P150"><text:s text:c="2"/>&lt;contact&gt;</text:p>
            <text:p text:style-name="P150"><text:s text:c="4"/>&lt;role&gt;Data center contact&lt;/role&gt;</text:p>
            <text:p text:style-name="P150"><text:s text:c="4"/>&lt;name&gt;Ole Dole&lt;/name&gt;</text:p>
            <text:p text:style-name="P150"><text:s text:c="4"/>&lt;email&gt;ole.dole@example.com&lt;/email&gt;</text:p>
            <text:p text:style-name="P150"><text:s text:c="4"/>&lt;phone&gt;004711111111&lt;/phone&gt;</text:p>
            <text:p text:style-name="P150"><text:s text:c="4"/>&lt;fax/&gt;</text:p>
            <text:p text:style-name="P150"><text:s text:c="2"/>&lt;contact&gt;</text:p>
            <text:p text:style-name="P150">&lt;/data_center&gt;</text:p>
          </table:table-cell>
        </table:table-row>
      </table:table>
      <text:h text:style-name="P211"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style-name="Table20.1">
          <table:table-cell table:style-name="Table20.A1" office:value-type="string">
            <text:p text:style-name="P32">Element</text:p>
          </table:table-cell>
          <table:table-cell table:style-name="Table20.B1" office:value-type="string">
            <text:p text:style-name="P21">/mmd/dataset_citation</text:p>
          </table:table-cell>
        </table:table-row>
        <table:table-row table:style-name="Table20.1">
          <table:table-cell table:style-name="Table20.A2" office:value-type="string">
            <text:p text:style-name="P32">Attributes</text:p>
          </table:table-cell>
          <table:table-cell table:style-name="Table20.B2" office:value-type="string">
            <text:p text:style-name="P21">None</text:p>
          </table:table-cell>
        </table:table-row>
        <table:table-row table:style-name="Table20.1">
          <table:table-cell table:style-name="Table20.A2" office:value-type="string">
            <text:p text:style-name="P32">Required</text:p>
          </table:table-cell>
          <table:table-cell table:style-name="Table20.B2" office:value-type="string">
            <text:p text:style-name="P21">No</text:p>
          </table:table-cell>
        </table:table-row>
        <table:table-row table:style-name="Table20.1">
          <table:table-cell table:style-name="Table20.A2" office:value-type="string">
            <text:p text:style-name="P32">Repetition allowed</text:p>
          </table:table-cell>
          <table:table-cell table:style-name="Table20.B2" office:value-type="string">
            <text:p text:style-name="P21">Yes</text:p>
          </table:table-cell>
        </table:table-row>
        <table:table-row table:style-name="Table20.1">
          <table:table-cell table:style-name="Table20.A2" office:value-type="string">
            <text:p text:style-name="P32">Description</text:p>
          </table:table-cell>
          <table:table-cell table:style-name="Table20.B2" office:value-type="string">
            <text:p text:style-name="P21">A description of how the dataset should be properly cited. The element has the following child elements:</text:p>
            <text:list xml:id="list953456616" text:style-name="L18">
              <text:list-item>
                <text:p text:style-name="P260">dataset_creator: The name of the organization(s) or individual(s) with primary intellectual responsibility for the data set's development.</text:p>
              </text:list-item>
              <text:list-item>
                <text:p text:style-name="P260">dataset_editor: Dataset Editor is the individual(s) responsible for the processing or re-processing of a particular dataset.</text:p>
              </text:list-item>
              <text:list-item>
                <text:p text:style-name="P260">dataset_title: The title of the data set; this may be the same as Entry Title.</text:p>
              </text:list-item>
              <text:list-item>
                <text:p text:style-name="P260">dataset_series_name: The name of the dataset series, or aggregate dataset of which the dataset is a part.</text:p>
              </text:list-item>
              <text:list-item>
                <text:p text:style-name="P260">dataset_release_date: The date when the data set was made available for release.</text:p>
              </text:list-item>
              <text:list-item>
                <text:p text:style-name="P260">dataset_release_place: The name of the city (and state or province and country if needed) where the data set was made available for release.</text:p>
              </text:list-item>
              <text:list-item>
                <text:p text:style-name="P260">dataset_publisher The name of the individual or organization that made the data set available for release.</text:p>
              </text:list-item>
              <text:list-item>
                <text:p text:style-name="P260">Version: The version of the data set.</text:p>
              </text:list-item>
              <text:list-item>
                <text:p text:style-name="P260">issue_identification: The volume or issue number of the publication (if applicable).</text:p>
              </text:list-item>
              <text:list-item>
                <text:p text:style-name="P260">data_presentation_form: The mode in which the data are represented, e.g. atlas, image, profile, text, etc.</text:p>
              </text:list-item>
              <text:list-item>
                <text:p text:style-name="P260">other_citation_details: Additional free-text citation information. For example, &lt;other_citation_details&gt;NOAA/NCDC Paleoclimatology Program&lt;/other_citation_details&gt;</text:p>
              </text:list-item>
              <text:list-item>
                <text:p text:style-name="P260"><text:soft-page-break/>dataset_doi: The Digital Object Identifier (DOI) of a data set.</text:p>
              </text:list-item>
              <text:list-item>
                <text:p text:style-name="P260"><office:annotation office:name="__Annotation__9612_1981460321"><dc:creator>Øystein Godøy</dc:creator><dc:date>2018-04-13T22:37:13.133102394</dc:date><loext:sender-initials>ØG</loext:sender-initials><text:p text:style-name="P279"><text:span text:style-name="T88">This would be a duplication of data_access or related_information elements without the proper identification of the type of resource.</text:span></text:p><text:p text:style-name="P279"><text:span text:style-name="T88"/></text:p><text:p text:style-name="P279"><text:span text:style-name="T88">I suggest to remove this and the comment that this is identifical with the DIF as it no longer is.</text:span></text:p></office:annotation><text:s/></text:p>
              </text:list-item>
            </text:list>
            <text:p text:style-name="P22"/>
          </table:table-cell>
        </table:table-row>
        <table:table-row table:style-name="Table20.1">
          <table:table-cell table:style-name="Table20.A2" office:value-type="string">
            <text:p text:style-name="P32">DIF equivalent</text:p>
          </table:table-cell>
          <table:table-cell table:style-name="Table20.B2" office:value-type="string">
            <text:p text:style-name="P21">/DIF/Data_Set_Citation</text:p>
          </table:table-cell>
        </table:table-row>
        <table:table-row table:style-name="Table20.1">
          <table:table-cell table:style-name="Table20.A2" office:value-type="string">
            <text:p text:style-name="P32">ISO equivalent</text:p>
          </table:table-cell>
          <table:table-cell table:style-name="Table20.B2" office:value-type="string">
            <text:p text:style-name="P21">There are no direct equivalent in ISO for this element as a whole, but parts can be put into citation information.</text:p>
            <text:p text:style-name="P21"><text:span text:style-name="T27">dataset_release_date</text:span> can be translated to</text:p>
            <text:p text:style-name="P21">/gmd:MD_Metadata /gmd:identificationInfo/gmd:MD_DataIdentification/gmd:citation/gmd:CI_Citation/gmd:date/gmd:CI_Date/gmd:date/gco:DateTime</text:p>
            <text:p text:style-name="P21">where gmd:CI_DateTypeCode has attribute codeListValue="publication"</text:p>
            <text:p text:style-name="P21"><text:span text:style-name="T27">version</text:span> can be translated to</text:p>
            <text:p text:style-name="P21">gmd:MD_Metadata/gmd:identificationInfo/gmd:MD_DataIdentification/gmd:citation/gmd:CI_Citation/gmd:edition</text:p>
            <text:p text:style-name="P21"><text:span text:style-name="T27">other_citation_details</text:span> can be translated to</text:p>
            <text:p text:style-name="P21">gmd:MD_Metadata/gmd:identificationInfo/gmd:MD_DataIdentification/gmd:citation/gmd:CI_Citation/gmd:otherCitationDetails</text:p>
          </table:table-cell>
        </table:table-row>
        <table:table-row table:style-name="Table20.1">
          <table:table-cell table:style-name="Table20.A2" office:value-type="string">
            <text:p text:style-name="P32">MM2 equivalent</text:p>
          </table:table-cell>
          <table:table-cell table:style-name="Table20.B2" office:value-type="string">
            <text:p text:style-name="P21">NA</text:p>
          </table:table-cell>
        </table:table-row>
        <table:table-row table:style-name="Table20.1">
          <table:table-cell table:style-name="Table20.A2" office:value-type="string">
            <text:p text:style-name="P32">Example XML:</text:p>
          </table:table-cell>
          <table:table-cell table:style-name="Table20.B2" office:value-type="string">
            <text:p text:style-name="P150">&lt;dataset_citation&gt;</text:p>
            <text:p text:style-name="P150"><text:s text:c="3"/>&lt;dataset_creator&gt;OMI SIPS&lt;/dataset_creator&gt;</text:p>
            <text:p text:style-name="P150"><text:s text:c="3"/>&lt;dataset_editor&gt;J. Smith, D. Johnson, M. Davis&lt;/dataset_editor&gt;</text:p>
            <text:p text:style-name="P150"><text:s text:c="3"/>&lt;dataset_title&gt;OMI/Aura Level 1B VIS Global Geolocated Earth Shine Radiances 1-orbit L2 Swath 13x24 km&lt;/dataset_title&gt;</text:p>
            <text:p text:style-name="P150"><text:s text:c="3"/>&lt;dataset_series_name&gt;OML1BRVG&lt;/dataset_series_name&gt;</text:p>
            <text:p text:style-name="P150"><text:s text:c="3"/>&lt;dataset_release_date&gt;2009&lt;/dataset_release_date&gt;</text:p>
            <text:p text:style-name="P150"><text:s text:c="3"/>&lt;dataset_release_place&gt;NASA Goddard Space Flight Center&lt;/dataset_release_place&gt;</text:p>
            <text:p text:style-name="P150"><text:s text:c="3"/>&lt;dataset_publisher&gt;U.S. Geological Survey&lt;/dataset_publisher&gt;</text:p>
            <text:p text:style-name="P150"><text:s text:c="3"/>&lt;version&gt;004&lt;/version&gt;</text:p>
            <text:p text:style-name="P150"><text:s text:c="3"/>&lt;data_presentation_form&gt;Digital Science Data&lt;/data_presentation_form&gt;</text:p>
            <text:p text:style-name="P150"><text:s text:c="3"/>&lt;online_resource&gt;http://disc.gsfc.nasa.gov/Aura/OMI/oml1brvg_v004.shtml&lt;/online_resource&gt;</text:p>
            <text:p text:style-name="P150">&lt;/dataset_citation&gt;</text:p>
          </table:table-cell>
        </table:table-row>
      </table:table>
      <text:h text:style-name="P211"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32">Element</text:p>
          </table:table-cell>
          <table:table-cell table:style-name="Table27.B1" office:value-type="string">
            <text:p text:style-name="P21">/mmd/reference<office:annotation><dc:creator>Øystein Godøy</dc:creator><dc:date>2018-03-04T23:54:16</dc:date><loext:sender-initials>ØG</loext:sender-initials><text:p text:style-name="P279"><text:span text:style-name="T88">This field has to be modified to avoid the problem identified by Sarfraz below.</text:span></text:p></office:annotation></text:p>
          </table:table-cell>
        </table:table-row>
        <table:table-row>
          <table:table-cell table:style-name="Table27.A2" office:value-type="string">
            <text:p text:style-name="P32">Attributes</text:p>
          </table:table-cell>
          <table:table-cell table:style-name="Table27.B2" office:value-type="string">
            <text:p text:style-name="P102">None<office:annotation><dc:creator>Øystein Godøy</dc:creator><dc:date>2018-04-13T22:35:08.314729854</dc:date><loext:sender-initials>ØG</loext:sender-initials><text:p text:style-name="P279"><text:span text:style-name="T88">Removing the potential for mixed content like Sarfraz wants. Instead I suggest that the other_reference_details element is used for this purpose.</text:span></text:p></office:annotation></text:p>
            <text:list xml:id="list4196684109" text:style-name="L19">
              <text:list-item>
                <text:p text:style-name="P261">type. Attribute used to signal if the reference is specified as freetext or using fields. <text:span text:style-name="T28">Authors note: This attribute is required for easier identification of different types references based using Xpath.:</text:span></text:p>
              </text:list-item>
            </text:list>
          </table:table-cell>
        </table:table-row>
        <table:table-row>
          <table:table-cell table:style-name="Table27.A2" office:value-type="string">
            <text:p text:style-name="P32">Required</text:p>
          </table:table-cell>
          <table:table-cell table:style-name="Table27.B2" office:value-type="string">
            <text:p text:style-name="P21">No</text:p>
          </table:table-cell>
        </table:table-row>
        <table:table-row>
          <table:table-cell table:style-name="Table27.A2" office:value-type="string">
            <text:p text:style-name="P32">Repetition allowed</text:p>
          </table:table-cell>
          <table:table-cell table:style-name="Table27.B2" office:value-type="string">
            <text:p text:style-name="P21">Yes</text:p>
          </table:table-cell>
        </table:table-row>
        <text:soft-page-break/>
        <table:table-row>
          <table:table-cell table:style-name="Table27.A2" office:value-type="string">
            <text:p text:style-name="P32">Description</text:p>
          </table:table-cell>
          <table:table-cell table:style-name="Table27.B2" office:value-type="string">
            <text:p text:style-name="P21">The reference element describes key bibliographic citations pertaining to the data set.</text:p>
            <text:p text:style-name="P21">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21">The field can contain the following sub elements:</text:p>
            <text:list xml:id="list4096812883" text:style-name="L20">
              <text:list-item>
                <text:p text:style-name="P262">author: The name of the individual(s) or organization(s) with primary intellectual responsibility for the cited resource's development. <text:span text:style-name="T78">This is required if this form is used.</text:span></text:p>
              </text:list-item>
              <text:list-item>
                <text:p text:style-name="P263">publication_date: The publication/reference date for the cited resource. <text:s/>If the Publication Date is not known, please use "Unknown". <text:s/><text:span text:style-name="T78">This is required if this form is used.</text:span></text:p>
              </text:list-item>
              <text:list-item>
                <text:p text:style-name="P263">title: The title (name) of the cited resource. <text:s/><text:span text:style-name="T78">This is required if this form is used.</text:span></text:p>
              </text:list-item>
              <text:list-item>
                <text:p text:style-name="P262">Series: The name of a resource series, or aggregate (collection) resource of which the cited resource is a part.</text:p>
              </text:list-item>
              <text:list-item>
                <text:p text:style-name="P262">edition: <text:s/>The version of a cited resource.</text:p>
              </text:list-item>
              <text:list-item>
                <text:p text:style-name="P262">volume: The order or sequence of a resource in a series or set.</text:p>
              </text:list-item>
              <text:list-item>
                <text:p text:style-name="P262">issue: The issue number of a resource (usually within a volume).</text:p>
              </text:list-item>
              <text:list-item>
                <text:p text:style-name="P262">report_number: The unique number or code assigned to a resource by the issuing organization(s).</text:p>
              </text:list-item>
              <text:list-item>
                <text:p text:style-name="P263">publication_place: The name of the city (and state or province and country if needed) where the resource was made available. <text:s/><text:span text:style-name="T78">This is required if this form is used.</text:span></text:p>
              </text:list-item>
              <text:list-item>
                <text:p text:style-name="P263">publisher: The name of the individual(s) or organization(s) that made the resource available. <text:s/><text:span text:style-name="T78">This is required if this form is used.</text:span></text:p>
              </text:list-item>
              <text:list-item>
                <text:p text:style-name="P262">pages: The range of pages or total number of pages of a cited resource.</text:p>
              </text:list-item>
              <text:list-item>
                <text:p text:style-name="P262">isbn: International Standard Book Number.</text:p>
              </text:list-item>
              <text:list-item>
                <text:p text:style-name="P262">doi: Digital Object Identifier.</text:p>
              </text:list-item>
              <text:list-item>
                <text:p text:style-name="P262">online_resource: The URL of the online resource containing the cited resource.</text:p>
              </text:list-item>
              <text:list-item>
                <text:p text:style-name="P262">other_reference_details: Additional free-text reference information.</text:p>
              </text:list-item>
            </text:list>
          </table:table-cell>
        </table:table-row>
        <table:table-row>
          <table:table-cell table:style-name="Table27.A2" office:value-type="string">
            <text:p text:style-name="P32">DIF equivalent</text:p>
          </table:table-cell>
          <table:table-cell table:style-name="Table27.B2" office:value-type="string">
            <text:p text:style-name="P21">/Reference</text:p>
          </table:table-cell>
        </table:table-row>
        <table:table-row>
          <table:table-cell table:style-name="Table27.A2" office:value-type="string">
            <text:p text:style-name="P32">ISO equivalent</text:p>
          </table:table-cell>
          <table:table-cell table:style-name="Table27.B2" office:value-type="string">
            <text:p text:style-name="P21">Not known if this maps to any element in ISO.</text:p>
          </table:table-cell>
        </table:table-row>
        <table:table-row>
          <table:table-cell table:style-name="Table27.A2" office:value-type="string">
            <text:p text:style-name="P32">MM2 equivalent</text:p>
          </table:table-cell>
          <table:table-cell table:style-name="Table27.B2" office:value-type="string">
            <text:p text:style-name="P21">NA</text:p>
          </table:table-cell>
        </table:table-row>
        <text:soft-page-break/>
        <table:table-row>
          <table:table-cell table:style-name="Table27.A2" office:value-type="string">
            <text:p text:style-name="P32"><office:annotation office:name="__Annotation__18617_590332678"><dc:creator>Øystein Godøy</dc:creator><dc:date>2018-03-04T23:53:08</dc:date><loext:sender-initials>ØG</loext:sender-initials><text:p text:style-name="P279"><text:span text:style-name="T88">See email correspondence with Sarfraz and modify accordingly...</text:span></text:p><text:p text:style-name="P279"><text:span text:style-name="T88"/></text:p><text:p text:style-name="P279"><text:span text:style-name="T88">Its not the nested elements. Its avoiding mix content.</text:span></text:p><text:p text:style-name="P279"><text:span text:style-name="T88"/></text:p><text:p text:style-name="P279"><text:span text:style-name="T88">For example the following nested elements are OK:</text:span></text:p><text:p text:style-name="P279"><text:span text:style-name="T88">&lt;element1&gt;</text:span></text:p><text:p text:style-name="P279"><text:span text:style-name="T88"><text:s/></text:span><text:span text:style-name="T88">&lt;nestedElement1 /&gt;</text:span></text:p><text:p text:style-name="P279"><text:span text:style-name="T88"><text:s/></text:span><text:span text:style-name="T88">&lt;nestedElement2 /&gt;</text:span></text:p><text:p text:style-name="P279"><text:span text:style-name="T88"><text:s text:c="3"/></text:span><text:span text:style-name="T88">&lt;nestedNestedElement1 /&gt;</text:span></text:p><text:p text:style-name="P279"><text:span text:style-name="T88">&lt;/element1&gt;</text:span></text:p><text:p text:style-name="P279"><text:span text:style-name="T88"/></text:p><text:p text:style-name="P279"><text:span text:style-name="T88">However, the following mix content we should try to avoid:</text:span></text:p><text:p text:style-name="P279"><text:span text:style-name="T88">&lt;element1&gt;</text:span></text:p><text:p text:style-name="P279"><text:span text:style-name="T88"><text:s/></text:span><text:span text:style-name="T88">SOME FREE TEXT HERE</text:span></text:p><text:p text:style-name="P279"><text:span text:style-name="T88"><text:s/></text:span><text:span text:style-name="T88">&lt;nestedElement1 /&gt;</text:span></text:p><text:p text:style-name="P279"><text:span text:style-name="T88"><text:s/></text:span><text:span text:style-name="T88">SOME FREE TEXT HERE</text:span></text:p><text:p text:style-name="P279"><text:span text:style-name="T88">&lt;/element1&gt;</text:span></text:p><text:p text:style-name="P279"><text:span text:style-name="T88"/></text:p></office:annotation>Example XML<office:annotation-end office:name="__Annotation__18617_590332678"/></text:p>
          </table:table-cell>
          <table:table-cell table:style-name="Table27.B2" office:value-type="string">
            <text:p text:style-name="P150"><text:span text:style-name="T2">&lt;</text:span><text:span text:style-name="T4">r</text:span><text:span text:style-name="T2">eference </text:span><text:span text:style-name="T3">type=”fields”</text:span><text:span text:style-name="T2">&gt;</text:span><text:line-break/> <text:s/><text:span text:style-name="T2">&lt;Author&gt;Tillis, G. M.&lt;/Author&gt;</text:span><text:line-break/> <text:s/><text:span text:style-name="T2">&lt;Publication_Date&gt;2001&lt;/Publication_Date&gt;</text:span><text:line-break/> <text:s/><text:span text:style-name="T2">&lt;Title&gt;Measuring Taylor Slough boundary and internal flows,</text:span><text:line-break/><text:span text:style-name="T2">Everglades National Park, Florida&lt;/Title&gt;</text:span><text:line-break/> <text:s/><text:span text:style-name="T2">&lt;Series&gt;USGS Open-File Report&lt;/Series&gt;</text:span><text:line-break/> <text:s/><text:span text:style-name="T2">&lt;Report_Number&gt;01-225&lt;/Report_Number&gt;</text:span><text:line-break/> <text:s/><text:span text:style-name="T2">&lt;Publication_Place&gt;Tallahassee, FL&lt;/Publication_Place&gt;</text:span><text:line-break/> <text:s/><text:span text:style-name="T2">&lt;Publisher&gt;U.S. Geological Survey&lt;/Publisher&gt;</text:span><text:line-break/> <text:s text:c="3"/><text:span text:style-name="T2">&lt;</text:span><text:span text:style-name="T3">o</text:span><text:span text:style-name="T2">nline_</text:span><text:span text:style-name="T3">r</text:span><text:span text:style-name="T2">esource&gt;http://fl.water.usgs.gov/Abstracts/ofr01_225_tillis.html</text:span><text:line-break/> <text:s/><text:span text:style-name="T2">&lt;/Online_Resource&gt;</text:span><text:line-break/><text:span text:style-name="T2">&lt;/</text:span><text:span text:style-name="T4">r</text:span><text:span text:style-name="T2">eference&gt;</text:span></text:p>
            <text:p text:style-name="XML_20_code"><office:annotation><dc:creator>Øystein Godøy</dc:creator><dc:date>2018-04-13T22:31:56.718918333</dc:date><loext:sender-initials>ØG</loext:sender-initials><text:p text:style-name="P279"><text:span text:style-name="T88">Not valid anymore and currently not covered by the XSD either. Use other_reference_details instad. </text:span></text:p></office:annotation></text:p>
          </table:table-cell>
        </table:table-row>
      </table:table>
      <text:h text:style-name="P233" text:outline-level="2"><text:bookmark-start text:name="__RefHeading___Toc15615_871793628"/><text:span text:style-name="T87">cloud_cover</text:span><text:span text:style-name="T87"><office:annotation><dc:creator>Øystein Godøy</dc:creator><dc:date>2017-03-09T11:41:18</dc:date><loext:sender-initials>ØG</loext:sender-initials><text:p text:style-name="P279"><text:span text:style-name="T88">Modified according to comments by Sarfraz, Trygve and Bard. Need to evaluate comments from Trygve and potentially related to the user interface from Bard.</text:span></text:p><text:p text:style-name="P279"><text:span text:style-name="T88"/></text:p><text:p text:style-name="P279"><text:span text:style-name="T88">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spa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37">Element</text:p>
          </table:table-cell>
          <table:table-cell table:style-name="Table49.B1" office:value-type="string">
            <text:p text:style-name="P78">/<text:span text:style-name="T64">mmd/cloud_cover</text:span></text:p>
          </table:table-cell>
        </table:table-row>
        <table:table-row>
          <table:table-cell table:style-name="Table49.A2" office:value-type="string">
            <text:p text:style-name="P37">Attributes</text:p>
          </table:table-cell>
          <table:table-cell table:style-name="Table49.B2" office:value-type="string">
            <text:list xml:id="list231009676" text:style-name="L22">
              <text:list-item>
                <text:p text:style-name="P264">NA</text:p>
              </text:list-item>
            </text:list>
          </table:table-cell>
        </table:table-row>
        <table:table-row>
          <table:table-cell table:style-name="Table49.A2" office:value-type="string">
            <text:p text:style-name="P37">Required</text:p>
          </table:table-cell>
          <table:table-cell table:style-name="Table49.B2" office:value-type="string">
            <text:p text:style-name="P79">No</text:p>
          </table:table-cell>
        </table:table-row>
        <table:table-row>
          <table:table-cell table:style-name="Table49.A2" office:value-type="string">
            <text:p text:style-name="P37">Repetition allowed</text:p>
          </table:table-cell>
          <table:table-cell table:style-name="Table49.B2" office:value-type="string">
            <text:p text:style-name="P79">No</text:p>
          </table:table-cell>
        </table:table-row>
        <table:table-row>
          <table:table-cell table:style-name="Table49.A2" office:value-type="string">
            <text:p text:style-name="P37">Description</text:p>
          </table:table-cell>
          <table:table-cell table:style-name="Table49.B2" office:value-type="string">
            <text:p text:style-name="P81">This is an element specifically made for the NBS project and initially in support for handling Sentinel-2 data. It is however also relevant for other optical satellite imagery whether AVHRR (NPOES, EPS), VIIRS (NPP), MERIS (ENVISAT) or MODIS (EOS).</text:p>
            <text:p text:style-name="P83">It describes the overall cloud cover in the scene and it only relates to the number of valid pixels in the scene (excluding missing values for map projected scenes).</text:p>
            <text:p text:style-name="P87">The element has one sub element:</text:p>
            <text:list xml:id="list123518007" text:style-name="L23">
              <text:list-item>
                <text:p text:style-name="P265">value: The actual cloud cover in percentage of the valid pixels. <text:span text:style-name="T67">This is indicated with one attribute.</text:span></text:p>
              </text:list-item>
            </text:list>
          </table:table-cell>
        </table:table-row>
        <table:table-row>
          <table:table-cell table:style-name="Table49.A2" office:value-type="string">
            <text:p text:style-name="P37">DIF equivalent</text:p>
          </table:table-cell>
          <table:table-cell table:style-name="Table49.B2" office:value-type="string">
            <text:p text:style-name="P85">NA</text:p>
          </table:table-cell>
        </table:table-row>
        <table:table-row>
          <table:table-cell table:style-name="Table49.A2" office:value-type="string">
            <text:p text:style-name="P37">ISO equivalent</text:p>
          </table:table-cell>
          <table:table-cell table:style-name="Table49.B2" office:value-type="string">
            <text:p text:style-name="P85">NA</text:p>
          </table:table-cell>
        </table:table-row>
        <table:table-row>
          <table:table-cell table:style-name="Table49.A2" office:value-type="string">
            <text:p text:style-name="P37">MM2 equivalent</text:p>
          </table:table-cell>
          <table:table-cell table:style-name="Table49.B2" office:value-type="string">
            <text:p text:style-name="P85">NA</text:p>
          </table:table-cell>
        </table:table-row>
        <table:table-row>
          <table:table-cell table:style-name="Table49.A2" office:value-type="string">
            <text:p text:style-name="P37">Example XML</text:p>
          </table:table-cell>
          <table:table-cell table:style-name="Table49.B2" office:value-type="string">
            <text:p text:style-name="XML_20_code">&lt;<text:span text:style-name="T65">cloud_cover</text:span>&gt;</text:p>
            <text:p text:style-name="XML_20_code"><text:s text:c="2"/><text:span text:style-name="T66">&lt;value unit=”%”&gt;45&lt;/value&gt;</text:span></text:p>
            <text:p text:style-name="XML_20_code">&lt;/<text:span text:style-name="T65">cloud_cover</text:span>&gt;</text:p>
          </table:table-cell>
        </table:table-row>
      </table:table>
      <text:h text:style-name="P228" text:outline-level="2"><text:bookmark-start text:name="__RefHeading___Toc8083_529444564"/><text:span text:style-name="T73">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38">Element</text:p>
          </table:table-cell>
          <table:table-cell table:style-name="Table50.B1" office:value-type="string">
            <text:p text:style-name="P93">/<text:span text:style-name="T64">mmd/scene_cover</text:span></text:p>
          </table:table-cell>
        </table:table-row>
        <table:table-row>
          <table:table-cell table:style-name="Table50.A2" office:value-type="string">
            <text:p text:style-name="P38">Attributes</text:p>
          </table:table-cell>
          <table:table-cell table:style-name="Table50.B2" office:value-type="string">
            <text:list xml:id="list2829862225787" text:continue-list="list231009676" text:style-name="L22">
              <text:list-item>
                <text:p text:style-name="P272"><text:span text:style-name="T11">N</text:span><text:span text:style-name="T10">A</text:span></text:p>
              </text:list-item>
            </text:list>
          </table:table-cell>
        </table:table-row>
        <table:table-row>
          <table:table-cell table:style-name="Table50.A2" office:value-type="string">
            <text:p text:style-name="P38">Required</text:p>
          </table:table-cell>
          <table:table-cell table:style-name="Table50.B2" office:value-type="string">
            <text:p text:style-name="P80">No</text:p>
          </table:table-cell>
        </table:table-row>
        <table:table-row>
          <table:table-cell table:style-name="Table50.A2" office:value-type="string">
            <text:p text:style-name="P38">Repetition allowed</text:p>
          </table:table-cell>
          <table:table-cell table:style-name="Table50.B2" office:value-type="string">
            <text:p text:style-name="P80">No</text:p>
          </table:table-cell>
        </table:table-row>
        <text:soft-page-break/>
        <table:table-row>
          <table:table-cell table:style-name="Table50.A2" office:value-type="string">
            <text:p text:style-name="P38">Description</text:p>
          </table:table-cell>
          <table:table-cell table:style-name="Table50.B2" office:value-type="string">
            <text:p text:style-name="P82">This is an element specifically made for the NBS project, <text:span text:style-name="T73">but based on previous experience with AVHRRm</text:span> and initially in support for handling Sentinel-2 data. It is however also relevant for other optical satellite imagery whether AVHRR (NPOES, EPS), VIIRS (NPP), MERIS (ENVISAT) or MODIS (EOS).</text:p>
            <text:p text:style-name="P84">It describes the overall <text:span text:style-name="T74">coverage of valid data within a sc</text:span>ene. <text:span text:style-name="T74">This is to let the user know whether there is only a very limited number of valid data points in a scene. The reason for this is the map projected scenes where you may only have a small fraction of the predefined tile covered by the satellite</text:span>. <text:span text:style-name="T75">It relates to the total number of pixels in the scene.</text:span></text:p>
            <text:p text:style-name="P88">The element has one sub element:</text:p>
            <text:list xml:id="list3447603269" text:style-name="L24">
              <text:list-item>
                <text:p text:style-name="P266">value: The actual cloud cover in percentage of the valid pixels. <text:span text:style-name="T67">This is indicated with one attribute.</text:span></text:p>
              </text:list-item>
            </text:list>
          </table:table-cell>
        </table:table-row>
        <table:table-row>
          <table:table-cell table:style-name="Table50.A2" office:value-type="string">
            <text:p text:style-name="P38">DIF equivalent</text:p>
          </table:table-cell>
          <table:table-cell table:style-name="Table50.B2" office:value-type="string">
            <text:p text:style-name="P86">NA</text:p>
          </table:table-cell>
        </table:table-row>
        <table:table-row>
          <table:table-cell table:style-name="Table50.A2" office:value-type="string">
            <text:p text:style-name="P38">ISO equivalent</text:p>
          </table:table-cell>
          <table:table-cell table:style-name="Table50.B2" office:value-type="string">
            <text:p text:style-name="P86">NA</text:p>
          </table:table-cell>
        </table:table-row>
        <table:table-row>
          <table:table-cell table:style-name="Table50.A2" office:value-type="string">
            <text:p text:style-name="P38">MM2 equivalent</text:p>
          </table:table-cell>
          <table:table-cell table:style-name="Table50.B2" office:value-type="string">
            <text:p text:style-name="P86">NA</text:p>
          </table:table-cell>
        </table:table-row>
        <table:table-row>
          <table:table-cell table:style-name="Table50.A2" office:value-type="string">
            <text:p text:style-name="P38">Example XML</text:p>
          </table:table-cell>
          <table:table-cell table:style-name="Table50.B2" office:value-type="string">
            <text:p text:style-name="P167">&lt;<text:span text:style-name="T74">scene_cover</text:span>&gt;</text:p>
            <text:p text:style-name="P167"><text:s text:c="2"/><text:span text:style-name="T66">&lt;value unit=”%”&gt;45&lt;/value&gt;</text:span></text:p>
            <text:p text:style-name="P167">&lt;/<text:span text:style-name="T74">scene_cover</text:span>&gt;</text:p>
          </table:table-cell>
        </table:table-row>
      </table:table>
      <text:h text:style-name="P209" text:outline-level="1"><text:bookmark-start text:name="__RefHeading__2930_249282406"/>Explanations<text:bookmark-end text:name="__RefHeading__2930_249282406"/></text:h>
      <text:h text:style-name="P211" text:outline-level="2"><text:bookmark-start text:name="__RefHeading__2932_249282406"/><office:annotation office:name="__Annotation__30404_316962974"><dc:creator>Øystein Godøy</dc:creator><dc:date>2016-03-22T23:48:03</dc:date><loext:sender-initials>ØG</loext:sender-initials><text:p text:style-name="P279"><text:span text:style-name="T88">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5">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208" text:outline-level="1"><text:bookmark-start text:name="__RefHeading__9328_298377631"/>Controlled vocabularies<text:bookmark-end text:name="__RefHeading__9328_298377631"/></text:h>
      <text:h text:style-name="P219"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76">Code</text:p>
            </table:table-cell>
            <table:table-cell table:style-name="Table45.B1" office:value-type="string">
              <text:p text:style-name="P176">Description</text:p>
            </table:table-cell>
          </table:table-row>
        </table:table-header-rows>
        <table:table-row>
          <table:table-cell table:style-name="Table45.A2" office:value-type="string">
            <text:p text:style-name="P122">CC</text:p>
          </table:table-cell>
          <table:table-cell table:style-name="Table45.B2" office:value-type="string">
            <text:p text:style-name="P122">Datasets related to the Cryosphere in the context of the CryoClim project.</text:p>
          </table:table-cell>
        </table:table-row>
        <table:table-row>
          <table:table-cell table:style-name="Table45.A2" office:value-type="string">
            <text:p text:style-name="P119">NMAP</text:p>
          </table:table-cell>
          <table:table-cell table:style-name="Table45.B2" office:value-type="string">
            <text:p text:style-name="P121"><text:span text:style-name="T53">Remote sensing datasets or higher order products based on remote sensing datasets generated in the context of the </text:span>Norwegian Satellite Earth Observation Database for Marine and Polar Research <text:span text:style-name="T53">(NORMAP).</text:span></text:p>
          </table:table-cell>
        </table:table-row>
        <table:table-row>
          <table:table-cell table:style-name="Table45.A2" office:value-type="string">
            <text:p text:style-name="P125">ADC</text:p>
          </table:table-cell>
          <table:table-cell table:style-name="Table45.B2" office:value-type="string">
            <text:p text:style-name="P126">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125">GCW</text:p>
          </table:table-cell>
          <table:table-cell table:style-name="Table45.B2" office:value-type="string">
            <text:p text:style-name="P125">Datasets related to the <text:span text:style-name="T54">WMO Global Cryosphere Watch.</text:span></text:p>
          </table:table-cell>
        </table:table-row>
        <text:soft-page-break/>
        <table:table-row>
          <table:table-cell table:style-name="Table45.A2" office:value-type="string">
            <text:p text:style-name="P119">NMDC</text:p>
          </table:table-cell>
          <table:table-cell table:style-name="Table45.B2" office:value-type="string">
            <text:p text:style-name="P120">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119">SIOS</text:p>
          </table:table-cell>
          <table:table-cell table:style-name="Table45.B2" office:value-type="string">
            <text:p text:style-name="P123">Datasets related to the Svalbard Integrated Arctic Earth Observing System. </text:p>
          </table:table-cell>
        </table:table-row>
        <table:table-row>
          <table:table-cell table:style-name="Table45.A2" office:value-type="string">
            <text:p text:style-name="P124">NSDN</text:p>
          </table:table-cell>
          <table:table-cell table:style-name="Table45.B2" office:value-type="string">
            <text:p text:style-name="P124">Datasets related to the Norwegian Scientific Data Network (NorDataNet).</text:p>
          </table:table-cell>
        </table:table-row>
        <table:table-row>
          <table:table-cell table:style-name="Table45.A2" office:value-type="string">
            <text:p text:style-name="P127">DOKI</text:p>
          </table:table-cell>
          <table:table-cell table:style-name="Table45.B2" office:value-type="string">
            <text:p text:style-name="P127">Datasets related to the national contribution to the International Polar Year.</text:p>
          </table:table-cell>
        </table:table-row>
        <table:table-row>
          <table:table-cell table:style-name="Table45.A2" office:value-type="string">
            <text:p text:style-name="P127">DAM</text:p>
          </table:table-cell>
          <table:table-cell table:style-name="Table45.B2" office:value-type="string">
            <text:p text:style-name="P127">Datasets in the context of EU FP6 project DAMOCLES:</text:p>
          </table:table-cell>
        </table:table-row>
        <table:table-row>
          <table:table-cell table:style-name="Table45.A2" office:value-type="string">
            <text:p text:style-name="P127">ACCESS</text:p>
          </table:table-cell>
          <table:table-cell table:style-name="Table45.B2" office:value-type="string">
            <text:p text:style-name="P127">Datasets in the context of EU FP7 project ACCESS.</text:p>
          </table:table-cell>
        </table:table-row>
        <table:table-row>
          <table:table-cell table:style-name="Table45.A2" office:value-type="string">
            <text:p text:style-name="P128">NBS</text:p>
          </table:table-cell>
          <table:table-cell table:style-name="Table45.B2" office:value-type="string">
            <text:p text:style-name="P128">Datasets in the context of National Ground Segment for satellite data. This is primarily Sentinel datasets.</text:p>
          </table:table-cell>
        </table:table-row>
        <table:table-row>
          <table:table-cell table:style-name="Table45.A2" office:value-type="string">
            <text:p text:style-name="P127">APPL</text:p>
          </table:table-cell>
          <table:table-cell table:style-name="Table45.B2" office:value-type="string">
            <text:p text:style-name="P127">Datasets in the context of EU H2020 project APPLICATE.</text:p>
          </table:table-cell>
        </table:table-row>
        <table:table-row>
          <table:table-cell table:style-name="Table45.A2" office:value-type="string">
            <text:p text:style-name="P147">YOPP</text:p>
          </table:table-cell>
          <table:table-cell table:style-name="Table45.B2" office:value-type="string">
            <text:p text:style-name="P147">Datasets in the context of YOPP.</text:p>
          </table:table-cell>
        </table:table-row>
      </table:table>
      <text:p text:style-name="P12"/>
      <text:p text:style-name="P12"><text:bookmark-ref text:reference-format="text" text:ref-name="__RefHeading___Toc4845_557034454">collection</text:bookmark-ref></text:p>
      <text:h text:style-name="P211" text:outline-level="2"><text:bookmark-start text:name="__RefHeading__1880_33930022"/>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71">Code</text:p>
          </table:table-cell>
          <table:table-cell table:style-name="Table30.B1" office:value-type="string">
            <text:p text:style-name="P171">Description</text:p>
          </table:table-cell>
        </table:table-row>
        <table:table-row>
          <table:table-cell table:style-name="Table30.A2" office:value-type="string">
            <text:p text:style-name="P21">Planned</text:p>
          </table:table-cell>
          <table:table-cell table:style-name="Table30.B2" office:value-type="string">
            <text:p text:style-name="P21">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21">In Work</text:p>
          </table:table-cell>
          <table:table-cell table:style-name="Table30.B2" office:value-type="string">
            <text:p text:style-name="P21">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21">Complete</text:p>
          </table:table-cell>
          <table:table-cell table:style-name="Table30.B2" office:value-type="string">
            <text:p text:style-name="P21">Refers to data sets in which no updates or further data collection will be made. <text:s/>For Example: Nimbus-7 SMMR data collection has been completed.</text:p>
          </table:table-cell>
        </table:table-row>
        <table:table-row>
          <table:table-cell table:style-name="Table30.A2" office:value-type="string">
            <text:p text:style-name="P21">Obsolete</text:p>
          </table:table-cell>
          <table:table-cell table:style-name="Table30.B2" office:value-type="string">
            <text:p text:style-name="P21">A new version of the dataset has been generated. The new version should be used, this is kept for back tracing. </text:p>
          </table:table-cell>
        </table:table-row>
      </table:table>
      <text:p text:style-name="P5"/>
      <text:p text:style-name="P5"><text:bookmark-ref text:reference-format="text" text:ref-name="__RefHeading__9290_298377631">dataset_production_status</text:bookmark-ref></text:p>
      <text:h text:style-name="P236"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71">ISO Code</text:p>
          </table:table-cell>
          <table:table-cell table:style-name="Table31.B1" office:value-type="string">
            <text:p text:style-name="P171">MMD code</text:p>
          </table:table-cell>
        </table:table-row>
        <table:table-row>
          <table:table-cell table:style-name="Table31.A2" office:value-type="string">
            <text:p text:style-name="P21">completed</text:p>
          </table:table-cell>
          <table:table-cell table:style-name="Table31.B2" office:value-type="string">
            <text:p text:style-name="P21">Complete</text:p>
          </table:table-cell>
        </table:table-row>
        <table:table-row>
          <table:table-cell table:style-name="Table31.A2" office:value-type="string">
            <text:p text:style-name="P21">historicalArchive</text:p>
          </table:table-cell>
          <table:table-cell table:style-name="Table31.B2" office:value-type="string">
            <text:p text:style-name="P21">Complete</text:p>
          </table:table-cell>
        </table:table-row>
        <table:table-row>
          <table:table-cell table:style-name="Table31.A2" office:value-type="string">
            <text:p text:style-name="P21">obsolete</text:p>
          </table:table-cell>
          <table:table-cell table:style-name="Table31.B2" office:value-type="string">
            <text:p text:style-name="P21">Obsolete</text:p>
          </table:table-cell>
        </table:table-row>
        <table:table-row>
          <table:table-cell table:style-name="Table31.A2" office:value-type="string">
            <text:p text:style-name="P21">onGoing</text:p>
          </table:table-cell>
          <table:table-cell table:style-name="Table31.B2" office:value-type="string">
            <text:p text:style-name="P21">In Work</text:p>
          </table:table-cell>
        </table:table-row>
        <table:table-row>
          <table:table-cell table:style-name="Table31.A2" office:value-type="string">
            <text:p text:style-name="P21">planned</text:p>
          </table:table-cell>
          <table:table-cell table:style-name="Table31.B2" office:value-type="string">
            <text:p text:style-name="P21">Planned</text:p>
          </table:table-cell>
        </table:table-row>
        <table:table-row>
          <table:table-cell table:style-name="Table31.A2" office:value-type="string">
            <text:p text:style-name="P21">required</text:p>
          </table:table-cell>
          <table:table-cell table:style-name="Table31.B2" office:value-type="string">
            <text:p text:style-name="P21">Planned</text:p>
          </table:table-cell>
        </table:table-row>
        <table:table-row>
          <table:table-cell table:style-name="Table31.A2" office:value-type="string">
            <text:p text:style-name="P21">underDevelopment</text:p>
          </table:table-cell>
          <table:table-cell table:style-name="Table31.B2" office:value-type="string">
            <text:p text:style-name="P21">Planned</text:p>
          </table:table-cell>
        </table:table-row>
      </table:table>
      <text:h text:style-name="P236" text:outline-level="3"><text:bookmark-start text:name="__RefHeading__9332_298377631"/><text:soft-page-break/>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71">MMD Code</text:p>
          </table:table-cell>
          <table:table-cell table:style-name="Table32.B1" office:value-type="string">
            <text:p text:style-name="P171">ISO code</text:p>
          </table:table-cell>
        </table:table-row>
        <table:table-row>
          <table:table-cell table:style-name="Table32.A2" office:value-type="string">
            <text:p text:style-name="P21">Planned</text:p>
          </table:table-cell>
          <table:table-cell table:style-name="Table32.B2" office:value-type="string">
            <text:p text:style-name="P21">Planned</text:p>
          </table:table-cell>
        </table:table-row>
        <table:table-row>
          <table:table-cell table:style-name="Table32.A2" office:value-type="string">
            <text:p text:style-name="P21">In Work</text:p>
          </table:table-cell>
          <table:table-cell table:style-name="Table32.B2" office:value-type="string">
            <text:p text:style-name="P21">onGoing</text:p>
          </table:table-cell>
        </table:table-row>
        <table:table-row>
          <table:table-cell table:style-name="Table32.A2" office:value-type="string">
            <text:p text:style-name="P21">Complete</text:p>
          </table:table-cell>
          <table:table-cell table:style-name="Table32.B2" office:value-type="string">
            <text:p text:style-name="P21">Complete</text:p>
          </table:table-cell>
        </table:table-row>
        <table:table-row>
          <table:table-cell table:style-name="Table32.A2" office:value-type="string">
            <text:p text:style-name="P21">Obsolete</text:p>
          </table:table-cell>
          <table:table-cell table:style-name="Table32.B2" office:value-type="string">
            <text:p text:style-name="P21">obsolete</text:p>
          </table:table-cell>
        </table:table-row>
      </table:table>
      <text:h text:style-name="P220" text:outline-level="2"><text:bookmark-start text:name="__RefHeading___Toc25333_316962974"/>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72">Code</text:p>
          </table:table-cell>
          <table:table-cell table:style-name="Table38.B1" office:value-type="string">
            <text:p text:style-name="P172">Description</text:p>
          </table:table-cell>
        </table:table-row>
        <table:table-row>
          <table:table-cell table:style-name="Table38.A2" office:value-type="string">
            <text:p text:style-name="P51">Operational</text:p>
          </table:table-cell>
          <table:table-cell table:style-name="Table38.B2" office:value-type="string">
            <text:p text:style-name="P51">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52">Pre-Operational</text:p>
          </table:table-cell>
          <table:table-cell table:style-name="Table38.B2" office:value-type="string">
            <text:p text:style-name="P52">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53">Experimental</text:p>
          </table:table-cell>
          <table:table-cell table:style-name="Table38.B2" office:value-type="string">
            <text:p text:style-name="P53">This is used to describe data that belongs to a development and <text:span text:style-name="T30"><text:s/></text:span>production chain that provides operational data. It is the first step in the process of becoming operational.</text:p>
          </table:table-cell>
        </table:table-row>
        <table:table-row>
          <table:table-cell table:style-name="Table38.A2" office:value-type="string">
            <text:p text:style-name="P54">Scientific</text:p>
          </table:table-cell>
          <table:table-cell table:style-name="Table38.B2" office:value-type="string">
            <text:p text:style-name="P54">This is used to describe purely scientific products. That is products generated through scientific projects and usually with a<text:span text:style-name="T30"> </text:span>limited temporal perspective.</text:p>
          </table:table-cell>
        </table:table-row>
      </table:table>
      <text:p text:style-name="P5"/>
      <text:p text:style-name="P5"><text:bookmark-ref text:reference-format="text" text:ref-name="__RefHeading___Toc24757_316962974">operational_status</text:bookmark-ref></text:p>
      <text:h text:style-name="P221"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71">Code</text:p>
          </table:table-cell>
          <table:table-cell table:style-name="Table3.B1" office:value-type="string">
            <text:p text:style-name="P171">Description</text:p>
          </table:table-cell>
        </table:table-row>
        <table:table-row>
          <table:table-cell table:style-name="Table3.A2" office:value-type="string">
            <text:p text:style-name="P65">Open</text:p>
          </table:table-cell>
          <table:table-cell table:style-name="Table3.B2" office:value-type="string">
            <text:p text:style-name="P21">These data are freely available to everyone and can be made available without any restrictions.</text:p>
          </table:table-cell>
        </table:table-row>
        <table:table-row>
          <table:table-cell table:style-name="Table3.A2" office:value-type="string">
            <text:p text:style-name="P65">Registered users only (automated approval)</text:p>
          </table:table-cell>
          <table:table-cell table:style-name="Table3.B2" office:value-type="string">
            <text:p text:style-name="P21">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65">Registered users only (manual approval required)</text:p>
          </table:table-cell>
          <table:table-cell table:style-name="Table3.B2" office:value-type="string">
            <text:p text:style-name="P21">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65">Restricted to a community</text:p>
          </table:table-cell>
          <table:table-cell table:style-name="Table3.B2" office:value-type="string">
            <text:p text:style-name="P21">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65">Restricted access to metadata</text:p>
          </table:table-cell>
          <table:table-cell table:style-name="Table3.B2" office:value-type="string">
            <text:p text:style-name="P21">Information on these data MUST NOT be exposed externally. This implies that neither metadata can be exposed externally.</text:p>
          </table:table-cell>
        </table:table-row>
      </table:table>
      <text:p text:style-name="P5"/>
      <text:p text:style-name="P5"><text:bookmark-ref text:reference-format="text" text:ref-name="__RefHeading__9302_298377631">access_constraint</text:bookmark-ref></text:p>
      <text:h text:style-name="P211"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71">Code</text:p>
          </table:table-cell>
          <table:table-cell table:style-name="Table4.B1" office:value-type="string">
            <text:p text:style-name="P171">Description</text:p>
          </table:table-cell>
        </table:table-row>
        <table:table-row>
          <table:table-cell table:style-name="Table4.A2" office:value-type="string">
            <text:p text:style-name="P21">Public domain</text:p>
          </table:table-cell>
          <table:table-cell table:style-name="Table4.B2" office:value-type="string">
            <text:p text:style-name="P21">All rights for these data are waived. This should be relevant when data are released using CC0, Open Data Commons PDDL or similar. <text:s text:c="7"/></text:p>
          </table:table-cell>
        </table:table-row>
        <table:table-row>
          <table:table-cell table:style-name="Table4.A2" office:value-type="string">
            <text:p text:style-name="P21">Attribution</text:p>
          </table:table-cell>
          <table:table-cell table:style-name="Table4.B2" office:value-type="string">
            <text:p text:style-name="P21">These data may be freely copied, shared, used, modified and transformed as long as you attribute the owner/creator of the original dataset. <text:s/><text:span text:style-name="T1">This is used for Creative Commons Attribution.</text:span> </text:p>
          </table:table-cell>
        </table:table-row>
        <table:table-row>
          <table:table-cell table:style-name="Table4.A2" office:value-type="string">
            <text:p text:style-name="P21">Share-alike</text:p>
          </table:table-cell>
          <table:table-cell table:style-name="Table4.B2" office:value-type="string">
            <text:p text:style-name="P21">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21">Noncommercial</text:p>
          </table:table-cell>
          <table:table-cell table:style-name="Table4.B2" office:value-type="string">
            <text:p text:style-name="P21">Data may be used for noncommercial purposes only. This implies share-alike (and attribution).</text:p>
          </table:table-cell>
        </table:table-row>
        <table:table-row>
          <table:table-cell table:style-name="Table4.A2" office:value-type="string">
            <text:p text:style-name="P21">No derivative</text:p>
          </table:table-cell>
          <table:table-cell table:style-name="Table4.B2" office:value-type="string">
            <text:p text:style-name="P29">FIXME</text:p>
          </table:table-cell>
        </table:table-row>
      </table:table>
      <text:p text:style-name="P5"/>
      <text:p text:style-name="P5"><text:bookmark-ref text:reference-format="text" text:ref-name="__RefHeading__9304_298377631">use_constraint</text:bookmark-ref></text:p>
      <text:h text:style-name="P222" text:outline-level="2"><text:bookmark-start text:name="__RefHeading___Toc27423_316962974"/>Activity type<text:bookmark-end text:name="__RefHeading___Toc27423_316962974"/></text:h>
      <text:p text:style-name="P11">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1"/>
      <table:table table:name="Table40" table:style-name="Table40">
        <table:table-column table:style-name="Table40.A"/>
        <table:table-column table:style-name="Table40.B"/>
        <text:soft-page-break/>
        <table:table-row>
          <table:table-cell table:style-name="Table40.A1" office:value-type="string">
            <text:p text:style-name="P173">Code</text:p>
          </table:table-cell>
          <table:table-cell table:style-name="Table40.B1" office:value-type="string">
            <text:p text:style-name="P173">Description</text:p>
          </table:table-cell>
        </table:table-row>
        <table:table-row>
          <table:table-cell table:style-name="Table40.A2" office:value-type="string">
            <text:p text:style-name="P65">Aircraft</text:p>
          </table:table-cell>
          <table:table-cell table:style-name="Table40.B2" office:value-type="string">
            <text:p text:style-name="P21">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31">Space Borne Instrument</text:p>
          </table:table-cell>
          <table:table-cell table:style-name="Table40.B2" office:value-type="string">
            <text:p text:style-name="P21">Observations or analysed products based upon data from a space borneinstrument (typically onboard a satellite). The nature of the output is<text:span text:style-name="T30"> </text:span>typically gridded of type imagery or profiles.</text:p>
          </table:table-cell>
        </table:table-row>
        <table:table-row>
          <table:table-cell table:style-name="Table40.A2" office:value-type="string">
            <text:p text:style-name="P31">Numerical Simulation</text:p>
          </table:table-cell>
          <table:table-cell table:style-name="Table40.B2" office:value-type="string">
            <text:p text:style-name="P21">Data are generated by the use of a numerical simulation of theatmosphere, the ocean, the climate or similar. Statistical analysis is<text:span text:style-name="T30"> </text:span>not covered by this.</text:p>
          </table:table-cell>
        </table:table-row>
        <table:table-row>
          <table:table-cell table:style-name="Table40.A2" office:value-type="string">
            <text:p text:style-name="P31">Climate Indicator</text:p>
          </table:table-cell>
          <table:table-cell table:style-name="Table40.B2" office:value-type="string">
            <text:p text:style-name="P21">This indicates a dataset that has been generated by analysis of somedata with the emphasis on being representative in a climate context<text:span text:style-name="T30"> </text:span>(e.g. consistent in time). Furthermore, a climate indicator is a "compact" representation of the feature studied (e.g. the temporal<text:span text:style-name="T30"> </text:span>evolution of area covered by sea ice in the Arctic). Climate Indicatorsare frequently linked to GCOS requirements.</text:p>
          </table:table-cell>
        </table:table-row>
        <table:table-row>
          <table:table-cell table:style-name="Table40.A2" office:value-type="string">
            <text:p text:style-name="P31">In Situ Land-based station(Land station)<text:span text:style-name="T30"> </text:span>(Field Experiment)</text:p>
          </table:table-cell>
          <table:table-cell table:style-name="Table40.B2" office:value-type="string">
            <text:p text:style-name="P21">This is used to tag datasets generated from a site located on land. Thiscan be a permanent (e.g. a SYNOP or TEMP station) or a temporary site (e.g. a<text:span text:style-name="T30"> </text:span><text:s text:c="8"/>field experiment).</text:p>
          </table:table-cell>
        </table:table-row>
        <table:table-row>
          <table:table-cell table:style-name="Table40.A2" office:value-type="string">
            <text:p text:style-name="P31">In Situ Ship-based station(Cruise)</text:p>
          </table:table-cell>
          <table:table-cell table:style-name="Table40.B2" office:value-type="string">
            <text:p text:style-name="P21">This is used to identify datasets generated during cruises. Typically it describes a full dataset generated in a context, possibly describing<text:span text:style-name="T30"> </text:span>both ocean and atmospheric conditions. </text:p>
          </table:table-cell>
        </table:table-row>
        <table:table-row>
          <table:table-cell table:style-name="Table40.A2" office:value-type="string">
            <text:p text:style-name="P31">In Situ Ocean fixed station(Moored instrument)</text:p>
          </table:table-cell>
          <table:table-cell table:style-name="Table40.B2" office:value-type="string">
            <text:p text:style-name="P21">This is used to describe ocean stations that are fixed in space.Typically this is moorings, anchored buoys, oil rigs etc. </text:p>
          </table:table-cell>
        </table:table-row>
        <table:table-row>
          <table:table-cell table:style-name="Table40.A2" office:value-type="string">
            <text:p text:style-name="P31">In Situ Ocean moving station(Float)</text:p>
          </table:table-cell>
          <table:table-cell table:style-name="Table40.B2" office:value-type="string">
            <text:p text:style-name="P21">This is used to describe ocean stations that are moving around.Typically this is gliders and drifting buoys. </text:p>
          </table:table-cell>
        </table:table-row>
        <table:table-row>
          <table:table-cell table:style-name="Table40.A2" office:value-type="string">
            <text:p text:style-name="P31">In Situ Ice-based station(Ice station)<text:span text:style-name="T30"> </text:span><office:annotation office:name="__Annotation__27586_316962974"><dc:creator>Øystein Godøy</dc:creator><dc:date>2016-03-22T23:25:18</dc:date><loext:sender-initials>ØG</loext:sender-initials><text:p text:style-name="P279"><text:span text:style-name="T88">Must be removed, inconsistent with other specifications.</text:span></text:p></office:annotation>(Field Experiment)<office:annotation-end office:name="__Annotation__27586_316962974"/></text:p>
          </table:table-cell>
          <table:table-cell table:style-name="Table40.B2" office:value-type="string">
            <text:p text:style-name="P21">This is used to tag datasets generated from a site located on driftingsea ice or some other ice sheet (possibly on land but moving). It<text:span text:style-name="T30"> </text:span>typically describes a temporary site (e.g. a field experiment). It would also be used to describe ships frozen in ice and drifting e.g. across<text:span text:style-name="T30"> </text:span>the Arctic as well as Ice Thethered Platforms (ITP) and Ice Mass BalanceBuoys (IMBB). </text:p>
          </table:table-cell>
        </table:table-row>
        <table:table-row>
          <table:table-cell table:style-name="Table40.A2" office:value-type="string">
            <text:p text:style-name="P73">Interview/Questionnaire(Interview)<text:span text:style-name="T30"> </text:span>(Questionnaire)</text:p>
          </table:table-cell>
          <table:table-cell table:style-name="Table40.B2" office:value-type="string">
            <text:p text:style-name="P21">This is not much used within environmental science, but comes in usefulsometimes. It is used to cover the results of interviews and<text:span text:style-name="T30"> </text:span>questionnaires especially in interdisciplinary science.</text:p>
          </table:table-cell>
        </table:table-row>
        <table:table-row>
          <table:table-cell table:style-name="Table40.A2" office:value-type="string">
            <text:p text:style-name="P73">Maps/Charts/Photographs(Maps)<text:span text:style-name="T30"> </text:span>(Charts)(Photographs)</text:p>
          </table:table-cell>
          <table:table-cell table:style-name="Table40.B2" office:value-type="string">
            <text:p text:style-name="P21">This is used to tag datasets containing imagery or PDF documents. Thiscould e.g. be a time lapse photographic session of a specific site<text:span text:style-name="T30"> </text:span>illustrating e.g. snow cover or cloud cover. It can also be used to tagdocuments or maps describing the nature of a field station. It would<text:span text:style-name="T30"> </text:span>then require datasets to be linked (which currently is not supported).</text:p>
          </table:table-cell>
        </table:table-row>
      </table:table>
      <text:p text:style-name="P7"/>
      <text:p text:style-name="P5"><text:bookmark-ref text:reference-format="text" text:ref-name="__RefHeading__3163_1426739554">activity_type</text:bookmark-ref></text:p>
      <text:h text:style-name="P211" text:outline-level="2"><text:bookmark-start text:name="__RefHeading__12874_298377631"/>Variable/parameter descriptions<text:bookmark-end text:name="__RefHeading__12874_298377631"/></text:h>
      <text:p text:style-name="P9">FIXME</text:p>
      <text:h text:style-name="Heading_20_2" text:outline-level="2"><text:bookmark-start text:name="__RefHeading__12876_298377631"/><text:soft-page-break/><text:span text:style-name="T10">Platform</text:span><text:span text:style-name="T10"><office:annotation><dc:creator>Øystein Godøy</dc:creator><dc:date>2016-03-22T23:50:16</dc:date><loext:sender-initials>ØG</loext:sender-initials><text:p text:style-name="P279"><text:span text:style-name="T88">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82">Short</text:p>
            </table:table-cell>
            <table:table-cell table:style-name="Table48.A1" office:value-type="string">
              <text:p text:style-name="P182">Long</text:p>
            </table:table-cell>
            <table:table-cell table:style-name="Table48.C1" office:value-type="string">
              <text:p text:style-name="P178">Description</text:p>
            </table:table-cell>
          </table:table-row>
        </table:table-header-rows>
        <table:table-row>
          <table:table-cell table:style-name="Table48.A2" office:value-type="string">
            <text:p text:style-name="P130">S1A</text:p>
          </table:table-cell>
          <table:table-cell table:style-name="Table48.A2" office:value-type="string">
            <text:p text:style-name="P130"><office:annotation office:name="__Annotation__18200_590332678"><dc:creator>Øystein Godøy</dc:creator><dc:date>2018-03-04T23:44:53</dc:date><loext:sender-initials>ØG</loext:sender-initials><text:p text:style-name="P279"><text:span text:style-name="T88">Changed from uppercase to lowercase based on feedback from Trygve in the context of NBS where data are already indexed.</text:span></text:p></office:annotation><text:span text:style-name="T57">Sentinel</text:span>-1A</text:p>
          </table:table-cell>
          <table:table-cell table:style-name="Table48.C2" office:value-type="string">
            <text:p text:style-name="P129"/>
          </table:table-cell>
        </table:table-row>
        <table:table-row>
          <table:table-cell table:style-name="Table48.A2" office:value-type="string">
            <text:p text:style-name="P130">S1B</text:p>
          </table:table-cell>
          <table:table-cell table:style-name="Table48.A2" office:value-type="string">
            <text:p text:style-name="P130"><text:span text:style-name="T57">Sentinel</text:span>-1B<office:annotation-end office:name="__Annotation__18200_590332678"/></text:p>
          </table:table-cell>
          <table:table-cell table:style-name="Table48.C2" office:value-type="string">
            <text:p text:style-name="P129"/>
          </table:table-cell>
        </table:table-row>
        <table:table-row>
          <table:table-cell table:style-name="Table48.A2" office:value-type="string">
            <text:p text:style-name="P131">S2<text:span text:style-name="T58">A</text:span></text:p>
          </table:table-cell>
          <table:table-cell table:style-name="Table48.A2" office:value-type="string">
            <text:p text:style-name="P132">SENTINEL-2A</text:p>
          </table:table-cell>
          <table:table-cell table:style-name="Table48.C2" office:value-type="string">
            <text:p text:style-name="P148"><office:annotation><dc:creator>Unknown Author</dc:creator><dc:date>2017-10-18T11:00:53</dc:date><text:p text:style-name="P279"><text:span text:style-name="T88">Is it OK to use both upper- and lower-case letters instead of only uppercase?</text:span></text:p></office:annotation></text:p>
          </table:table-cell>
        </table:table-row>
        <table:table-row>
          <table:table-cell table:style-name="Table48.A2" office:value-type="string">
            <text:p text:style-name="P132">S2B</text:p>
          </table:table-cell>
          <table:table-cell table:style-name="Table48.A2" office:value-type="string">
            <text:p text:style-name="P132">SENTINEL-2B</text:p>
          </table:table-cell>
          <table:table-cell table:style-name="Table48.C2" office:value-type="string">
            <text:p text:style-name="P129"/>
          </table:table-cell>
        </table:table-row>
        <table:table-row>
          <table:table-cell table:style-name="Table48.A2" office:value-type="string">
            <text:p text:style-name="P133">S3<text:span text:style-name="T82">A</text:span></text:p>
          </table:table-cell>
          <table:table-cell table:style-name="Table48.A2" office:value-type="string">
            <text:p text:style-name="P133">SENTINEL-3<text:span text:style-name="T82">A</text:span></text:p>
          </table:table-cell>
          <table:table-cell table:style-name="Table48.C2" office:value-type="string">
            <text:p text:style-name="P129"/>
          </table:table-cell>
        </table:table-row>
        <table:table-row>
          <table:table-cell table:style-name="Table48.A2" office:value-type="string">
            <text:p text:style-name="P149">S3B</text:p>
          </table:table-cell>
          <table:table-cell table:style-name="Table48.A2" office:value-type="string">
            <text:p text:style-name="P134">SENTINEL-3</text:p>
          </table:table-cell>
          <table:table-cell table:style-name="Table48.C2" office:value-type="string">
            <text:p text:style-name="P129"/>
          </table:table-cell>
        </table:table-row>
      </table:table>
      <text:p text:style-name="P8"/>
      <text:p text:style-name="P10"><text:bookmark-ref text:reference-format="text" text:ref-name="__RefHeading__9312_298377631">Error: Reference source not found</text:bookmark-ref></text:p>
      <text:h text:style-name="P223" text:outline-level="2"><text:bookmark-start text:name="__RefHeading__12878_298377631"/>Instruments<office:annotation><dc:creator>Øystein Godøy</dc:creator><dc:date>2016-12-20T10:50:27</dc:date><loext:sender-initials>ØG</loext:sender-initials><text:p text:style-name="P279"><text:span text:style-name="T88">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83">Short</text:p>
            </table:table-cell>
            <table:table-cell table:style-name="Table46.A1" office:value-type="string">
              <text:p text:style-name="P183">Long</text:p>
            </table:table-cell>
            <table:table-cell table:style-name="Table46.C1" office:value-type="string">
              <text:p text:style-name="P177">Description</text:p>
            </table:table-cell>
          </table:table-row>
        </table:table-header-rows>
        <table:table-row>
          <table:table-cell table:style-name="Table46.A2" office:value-type="string">
            <text:p text:style-name="P106"><office:annotation office:name="__Annotation__18337_590332678"><dc:creator>Øystein Godøy</dc:creator><dc:date>2018-03-04T23:46:37</dc:date><loext:sender-initials>ØG</loext:sender-initials><text:p text:style-name="P279"><text:span text:style-name="T88">Feedback from Trygve in the context of NBS.</text:span></text:p></office:annotation>CSAR<office:annotation-end office:name="__Annotation__18337_590332678"/></text:p>
          </table:table-cell>
          <table:table-cell table:style-name="Table46.A2" office:value-type="string">
            <text:p text:style-name="P107">Synthetic Aperature Radar C-band</text:p>
          </table:table-cell>
          <table:table-cell table:style-name="Table46.C2" office:value-type="string">
            <text:p text:style-name="P139">Relates to Sentinel-1.</text:p>
          </table:table-cell>
        </table:table-row>
        <table:table-row>
          <table:table-cell table:style-name="Table46.A2" office:value-type="string">
            <text:p text:style-name="P136">MSI</text:p>
          </table:table-cell>
          <table:table-cell table:style-name="Table46.A2" office:value-type="string">
            <text:p text:style-name="P136">Multi-Spectral Instrument</text:p>
          </table:table-cell>
          <table:table-cell table:style-name="Table46.C2" office:value-type="string">
            <text:p text:style-name="P136">Relates to Sentinel-2. A push-broom optical sensor.</text:p>
          </table:table-cell>
        </table:table-row>
        <table:table-row>
          <table:table-cell table:style-name="Table46.A2" office:value-type="string">
            <text:p text:style-name="P137">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63">Relates to Sentinel-3. A</text:span> push-broom imaging spectrometer instrumen<text:span text:style-name="T62">t</text:span>.</text:p>
          </table:table-cell>
        </table:table-row>
        <table:table-row>
          <table:table-cell table:style-name="Table46.A2" office:value-type="string">
            <text:p text:style-name="P138">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40"><text:span text:style-name="T63">Relates to Sentinel-3. A </text:span>dual view (near-nadir and backward views) conical imaging radiometer.</text:p>
          </table:table-cell>
        </table:table-row>
        <table:table-row>
          <table:table-cell table:style-name="Table46.A2" office:value-type="string">
            <text:p text:style-name="P139">MWR</text:p>
          </table:table-cell>
          <table:table-cell table:style-name="Table46.A2" office:value-type="string">
            <text:p text:style-name="P139">Microwave Radiometer</text:p>
          </table:table-cell>
          <table:table-cell table:style-name="Table46.C2" office:value-type="string">
            <text:p text:style-name="P139">Relates to Sentinel-3. </text:p>
          </table:table-cell>
        </table:table-row>
      </table:table>
      <text:p text:style-name="P6"/>
      <text:p text:style-name="P10"><text:bookmark-ref text:reference-format="text" text:ref-name="__RefHeading__9310_298377631">instrument</text:bookmark-ref></text:p>
      <text:h text:style-name="P235"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84">Short</text:p>
            </table:table-cell>
            <table:table-cell table:style-name="Table47.A1" office:value-type="string">
              <text:p text:style-name="P184">Long</text:p>
            </table:table-cell>
            <table:table-cell table:style-name="Table47.C1" office:value-type="string">
              <text:p text:style-name="P179">Description</text:p>
            </table:table-cell>
          </table:table-row>
        </table:table-header-rows>
        <table:table-row>
          <table:table-cell table:style-name="Table47.A2" office:value-type="string">
            <text:p text:style-name="P135">SM</text:p>
          </table:table-cell>
          <table:table-cell table:style-name="Table47.A2" office:value-type="string">
            <text:p text:style-name="P135">StripMap</text:p>
          </table:table-cell>
          <table:table-cell table:style-name="Table47.C2" office:value-type="string">
            <text:p text:style-name="P18">Relates to Sentinel-1</text:p>
          </table:table-cell>
        </table:table-row>
        <table:table-row>
          <table:table-cell table:style-name="Table47.A2" office:value-type="string">
            <text:p text:style-name="P135">IW</text:p>
          </table:table-cell>
          <table:table-cell table:style-name="Table47.A2" office:value-type="string">
            <text:p text:style-name="P135">Interferometric Wide Swath</text:p>
          </table:table-cell>
          <table:table-cell table:style-name="Table47.C2" office:value-type="string">
            <text:p text:style-name="P18">Relates to Sentinel-1</text:p>
          </table:table-cell>
        </table:table-row>
        <table:table-row>
          <table:table-cell table:style-name="Table47.A2" office:value-type="string">
            <text:p text:style-name="P135">EW</text:p>
          </table:table-cell>
          <table:table-cell table:style-name="Table47.A2" office:value-type="string">
            <text:p text:style-name="P135">Extra-Wide Swath</text:p>
          </table:table-cell>
          <table:table-cell table:style-name="Table47.C2" office:value-type="string">
            <text:p text:style-name="P18">Relates to Sentinel-1</text:p>
          </table:table-cell>
        </table:table-row>
        <table:table-row>
          <table:table-cell table:style-name="Table47.A2" office:value-type="string">
            <text:p text:style-name="P135">WV</text:p>
          </table:table-cell>
          <table:table-cell table:style-name="Table47.A2" office:value-type="string">
            <text:p text:style-name="P135">Wave Mode</text:p>
          </table:table-cell>
          <table:table-cell table:style-name="Table47.C2" office:value-type="string">
            <text:p text:style-name="P18">Relates to Sentinel-1</text:p>
          </table:table-cell>
        </table:table-row>
      </table:table>
      <text:p text:style-name="Standard"/>
      <text:p text:style-name="P13"><text:bookmark-ref text:reference-format="text" text:ref-name="__RefHeading__9310_298377631">instrument</text:bookmark-ref></text:p>
      <text:h text:style-name="P229" text:outline-level="2"><text:bookmark-start text:name="__RefHeading___Toc18723_1821090192"/>Polarisation modes<text:bookmark-end text:name="__RefHeading___Toc18723_1821090192"/></text:h>
      <table:table table:name="Table51" table:style-name="Table51">
        <table:table-column table:style-name="Table51.A"/>
        <table:table-column table:style-name="Table51.B"/>
        <table:table-header-rows>
          <table:table-row>
            <table:table-cell table:style-name="Table51.A1" office:value-type="string">
              <text:p text:style-name="P185">Short</text:p>
            </table:table-cell>
            <table:table-cell table:style-name="Table51.B1" office:value-type="string">
              <text:p text:style-name="P180">Description</text:p>
            </table:table-cell>
          </table:table-row>
        </table:table-header-rows>
        <table:table-row>
          <table:table-cell table:style-name="Table51.A2" office:value-type="string">
            <text:p text:style-name="P143">HH</text:p>
          </table:table-cell>
          <table:table-cell table:style-name="Table51.B2" office:value-type="string">
            <text:p text:style-name="P19"/>
          </table:table-cell>
        </table:table-row>
        <table:table-row>
          <table:table-cell table:style-name="Table51.A2" office:value-type="string">
            <text:p text:style-name="P143">VV</text:p>
          </table:table-cell>
          <table:table-cell table:style-name="Table51.B2" office:value-type="string">
            <text:p text:style-name="P19"/>
          </table:table-cell>
        </table:table-row>
        <text:soft-page-break/>
        <table:table-row>
          <table:table-cell table:style-name="Table51.A2" office:value-type="string">
            <text:p text:style-name="P143">HH+HV</text:p>
          </table:table-cell>
          <table:table-cell table:style-name="Table51.B2" office:value-type="string">
            <text:p text:style-name="P19"/>
          </table:table-cell>
        </table:table-row>
        <table:table-row>
          <table:table-cell table:style-name="Table51.A2" office:value-type="string">
            <text:p text:style-name="P143">VV+VH<office:annotation><dc:creator>Øystein Godøy</dc:creator><dc:date>2017-10-17T15:52:09</dc:date><loext:sender-initials>ØG</loext:sender-initials><text:p text:style-name="P279"><text:span text:style-name="T88">Trygve, dette er referert I Sentinel dokumentasjon, men jeg ser du har skrevet HH VH, ikke HH+VH. Jeg vil tro det siste er enkleste?</text:span></text:p></office:annotation><office:annotation><dc:creator>Unknown Author</dc:creator><dc:date>2017-10-18T10:17:01</dc:date><text:p text:style-name="P279"><text:span text:style-name="T89">Reply to Øystein Godøy (10/17/2017, 15:52): "..."</text:span></text:p><text:p><text:span text:style-name="T90">Jeg har skrevet “HH HV” siden det er slik dataene er gitt i OpenSearch, og også gitt i dhus. Jeg kan <text:s/>tolke/mappe verdiene når jeg gjør xslt.</text:span></text:p></office:annotation></text:p>
          </table:table-cell>
          <table:table-cell table:style-name="Table51.B2" office:value-type="string">
            <text:p text:style-name="P19"/>
          </table:table-cell>
        </table:table-row>
        <table:table-row>
          <table:table-cell table:style-name="Table51.A2" office:value-type="string">
            <text:p text:style-name="P145">H<text:span text:style-name="T83">V</text:span>+H<text:span text:style-name="T83">H</text:span></text:p>
          </table:table-cell>
          <table:table-cell table:style-name="Table51.B2" office:value-type="string">
            <text:p text:style-name="P19"/>
          </table:table-cell>
        </table:table-row>
        <table:table-row>
          <table:table-cell table:style-name="Table51.A2" office:value-type="string">
            <text:p text:style-name="P145">V<text:span text:style-name="T83">H</text:span>+V<text:span text:style-name="T83">V</text:span></text:p>
          </table:table-cell>
          <table:table-cell table:style-name="Table51.B2" office:value-type="string">
            <text:p text:style-name="P19"/>
          </table:table-cell>
        </table:table-row>
      </table:table>
      <text:p text:style-name="P14"/>
      <text:p text:style-name="P14"><text:bookmark-ref text:reference-format="text" text:ref-name="__RefHeading__9310_298377631">instrument</text:bookmark-ref></text:p>
      <text:p text:style-name="P170"/>
      <text:h text:style-name="P230" text:outline-level="2"><text:bookmark-start text:name="__RefHeading___Toc18723_18210901921"/>Product type<office:annotation><dc:creator>Øystein Godøy</dc:creator><dc:date>2017-10-17T16:00:03</dc:date><loext:sender-initials>ØG</loext:sender-initials><text:p text:style-name="P279"><text:span text:style-name="T88">Will be much extended by Sentinel-3</text:span></text:p></office:annotation><text:bookmark-end text:name="__RefHeading___Toc18723_18210901921"/></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P186">Short</text:p>
            </table:table-cell>
            <table:table-cell table:style-name="Table52.A1" office:value-type="string">
              <text:p text:style-name="P187">Long</text:p>
            </table:table-cell>
            <table:table-cell table:style-name="Table52.C1" office:value-type="string">
              <text:p text:style-name="P181">Description</text:p>
            </table:table-cell>
          </table:table-row>
        </table:table-header-rows>
        <table:table-row>
          <table:table-cell table:style-name="Table52.A2" office:value-type="string">
            <text:p text:style-name="P146">SLC</text:p>
          </table:table-cell>
          <table:table-cell table:style-name="Table52.A2" office:value-type="string">
            <text:p text:style-name="P146">Single Look Complex</text:p>
          </table:table-cell>
          <table:table-cell table:style-name="Table52.C2" office:value-type="string">
            <text:p text:style-name="P20">Single Look Complex (SLC) products consist of focused SAR data, geo-referenced using orbit and attitude data from the satellite, and provided in slant-range geometry.</text:p>
          </table:table-cell>
        </table:table-row>
        <table:table-row>
          <table:table-cell table:style-name="Table52.A2" office:value-type="string">
            <text:p text:style-name="P146">GRD</text:p>
          </table:table-cell>
          <table:table-cell table:style-name="Table52.A2" office:value-type="string">
            <text:p text:style-name="P146">Ground Range Detected</text:p>
          </table:table-cell>
          <table:table-cell table:style-name="Table52.C2" office:value-type="string">
            <text:p text:style-name="P20">Ground Range Detected (GRD) products consist of focused SAR data that has been detected, multi-looked and projected to ground range using an Earth ellipsoid model such as WGS84.</text:p>
          </table:table-cell>
        </table:table-row>
        <table:table-row>
          <table:table-cell table:style-name="Table52.A2" office:value-type="string">
            <text:p text:style-name="P146">OCN</text:p>
          </table:table-cell>
          <table:table-cell table:style-name="Table52.A2" office:value-type="string">
            <text:p text:style-name="P146">Ocean</text:p>
          </table:table-cell>
          <table:table-cell table:style-name="Table52.C2" office:value-type="string">
            <text:p text:style-name="P20">Ocean (OCN) products for wind, wave and currents applications derived from the SAR data.</text:p>
          </table:table-cell>
        </table:table-row>
        <table:table-row>
          <table:table-cell table:style-name="Table52.A2" office:value-type="string">
            <text:p text:style-name="P144"/>
          </table:table-cell>
          <table:table-cell table:style-name="Table52.A2" office:value-type="string">
            <text:p text:style-name="P144"/>
          </table:table-cell>
          <table:table-cell table:style-name="Table52.C2" office:value-type="string">
            <text:p text:style-name="P20"/>
          </table:table-cell>
        </table:table-row>
      </table:table>
      <text:p text:style-name="P15"/>
      <text:p text:style-name="P15"><text:bookmark-ref text:reference-format="text" text:ref-name="__RefHeading__9310_298377631">instrument</text:bookmark-ref></text:p>
      <text:h text:style-name="P224"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21">Investigator</text:p>
          </table:table-cell>
          <table:table-cell table:style-name="Table33.B1" office:value-type="string">
            <text:p text:style-name="P21">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21">Technical contact</text:p>
          </table:table-cell>
          <table:table-cell table:style-name="Table33.B2" office:value-type="string">
            <text:p text:style-name="P21">The person who is knowledgeable about the technical content of the data (quality, processing methods, units, available software for further processing)</text:p>
          </table:table-cell>
        </table:table-row>
        <table:table-row>
          <table:table-cell table:style-name="Table33.A2" office:value-type="string">
            <text:p text:style-name="P21">Metadata author</text:p>
          </table:table-cell>
          <table:table-cell table:style-name="Table33.B2" office:value-type="string">
            <text:p text:style-name="P21">The main responsible person for the generation of the metadata for this dataset. Other people could have been involved, but this is the main contact with regard to the metadata.</text:p>
          </table:table-cell>
        </table:table-row>
      </table:table>
      <text:p text:style-name="P5"/>
      <text:h text:style-name="P236" text:outline-level="3"><text:bookmark-start text:name="__RefHeading__3165_1426739554"/>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71">MMD Code</text:p>
          </table:table-cell>
          <table:table-cell table:style-name="Table35.B1" office:value-type="string">
            <text:p text:style-name="P171">ISO code</text:p>
          </table:table-cell>
        </table:table-row>
        <table:table-row>
          <table:table-cell table:style-name="Table35.A2" office:value-type="string">
            <text:p text:style-name="P21">Investigator</text:p>
          </table:table-cell>
          <table:table-cell table:style-name="Table35.B2" office:value-type="string">
            <text:p text:style-name="P21">principalInvestigator</text:p>
          </table:table-cell>
        </table:table-row>
        <table:table-row>
          <table:table-cell table:style-name="Table35.A2" office:value-type="string">
            <text:p text:style-name="P21">Technical contact</text:p>
          </table:table-cell>
          <table:table-cell table:style-name="Table35.B2" office:value-type="string">
            <text:p text:style-name="P21">pointOfContact</text:p>
          </table:table-cell>
        </table:table-row>
        <table:table-row>
          <table:table-cell table:style-name="Table35.A2" office:value-type="string">
            <text:p text:style-name="P21">Metadata author</text:p>
          </table:table-cell>
          <table:table-cell table:style-name="Table35.B2" office:value-type="string">
            <text:p text:style-name="P21">author</text:p>
          </table:table-cell>
        </table:table-row>
      </table:table>
      <text:h text:style-name="P211" text:outline-level="2"><text:bookmark-start text:name="__RefHeading__1484_1714681708"/><text:soft-page-break/>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21">farming</text:p>
          </table:table-cell>
          <table:table-cell table:style-name="Table34.B1" office:value-type="string">
            <text:p text:style-name="P21">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21">biota</text:p>
          </table:table-cell>
          <table:table-cell table:style-name="Table34.B2" office:value-type="string">
            <text:p text:style-name="P21">naturally occurring flora and fauna. For example, resources describing wildlife, biological sciences, ecology, wilderness, sea life, wetlands, and habitats.</text:p>
          </table:table-cell>
        </table:table-row>
        <table:table-row>
          <table:table-cell table:style-name="Table34.A2" office:value-type="string">
            <text:p text:style-name="P21">boundaries</text:p>
          </table:table-cell>
          <table:table-cell table:style-name="Table34.B2" office:value-type="string">
            <text:p text:style-name="P21">legal land descriptions.</text:p>
          </table:table-cell>
        </table:table-row>
        <table:table-row>
          <table:table-cell table:style-name="Table34.A2" office:value-type="string">
            <text:p text:style-name="P21">climatologyMeteorologyAtmosphere </text:p>
          </table:table-cell>
          <table:table-cell table:style-name="Table34.B2" office:value-type="string">
            <text:p text:style-name="P21">atmospheric processes and phenomena. For example, resources describing cloud cover, weather, atmospheric conditions, climate change, and precipitation.</text:p>
          </table:table-cell>
        </table:table-row>
        <table:table-row>
          <table:table-cell table:style-name="Table34.A2" office:value-type="string">
            <text:p text:style-name="P21">economy</text:p>
          </table:table-cell>
          <table:table-cell table:style-name="Table34.B2" office:value-type="string">
            <text:p text:style-name="P21">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21">elevation</text:p>
          </table:table-cell>
          <table:table-cell table:style-name="Table34.B2" office:value-type="string">
            <text:p text:style-name="P21">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21">environment</text:p>
          </table:table-cell>
          <table:table-cell table:style-name="Table34.B2" office:value-type="string">
            <text:p text:style-name="P21">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21">geoscientificinformation</text:p>
          </table:table-cell>
          <table:table-cell table:style-name="Table34.B2" office:value-type="string">
            <text:p text:style-name="P21">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21">health</text:p>
          </table:table-cell>
          <table:table-cell table:style-name="Table34.B2" office:value-type="string">
            <text:p text:style-name="P21">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21">imageryBaseMapsEarthCover</text:p>
          </table:table-cell>
          <table:table-cell table:style-name="Table34.B2" office:value-type="string">
            <text:p text:style-name="P21">base maps. For example, resources describing land cover, topographic maps, and classified and unclassified images.</text:p>
          </table:table-cell>
        </table:table-row>
        <table:table-row>
          <table:table-cell table:style-name="Table34.A2" office:value-type="string">
            <text:p text:style-name="P21">intelligenceMilitary</text:p>
          </table:table-cell>
          <table:table-cell table:style-name="Table34.B2" office:value-type="string">
            <text:p text:style-name="P21">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21">inlandWaters</text:p>
          </table:table-cell>
          <table:table-cell table:style-name="Table34.B2" office:value-type="string">
            <text:p text:style-name="P21">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21">location</text:p>
          </table:table-cell>
          <table:table-cell table:style-name="Table34.B2" office:value-type="string">
            <text:p text:style-name="P21">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21">oceans</text:p>
          </table:table-cell>
          <table:table-cell table:style-name="Table34.B2" office:value-type="string">
            <text:p text:style-name="P21">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21">planningCadastre</text:p>
          </table:table-cell>
          <table:table-cell table:style-name="Table34.B2" office:value-type="string">
            <text:p text:style-name="P21">land use. For example, resources describing zoning maps, cadastral surveys, and land ownership.</text:p>
          </table:table-cell>
        </table:table-row>
        <table:table-row>
          <table:table-cell table:style-name="Table34.A2" office:value-type="string">
            <text:p text:style-name="P21">society</text:p>
          </table:table-cell>
          <table:table-cell table:style-name="Table34.B2" office:value-type="string">
            <text:p text:style-name="P21">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ext:soft-page-break/>
        <table:table-row>
          <table:table-cell table:style-name="Table34.A2" office:value-type="string">
            <text:p text:style-name="P21">structure</text:p>
          </table:table-cell>
          <table:table-cell table:style-name="Table34.B2" office:value-type="string">
            <text:p text:style-name="P21">man-made construction. For example, resources describing buildings, museums, churches, factories, housing, monuments, and towers.</text:p>
          </table:table-cell>
        </table:table-row>
        <table:table-row>
          <table:table-cell table:style-name="Table34.A2" office:value-type="string">
            <text:p text:style-name="P21">transportation</text:p>
          </table:table-cell>
          <table:table-cell table:style-name="Table34.B2" office:value-type="string">
            <text:p text:style-name="P21">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P21">utilitiesCommunications</text:p>
          </table:table-cell>
          <table:table-cell table:style-name="Table34.B2" office:value-type="string">
            <text:p text:style-name="P21">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5"/>
      <text:p text:style-name="P5"><text:bookmark-ref text:reference-format="text" text:ref-name="__RefHeading__9292_298377631">iso_topic_category</text:bookmark-ref></text:p>
      <text:h text:style-name="P231" text:outline-level="2"><text:bookmark-start text:name="__RefHeading___Toc37104_316962974"/><text:bookmark-start text:name="__RefNumPara__7810_1856645763"/>Related Information <text:span text:style-name="T77">types</text:span><text:bookmark-end text:name="__RefHeading___Toc37104_316962974"/><text:bookmark-end text:name="__RefNumPara__7810_1856645763"/></text:h>
      <table:table table:name="Table43" table:style-name="Table43">
        <table:table-column table:style-name="Table43.A"/>
        <table:table-column table:style-name="Table43.B"/>
        <table:table-header-rows>
          <table:table-row>
            <table:table-cell table:style-name="Table43.A1" office:value-type="string">
              <text:p text:style-name="P175">Code</text:p>
            </table:table-cell>
            <table:table-cell table:style-name="Table43.B1" office:value-type="string">
              <text:p text:style-name="P175">Description</text:p>
            </table:table-cell>
          </table:table-row>
        </table:table-header-rows>
        <table:table-row>
          <table:table-cell table:style-name="Table43.A2" office:value-type="string">
            <text:p text:style-name="P115">Project home page</text:p>
          </table:table-cell>
          <table:table-cell table:style-name="Table43.B2" office:value-type="string">
            <text:p text:style-name="P116">URI to the project home page generating the data.</text:p>
          </table:table-cell>
        </table:table-row>
        <table:table-row>
          <table:table-cell table:style-name="Table43.A2" office:value-type="string">
            <text:p text:style-name="P115">Users guide</text:p>
          </table:table-cell>
          <table:table-cell table:style-name="Table43.B2" office:value-type="string">
            <text:p text:style-name="P116">URI to a users guide or product manual for the dataset.</text:p>
          </table:table-cell>
        </table:table-row>
        <table:table-row>
          <table:table-cell table:style-name="Table43.A2" office:value-type="string">
            <text:p text:style-name="P115">Dataset landing page</text:p>
          </table:table-cell>
          <table:table-cell table:style-name="Table43.B2" office:value-type="string">
            <text:p text:style-name="P116">A dataset landing page. </text:p>
          </table:table-cell>
        </table:table-row>
        <table:table-row>
          <table:table-cell table:style-name="Table43.A2" office:value-type="string">
            <text:p text:style-name="P115">Extended metadata</text:p>
          </table:table-cell>
          <table:table-cell table:style-name="Table43.B2" office:value-type="string">
            <text:p text:style-name="P116"/>
          </table:table-cell>
        </table:table-row>
        <table:table-row>
          <table:table-cell table:style-name="Table43.A2" office:value-type="string">
            <text:p text:style-name="P112"/>
          </table:table-cell>
          <table:table-cell table:style-name="Table43.B2" office:value-type="string">
            <text:p text:style-name="P114"/>
          </table:table-cell>
        </table:table-row>
        <table:table-row>
          <table:table-cell table:style-name="Table43.A2" office:value-type="string">
            <text:p text:style-name="P112"/>
          </table:table-cell>
          <table:table-cell table:style-name="Table43.B2" office:value-type="string">
            <text:p text:style-name="P114"/>
          </table:table-cell>
        </table:table-row>
      </table:table>
      <text:p text:style-name="P17"/>
      <text:p text:style-name="P17"><text:bookmark-ref text:reference-format="text" text:ref-name="__RefHeading___Toc36658_316962974">related_information</text:bookmark-ref></text:p>
      <text:h text:style-name="P232"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74">Code</text:p>
            </table:table-cell>
            <table:table-cell table:style-name="Table41.B1" office:value-type="string">
              <text:p text:style-name="P174">Description</text:p>
            </table:table-cell>
          </table:table-row>
        </table:table-header-rows>
        <table:table-row>
          <table:table-cell table:style-name="Table41.A2" office:value-type="string">
            <text:p text:style-name="P111">HTTP</text:p>
          </table:table-cell>
          <table:table-cell table:style-name="Table41.B2" office:value-type="string">
            <text:p text:style-name="P117">Direct access to the full data file. <text:span text:style-name="T45">May require authentication, but should point directly to the data file or a catalogue containing the data.</text:span></text:p>
          </table:table-cell>
        </table:table-row>
        <table:table-row>
          <table:table-cell table:style-name="Table41.A2" office:value-type="string">
            <text:p text:style-name="P111">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111">OGC WMS</text:p>
          </table:table-cell>
          <table:table-cell table:style-name="Table41.B2" office:value-type="string">
            <text:p text:style-name="P113">OGC Web Mapping Service, URI to GetCapabilities Document.</text:p>
          </table:table-cell>
        </table:table-row>
        <table:table-row>
          <table:table-cell table:style-name="Table41.A2" office:value-type="string">
            <text:p text:style-name="P111">OGC WFS</text:p>
          </table:table-cell>
          <table:table-cell table:style-name="Table41.B2" office:value-type="string">
            <text:p text:style-name="P113">OGC Web Feature Service, URI to GetCapabilities Document.</text:p>
          </table:table-cell>
        </table:table-row>
        <table:table-row>
          <table:table-cell table:style-name="Table41.A2" office:value-type="string">
            <text:p text:style-name="P111">OGC WCS</text:p>
          </table:table-cell>
          <table:table-cell table:style-name="Table41.B2" office:value-type="string">
            <text:p text:style-name="P113">OGC Web Coverage Service, URI to GetCapabilities Document.</text:p>
          </table:table-cell>
        </table:table-row>
        <table:table-row>
          <table:table-cell table:style-name="Table41.A2" office:value-type="string">
            <text:p text:style-name="P111">FTP </text:p>
          </table:table-cell>
          <table:table-cell table:style-name="Table41.B2" office:value-type="string">
            <text:p text:style-name="P113">File Transfer Protocol. </text:p>
          </table:table-cell>
        </table:table-row>
        <table:table-row>
          <table:table-cell table:style-name="Table41.A2" office:value-type="string">
            <text:p text:style-name="P141">ODATA</text:p>
          </table:table-cell>
          <table:table-cell table:style-name="Table41.B2" office:value-type="string">
            <text:p text:style-name="P141">Open Data Protocol.</text:p>
          </table:table-cell>
        </table:table-row>
      </table:table>
      <text:p text:style-name="P16"/>
      <text:p text:style-name="P16"><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37</text:page-number>/<text:page-count>37</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ETNO Technical Documentation</dc:title>
    <meta:creation-date>2013-03-05T17:10:28</meta:creation-date>
    <dc:language>en-GB</dc:language>
    <meta:editing-cycles>512</meta:editing-cycles>
    <meta:editing-duration>P20DT15H22M39S</meta:editing-duration>
    <meta:initial-creator>Øystein Godøy</meta:initial-creator>
    <dc:date>2019-10-13T00:28:27.308266511</dc:date>
    <dc:creator>Øystein Godøy</dc:creator>
    <meta:document-statistic meta:table-count="50" meta:image-count="0" meta:object-count="0" meta:page-count="37" meta:paragraph-count="1346" meta:word-count="6995" meta:character-count="52777" meta:non-whitespace-character-count="46658"/>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